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fo:background-color="transparent"/>
    </style:style>
    <style:style style:name="P3" style:family="paragraph" style:parent-style-name="Para_20_05">
      <style:paragraph-properties fo:text-align="center" style:justify-single-word="false"/>
    </style:style>
    <style:style style:name="P4" style:family="paragraph" style:parent-style-name="Text_20_body">
      <style:text-properties style:use-window-font-color="true"/>
    </style:style>
    <style:style style:name="P5" style:family="paragraph" style:parent-style-name="Text_20_body">
      <style:text-properties style:use-window-font-color="true" fo:font-weight="bold" style:font-weight-asian="bold" style:font-weight-complex="bold"/>
    </style:style>
    <style:style style:name="P6" style:family="paragraph" style:parent-style-name="Text_20_body">
      <style:paragraph-properties fo:text-align="justify" style:justify-single-word="false"/>
      <style:text-properties style:use-window-font-color="true" fo:font-weight="bold" style:font-weight-asian="bold" style:font-weight-complex="bold"/>
    </style:style>
    <style:style style:name="P7" style:family="paragraph" style:parent-style-name="Text_20_body">
      <style:text-properties style:use-window-font-color="true" fo:font-weight="normal" style:font-weight-asian="normal" style:font-weight-complex="normal"/>
    </style:style>
    <style:style style:name="P8" style:family="paragraph" style:parent-style-name="Text_20_body">
      <style:text-properties style:use-window-font-color="true" fo:font-style="normal" style:font-style-asian="normal" style:font-style-complex="normal"/>
    </style:style>
    <style:style style:name="P9" style:family="paragraph" style:parent-style-name="Text_20_body">
      <style:paragraph-properties fo:text-align="justify" style:justify-single-word="false"/>
      <style:text-properties style:use-window-font-color="true" fo:font-style="normal" style:font-style-asian="normal" style:font-style-complex="normal"/>
    </style:style>
    <style:style style:name="P10" style:family="paragraph" style:parent-style-name="Text_20_body">
      <style:text-properties style:use-window-font-color="true" fo:font-style="normal" fo:font-weight="bold" style:font-style-asian="normal" style:font-weight-asian="bold" style:font-style-complex="normal" style:font-weight-complex="bold"/>
    </style:style>
    <style:style style:name="P11"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style:use-window-font-color="true" fo:background-color="#ffffff"/>
    </style:style>
    <style:style style:name="P13" style:family="paragraph" style:parent-style-name="Text_20_body">
      <style:paragraph-properties fo:text-align="justify" style:justify-single-word="false"/>
      <style:text-properties style:use-window-font-color="true" fo:background-color="#ffffff"/>
    </style:style>
    <style:style style:name="P14" style:family="paragraph" style:parent-style-name="Text_20_body">
      <style:paragraph-properties fo:text-align="justify" style:justify-single-word="false"/>
      <style:text-properties style:use-window-font-color="true"/>
    </style:style>
    <style:style style:name="P15" style:family="paragraph" style:parent-style-name="Text_20_body">
      <style:text-properties style:use-window-font-color="true" fo:language="ru" fo:country="RU"/>
    </style:style>
    <style:style style:name="P16" style:family="paragraph" style:parent-style-name="Text_20_body">
      <style:text-properties style:use-window-font-color="true" fo:language="ru" fo:country="RU" style:text-underline-style="none"/>
    </style:style>
    <style:style style:name="P17" style:family="paragraph" style:parent-style-name="Text_20_body">
      <style:text-properties style:use-window-font-color="true" fo:language="ru" fo:country="RU" style:text-underline-style="none" fo:font-weight="normal" style:font-weight-asian="normal" style:font-weight-complex="normal"/>
    </style:style>
    <style:style style:name="P18"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9" style:family="paragraph" style:parent-style-name="Text_20_body">
      <style:text-properties style:use-window-font-color="true" style:text-underline-style="none"/>
    </style:style>
    <style:style style:name="P20" style:family="paragraph" style:parent-style-name="Text_20_body">
      <style:text-properties style:use-window-font-color="true" style:text-underline-style="none" fo:font-weight="normal" style:font-weight-asian="normal" style:font-weight-complex="normal"/>
    </style:style>
    <style:style style:name="P21" style:family="paragraph" style:parent-style-name="Text_20_body">
      <style:text-properties style:use-window-font-color="true" fo:font-style="italic" fo:font-weight="bold" style:font-style-asian="italic" style:font-weight-asian="bold" style:font-style-complex="italic" style:font-weight-complex="bold"/>
    </style:style>
    <style:style style:name="P22" style:family="paragraph" style:parent-style-name="Text_20_body">
      <style:text-properties style:use-window-font-color="true" fo:font-style="italic" style:font-style-asian="italic" style:font-style-complex="italic"/>
    </style:style>
    <style:style style:name="P23"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4" style:family="paragraph" style:parent-style-name="Text_20_body">
      <style:paragraph-properties fo:hyphenation-ladder-count="no-limit"/>
      <style:text-properties style:use-window-font-color="true" fo:hyphenate="true" fo:hyphenation-remain-char-count="2" fo:hyphenation-push-char-count="4"/>
    </style:style>
    <style:style style:name="P25"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26"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27" style:family="paragraph" style:parent-style-name="Text_20_body">
      <style:text-properties fo:color="#ff3333"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language="ru" fo:country="RU"/>
    </style:style>
    <style:style style:name="P30" style:family="paragraph" style:parent-style-name="Text_20_body">
      <style:text-properties fo:language="ru" fo:country="RU" fo:font-weight="normal" style:font-weight-asian="normal" style:font-weight-complex="normal"/>
    </style:style>
    <style:style style:name="P31" style:family="paragraph" style:parent-style-name="Text_20_body">
      <style:text-properties fo:language="ru" fo:country="RU" fo:font-weight="bold" style:font-weight-asian="bold" style:font-weight-complex="bold"/>
    </style:style>
    <style:style style:name="P32" style:family="paragraph" style:parent-style-name="Text_20_body">
      <style:text-properties fo:language="ru" fo:country="RU" fo:font-style="normal" style:font-style-asian="normal" style:font-style-complex="normal"/>
    </style:style>
    <style:style style:name="P33"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4" style:family="paragraph" style:parent-style-name="Text_20_body">
      <style:text-properties fo:language="ru" fo:country="RU" fo:font-style="normal" fo:font-weight="bold" style:font-style-asian="normal" style:font-weight-asian="bold" style:font-style-complex="normal" style:font-weight-complex="bold"/>
    </style:style>
    <style:style style:name="P3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master-page-name="">
      <style:paragraph-properties style:page-number="auto"/>
      <style:text-properties style:use-window-font-color="true"/>
    </style:style>
    <style:style style:name="P41"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3"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4"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5"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6" style:family="paragraph" style:parent-style-name="Цитата_20_-_20_автор">
      <style:text-properties style:use-window-font-color="true"/>
    </style:style>
    <style:style style:name="P47" style:family="paragraph" style:parent-style-name="Эпиграф_20__2b__20_автор">
      <style:text-properties style:use-window-font-color="true"/>
    </style:style>
    <style:style style:name="P48" style:family="paragraph" style:parent-style-name="Subtitle">
      <style:text-properties style:use-window-font-color="true"/>
    </style:style>
    <style:style style:name="P49" style:family="paragraph" style:parent-style-name="Subtitle">
      <style:text-properties style:use-window-font-color="true" style:text-underline-style="none"/>
    </style:style>
    <style:style style:name="P50" style:family="paragraph" style:parent-style-name="Subtitle">
      <style:text-properties style:use-window-font-color="true" fo:font-style="normal" style:font-style-asian="normal" style:font-style-complex="normal"/>
    </style:style>
    <style:style style:name="P51" style:family="paragraph" style:parent-style-name="Subtitle">
      <style:text-properties fo:language="ru" fo:country="RU" fo:font-style="normal" style:font-style-asian="normal" style:font-style-complex="normal"/>
    </style:style>
    <style:style style:name="P52" style:family="paragraph" style:parent-style-name="Subtitle">
      <style:text-properties fo:language="ru" fo:country="RU" fo:font-weight="bold" style:font-weight-asian="bold" style:font-weight-complex="bold"/>
    </style:style>
    <style:style style:name="P53" style:family="paragraph" style:parent-style-name="Subtitle">
      <style:text-properties fo:font-style="normal" style:font-style-asian="normal" style:font-style-complex="normal"/>
    </style:style>
    <style:style style:name="P54" style:family="paragraph" style:parent-style-name="Subtitle">
      <style:paragraph-properties fo:margin-top="0.706cm" fo:margin-bottom="0.706cm"/>
      <style:text-properties style:use-window-font-color="true"/>
    </style:style>
    <style:style style:name="P55" style:family="paragraph" style:parent-style-name="Subtitle">
      <style:paragraph-properties fo:margin-top="0.706cm" fo:margin-bottom="0.706cm"/>
      <style:text-properties style:use-window-font-color="true" fo:font-weight="normal" style:font-weight-asian="normal" style:font-weight-complex="normal"/>
    </style:style>
    <style:style style:name="P56" style:family="paragraph" style:parent-style-name="Subtitle">
      <style:paragraph-properties fo:margin-top="0.706cm" fo:margin-bottom="0.706cm"/>
      <style:text-properties style:use-window-font-color="true" fo:font-weight="bold" style:font-weight-asian="bold" style:font-weight-complex="bold"/>
    </style:style>
    <style:style style:name="P57" style:family="paragraph" style:parent-style-name="Эпиграф_20_-_20_автор">
      <style:text-properties style:use-window-font-color="true"/>
    </style:style>
    <style:style style:name="P58" style:family="paragraph" style:parent-style-name="Quotations">
      <style:text-properties style:use-window-font-color="true"/>
    </style:style>
    <style:style style:name="P59" style:family="paragraph" style:parent-style-name="Quotations">
      <style:paragraph-properties fo:text-align="justify" style:justify-single-word="false"/>
      <style:text-properties style:use-window-font-color="true"/>
    </style:style>
    <style:style style:name="P60" style:family="paragraph" style:parent-style-name="Quotations">
      <style:paragraph-properties fo:text-align="justify" style:justify-single-word="false"/>
      <style:text-properties style:use-window-font-color="true" fo:background-color="#ffffff"/>
    </style:style>
    <style:style style:name="P61" style:family="paragraph" style:parent-style-name="Quotations">
      <style:paragraph-properties fo:text-align="justify" style:justify-single-word="false"/>
    </style:style>
    <style:style style:name="P62" style:family="paragraph" style:parent-style-name="Quotations">
      <style:paragraph-properties fo:text-align="justify" style:justify-single-word="false"/>
      <style:text-properties fo:color="#ff3333" fo:background-color="#ffffff"/>
    </style:style>
    <style:style style:name="P63" style:family="paragraph" style:parent-style-name="Цитата_20__2b__20_автор">
      <style:text-properties style:use-window-font-color="true"/>
    </style:style>
    <style:style style:name="P64" style:family="paragraph" style:parent-style-name="Цитата_20__2b__20_автор">
      <style:paragraph-properties fo:text-align="justify" style:justify-single-word="false"/>
      <style:text-properties style:use-window-font-color="true"/>
    </style:style>
    <style:style style:name="P65"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6" style:family="paragraph" style:parent-style-name="Text_20_body">
      <style:paragraph-properties fo:margin-left="0cm" fo:margin-right="0cm" fo:text-indent="0cm" style:auto-text-indent="false"/>
      <style:text-properties style:use-window-font-color="true" style:text-underline-style="none"/>
    </style:style>
    <style:style style:name="P67"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8" style:family="paragraph" style:parent-style-name="Caption">
      <style:text-properties fo:font-weight="normal" style:font-weight-asian="normal" style:font-weight-complex="normal"/>
    </style:style>
    <style:style style:name="P69" style:family="paragraph" style:parent-style-name="Standard">
      <style:text-properties style:use-window-font-color="true"/>
    </style:style>
    <style:style style:name="P70" style:family="paragraph" style:parent-style-name="Table_20_Contents">
      <style:paragraph-properties fo:text-align="justify" style:justify-single-word="false"/>
      <style:text-properties style:font-name="Verdana1"/>
    </style:style>
    <style:style style:name="P71"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77" style:family="paragraph" style:parent-style-name="Text_20_body">
      <style:paragraph-properties fo:margin-top="0cm" fo:margin-bottom="0.199cm" fo:text-align="justify" style:justify-single-word="false" style:shadow="none"/>
    </style:style>
    <style:style style:name="P78" style:family="paragraph" style:parent-style-name="Heading_20_3">
      <style:paragraph-properties fo:break-before="page"/>
    </style:style>
    <style:style style:name="P79" style:family="paragraph" style:parent-style-name="Heading_20_1" style:master-page-name="Right_20_Page">
      <style:paragraph-properties style:page-number="3"/>
    </style:style>
    <style:style style:name="P80" style:family="paragraph" style:parent-style-name="Heading_20_1">
      <style:paragraph-properties fo:break-before="page"/>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3" style:family="paragraph" style:parent-style-name="Subtitle" style:list-style-name="диалог"/>
    <style:style style:name="P84" style:family="paragraph" style:parent-style-name="Para_20_05" style:master-page-name="MP0">
      <style:paragraph-properties fo:text-align="center" style:justify-single-word="false" style:page-number="auto" fo:break-before="page"/>
    </style:style>
    <style:style style:name="P85" style:family="paragraph" style:parent-style-name="Heading_20_4">
      <style:text-properties style:use-window-font-color="true"/>
    </style:style>
    <style:style style:name="P86" style:family="paragraph" style:parent-style-name="Heading_20_4">
      <style:text-properties style:text-underline-style="none"/>
    </style:style>
    <style:style style:name="P87" style:family="paragraph" style:parent-style-name="Heading_20_4">
      <style:text-properties fo:font-weight="bold" style:font-weight-asian="bold" style:font-weight-complex="bold"/>
    </style:style>
    <style:style style:name="P88" style:family="paragraph" style:parent-style-name="Heading_20_4">
      <style:text-properties fo:font-style="normal" style:font-style-asian="normal" style:font-style-complex="normal"/>
    </style:style>
    <style:style style:name="P89" style:family="paragraph" style:parent-style-name="Heading_20_4">
      <style:paragraph-properties fo:break-before="page"/>
    </style:style>
    <style:style style:name="P90" style:family="paragraph" style:parent-style-name="Text_20_body">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диалог">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style:style>
    <style:style style:name="P94" style:family="paragraph" style:parent-style-name="Text_20_body" style:list-style-name="List_20_1">
      <style:paragraph-properties fo:text-align="justify" style:justify-single-word="false"/>
      <style:text-properties style:use-window-font-color="true"/>
    </style:style>
    <style:style style:name="P95"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6" style:family="paragraph" style:parent-style-name="Text_20_body" style:list-style-name="диалог">
      <style:text-properties style:use-window-font-color="true"/>
    </style:style>
    <style:style style:name="P97" style:family="paragraph" style:parent-style-name="Text_20_body" style:list-style-name="List_20_1">
      <style:text-properties style:use-window-font-color="true"/>
    </style:style>
    <style:style style:name="P98" style:family="paragraph" style:parent-style-name="Text_20_body" style:list-style-name="список_20_перечисление">
      <style:text-properties style:use-window-font-color="true"/>
    </style:style>
    <style:style style:name="P99" style:family="paragraph" style:parent-style-name="Text_20_body" style:list-style-name="диалог">
      <style:text-properties style:use-window-font-color="true" fo:font-style="normal" style:font-style-asian="normal" style:font-style-complex="normal"/>
    </style:style>
    <style:style style:name="P100"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01"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03" style:family="paragraph" style:parent-style-name="Text_20_body" style:list-style-name="диалог">
      <style:text-properties style:use-window-font-color="true" style:text-underline-style="none"/>
    </style:style>
    <style:style style:name="P104" style:family="paragraph" style:parent-style-name="Text_20_body" style:list-style-name="L3">
      <style:text-properties style:use-window-font-color="true" style:text-underline-style="none"/>
    </style:style>
    <style:style style:name="P105" style:family="paragraph" style:parent-style-name="Text_20_body" style:list-style-name="диалог">
      <style:text-properties style:use-window-font-color="true" style:text-underline-style="none" fo:font-weight="normal" style:font-weight-asian="normal" style:font-weight-complex="normal"/>
    </style:style>
    <style:style style:name="P106" style:family="paragraph" style:parent-style-name="Text_20_body" style:list-style-name="диалог">
      <style:text-properties style:use-window-font-color="true" style:text-underline-style="solid" style:text-underline-width="auto" style:text-underline-color="font-color"/>
    </style:style>
    <style:style style:name="P107" style:family="paragraph" style:parent-style-name="Text_20_body" style:list-style-name="List_20_4">
      <style:text-properties style:use-window-font-color="true"/>
    </style:style>
    <style:style style:name="P108" style:family="paragraph" style:parent-style-name="Text_20_body" style:list-style-name="L3">
      <style:text-properties style:use-window-font-color="true"/>
    </style:style>
    <style:style style:name="P109" style:family="paragraph" style:parent-style-name="Text_20_body" style:list-style-name="L4">
      <style:text-properties style:use-window-font-color="true"/>
    </style:style>
    <style:style style:name="P110"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11" style:family="paragraph" style:parent-style-name="Text_20_body" style:list-style-name="диалог"/>
    <style:style style:name="P112" style:family="paragraph" style:parent-style-name="Text_20_body" style:list-style-name="список_20_перечисление"/>
    <style:style style:name="P113" style:family="paragraph" style:parent-style-name="Text_20_body">
      <style:paragraph-properties fo:text-align="justify" style:justify-single-word="false"/>
    </style:style>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3"/>
    <style:style style:name="P132" style:family="paragraph" style:parent-style-name="Text_20_body" style:list-style-name="List_20_4"/>
    <style:style style:name="P133" style:family="paragraph" style:parent-style-name="Text_20_body" style:list-style-name="List_20_5">
      <style:text-properties fo:font-style="italic" style:font-style-asian="italic" style:font-style-complex="italic"/>
    </style:style>
    <style:style style:name="P134" style:family="paragraph" style:parent-style-name="Text_20_body" style:list-style-name="L3"/>
    <style:style style:name="P135" style:family="paragraph" style:parent-style-name="Text_20_body" style:list-style-name="L4"/>
    <style:style style:name="P136" style:family="paragraph" style:parent-style-name="Text_20_body" style:list-style-name="диалог">
      <style:paragraph-properties fo:margin-left="0cm" fo:margin-right="0cm" fo:text-indent="0cm" style:auto-text-indent="false"/>
      <style:text-properties style:use-window-font-color="true"/>
    </style:style>
    <style:style style:name="P137"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normal" style:font-style-asian="normal" style:font-style-complex="normal"/>
    </style:style>
    <style:style style:name="T33" style:family="text">
      <style:text-properties style:use-window-font-color="true" style:text-line-through-style="none"/>
    </style:style>
    <style:style style:name="T34" style:family="text">
      <style:text-properties style:use-window-font-color="true" style:text-line-through-style="none" style:text-underline-style="none"/>
    </style:style>
    <style:style style:name="T35" style:family="text">
      <style:text-properties style:use-window-font-color="true" fo:font-weight="normal" style:font-weight-asian="normal" style:font-weight-complex="normal"/>
    </style:style>
    <style:style style:name="T36" style:family="text">
      <style:text-properties style:use-window-font-color="true" style:text-underline-style="none"/>
    </style:style>
    <style:style style:name="T37" style:family="text">
      <style:text-properties style:use-window-font-color="true" style:text-underline-style="none" fo:font-weight="bold" style:font-weight-asian="bold" style:font-weight-complex="bold"/>
    </style:style>
    <style:style style:name="T38" style:family="text">
      <style:text-properties style:use-window-font-color="true" fo:background-color="#ffffff"/>
    </style:style>
    <style:style style:name="T39" style:family="text">
      <style:text-properties style:use-window-font-color="true" fo:language="ru" fo:country="RU"/>
    </style:style>
    <style:style style:name="T40" style:family="text">
      <style:text-properties style:use-window-font-color="true" fo:language="ru" fo:country="RU" fo:background-color="#ffffff"/>
    </style:style>
    <style:style style:name="T41" style:family="text">
      <style:text-properties style:use-window-font-color="true" fo:language="ru" fo:country="RU" fo:font-style="normal"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style:text-underline-style="none" fo:font-weight="normal" style:font-weight-asian="normal" style:font-weight-complex="normal"/>
    </style:style>
    <style:style style:name="T44" style:family="text">
      <style:text-properties style:use-window-font-color="true" fo:language="en" fo:country="US"/>
    </style:style>
    <style:style style:name="T45" style:family="text">
      <style:text-properties style:use-window-font-color="true" fo:language="uk" fo:country="UA"/>
    </style:style>
    <style:style style:name="T46" style:family="text">
      <style:text-properties style:use-window-font-color="true" fo:language="uk" fo:country="UA" fo:font-style="normal" style:font-style-asian="normal" style:font-style-complex="normal"/>
    </style:style>
    <style:style style:name="T47" style:family="text">
      <style:text-properties fo:language="en" fo:country="US"/>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fo:font-weight="normal" style:font-style-asian="italic" style:font-weight-asian="normal" style:font-style-complex="italic" style:font-weight-complex="normal"/>
    </style:style>
    <style:style style:name="T50" style:family="text">
      <style:text-properties fo:language="en" fo:country="US" fo:font-style="normal" fo:font-weight="normal" style:font-style-asian="normal" style:font-weight-asian="normal" style:font-style-complex="normal" style:font-weight-complex="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bold" style:font-weight-asian="bold" style:font-weight-complex="bold"/>
    </style:style>
    <style:style style:name="T53"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54"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5"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6"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7" style:family="text">
      <style:text-properties fo:color="#ff3333"/>
    </style:style>
    <style:style style:name="T58" style:family="text">
      <style:text-properties fo:language="uk" fo:country="UA"/>
    </style:style>
    <style:style style:name="T59" style:family="text">
      <style:text-properties fo:language="uk" fo:country="UA" fo:font-style="normal" style:font-style-asian="normal" style:font-style-complex="normal"/>
    </style:style>
    <style:style style:name="T60" style:family="text">
      <style:text-properties fo:language="uk" fo:country="UA" fo:font-style="normal" fo:font-weight="normal" style:font-style-asian="normal" style:font-weight-asian="normal" style:font-style-complex="normal" style:font-weight-complex="normal"/>
    </style:style>
    <style:style style:name="T61" style:family="text">
      <style:text-properties fo:background-color="#ffffff"/>
    </style:style>
    <style:style style:name="T62" style:family="text">
      <style:text-properties fo:background-color="transparent"/>
    </style:style>
    <style:style style:name="T63" style:family="text">
      <style:text-properties style:font-name="Verdana5" fo:font-size="8pt" fo:font-style="italic" style:font-size-asian="8pt" style:font-style-asian="italic" style:font-size-complex="8pt" style:font-style-complex="italic"/>
    </style:style>
    <style:style style:name="T64" style:family="text">
      <style:text-properties style:text-line-through-style="solid" fo:font-style="normal" style:text-underline-style="none" style:font-style-asian="normal" style:font-style-complex="normal"/>
    </style:style>
    <style:style style:name="T65" style:family="text">
      <style:text-properties style:text-line-through-style="none" fo:font-style="normal" style:text-underline-style="none" style:font-style-asian="normal" style:font-style-complex="normal"/>
    </style:style>
    <style:style style:name="T66"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span text:style-name="Default_20_Paragraph_20_Font"><text:span text:style-name="T26">Янина Каминская</text:span></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6"/></text:span></text:p>
      <text:p text:style-name="P3"><text:span text:style-name="Default_20_Paragraph_20_Font"><text:span text:style-name="T27"><text:s/></text:span></text:span></text:p>
      <text:p text:style-name="Caption">Реквием по любви</text:p>
      <text:p text:style-name="P68">или</text:p>
      <text:p text:style-name="P68">мемуары о манипуляторе </text:p>
      <text:h text:style-name="P79" text:outline-level="1"><text:s/><text:bookmark-start text:name="Vviedieniie"/>П<text:bookmark-end text:name="Vviedieniie"/>ролог </text:h>
      <text:p text:style-name="P47">Опыт – дитя мысли, а мысль – дитя действия. Мы не можем изучать людей по книгам.</text:p>
      <text:p text:style-name="P57">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4">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4">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4">Я пыталась поделиться своими переживаниями с близкими, но все говорили, что ссориться нормально, и каждый раз я оставалась наедине со своей проблемой. 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4">Так вот, есть мужик хороший и мужик плохой. Каждый обитает в паре с хорошей бабой и плохой... А есть манипулятор, отдельный вид — паразит. Точнее, зверь-паразит. Как вы понимаете, речь пойдет о нем.</text:p>
      <text:p text:style-name="P14">Эта история сложная и печальная. Моя цель — помочь вам, но я бы не хотела, чтобы вы теряли время зря. Для того, чтобы убедиться, что вам действительно следует читать дальше, взгляните на текст ниже. Узнаете ли вы себя?</text:p>
      <text:list xml:id="list597259412853141487" text:style-name="L1">
        <text:list-item>
          <text:p text:style-name="P91">После разговора с вашим партнером вас переполняют смешанные чувства неопределенности, туманности и непонимания происходящего. Остается неприятный осадок;</text:p>
        </text:list-item>
        <text:list-item>
          <text:p text:style-name="P91">Вы не понимаете, что нужно вашему партнеру. Вам кажется, что вы делаете все, и даже больше, но, как правило, этого недостаточно. У вас складывается ощущение, что вас принимают за ваши заслуги;</text:p>
        </text:list-item>
        <text:list-item>
          <text:p text:style-name="P91"><text:soft-page-break/>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действия вашей пары;</text:p>
        </text:list-item>
        <text:list-item>
          <text:p text:style-name="P91">До этих отношений вы были другим человеком. Теперь ваш стиль, рассуждения, увлечения, окружение — все кардинально изменилось. Вы забыли, кто вы, какими были и не понимаете, как это произошло;</text:p>
        </text:list-item>
        <text:list-item>
          <text:p text:style-name="P91">Ваши чувства, настроение, распорядок дня, отдых и свободное время зависит от вашего партнера. Вы чувствуете, что зависите от него больше, чем он вас;</text:p>
        </text:list-item>
        <text:list-item>
          <text:p text:style-name="P91">Вы часто готовы промолчать и идти на уступки в ущерб своим интересам. Вам приходится делать то, чего вы не хотите, чтобы угодить вашему партнеру; </text:p>
        </text:list-item>
        <text:list-item>
          <text:p text:style-name="P91">В ваших отношениях много противоречий. <text:span text:style-name="T14">Ваш партнер демонстрирует свою привязанность к вам, и, в то же время, незаинтересованность </text:span>вами. Мысли о разрыве приводят вас в ужас.</text:p>
        </text:list-item>
      </text:list>
      <text:p text:style-name="P14">Если вы согласны хотя бы с несколькими из этих утверждений, мне жаль — вы попали в клуб жертв манипулятора.</text:p>
      <text:p text:style-name="P48">* * *</text:p>
      <text:p text:style-name="P14">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4">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Почему его поступки так несправедливы по отношению ко мне? Как он может быть таким гармоничным в своей несправедливости?</text:p>
      <text:p text:style-name="P14">Мне никто не мог ответить, хоть я и стучалась во все двери и просила помощи. Меня не понимали, так как я даже не могла объяснить свои чувства и сформулировать саму проблему! Теперь могу.</text:p>
      <text:p text:style-name="P14">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4">Уверена, что у вас, как и у меня, много близких людей. Они видят, что с вами что-то не так и искренне <text:span text:style-name="T14">пытаются</text:span> вам помочь. Вы часто слышите:</text:p>
      <text:list xml:id="list7274197246496270165" text:style-name="диалог">
        <text:list-item>
          <text:p text:style-name="P92">Ты переживаешь напрасно!</text:p>
        </text:list-item>
      </text:list>
      <text:p text:style-name="P14">Или:</text:p>
      <text:list xml:id="list39352615" text:continue-numbering="true" text:style-name="диалог">
        <text:list-item>
          <text:p text:style-name="P92">Тебе нужно просто успокоиться!</text:p>
        </text:list-item>
      </text:list>
      <text:p text:style-name="P14">Они хотят, чтобы вам стало легче, но они не были на вашем месте и просто не понимают вас, а вам сложно объяснить.</text:p>
      <text:p text:style-name="P14"><text:soft-page-break/>А если ваши отношения уже закончились, то вы, скорее всего, в отчаянии, но слышите:</text:p>
      <text:list xml:id="list39359350" text:continue-numbering="true" text:style-name="диалог">
        <text:list-item>
          <text:p text:style-name="P92">Тебе нужно просто отпустить и забыть.</text:p>
        </text:list-item>
      </text:list>
      <text:p text:style-name="P14">Я много думала об этом. О том, что нужно забыть. Но ведь это будет означать, что урок не усвоен и все было зря. Меня это беспокоило. А что если мне не просто так довелось пережить этот опыт? А что если даже в этих болезненных событиях есть и свои преимущества? Ну, как минимум, я стала лучше разбираться в людях. Я стала сильнее, умнее и бдительнее. Я смогла найти ответы...</text:p>
      <text:p text:style-name="P14">Это воодушевило меня! Я подумала, зачем держать все в себе? Ведь мой опыт может помочь и другим!</text:p>
      <text:p text:style-name="P28"><text:span text:style-name="T25">И вот я уже пишу эту книгу. Книгу </text:span><text:span text:style-name="T39">из воспоминаний и боли, о размышлениях и выводах. Книгу, писать которую очень тяжело. Это настоящее испытание </text:span><text:span text:style-name="T25">на прочность. Но, к счастью, я нашла в себе силы и разложила все по полочкам. Нашла ответы и вот оно — понимание! За долгие 3 года метаний все пазлы, наконец, сложились в одну целую картину. Понимание стало истинной наградой для меня, ведь так и происходит, когда сталкиваешься с </text:span><text:span text:style-name="_30__20_Text"><text:span text:style-name="T25">психопатом</text:span></text:span><text:span text:style-name="T25">.</text:span></text:p>
      <text:p text:style-name="P48">* * *</text:p>
      <text:p text:style-name="P14">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2">от лат. </text:span><text:span text:style-name="T48">de —</text:span><text:span text:style-name="T15"> отсутствие, от фр. </text:span><text:span text:style-name="T48">socialistion —</text:span><text:span text:style-name="T15">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4">В<text:span text:style-name="T61">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2">Сразу хочу сказать (и акцентирую на этом ваше внимание!), что психическое <text:span text:style-name="T2">заболевание</text:span> и психическое <text:span text:style-name="T2">расстройство</text:span> — это два разных по понятия. Болезнь — это <text:span text:style-name="T2">процесс</text:span> возникновения, течения и исхода, в то время, как личностное расстройство — это <text:span text:style-name="T2">особенность</text:span> сам<text:span text:style-name="T2">о</text:span>й структуры личности. Не стоит их путать!</text:p>
      <text:p text:style-name="P13">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3">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3">По сути, разница в поведении психа и психопата лежит в понятии <office:annotation office:name="__Annotation__11825_1188893767"><dc:creator>Яна </dc:creator><dc:date>2018-02-21T14:32:26.56</dc:date><text:p text:style-name="P143"><text:span text:style-name="T66">эмпатия</text:span></text:p><text:p text:style-name="P143"><text:span text:style-name="T66">эмпатии</text:span></text:p><text:p text:style-name="P143"><text:span text:style-name="T66">«эмпатия»</text:span></text:p></office:annotation>«Э<text:span text:style-name="T62">мпатия»</text:span><office:annotation-end office:name="__Annotation__11825_1188893767"/>. </text:p>
      <text:p text:style-name="P28"><text:soft-page-break/><text:span text:style-name="T38">Эмпатия (</text:span><text:span text:style-name="T31">от </text:span><text:a xlink:type="simple" xlink:href="https://ru.wikipedia.org/wiki/Греческий_язык" text:style-name="Internet_20_link" text:visited-style-name="Visited_20_Internet_20_Link"><text:span text:style-name="T53">греч.</text:span></text:a><text:span text:style-name="T54"> </text:span><text:span text:style-name="T53">empatheia</text:span><text:span text:style-name="T55"> </text:span><text:span text:style-name="T31">— страсть, сопереживание, чувство</text:span><text:span text:style-name="T38">) – </text:span><text:span text:style-name="T40">это способность осознанно </text:span><text:span text:style-name="T40">переживать эмоциональное состояние другого человека. Э</text:span><text:span text:style-name="T38">то, так сказать, социальный механизм, который помогает сопереживать.</text:span></text:p>
      <text:p text:style-name="P13">Существует несколько видов эмпатии:</text:p>
      <text:list xml:id="list518330787970700660" text:style-name="список_20_перечисление">
        <text:list-item>
          <text:p text:style-name="P95">эмоциональная эмпатия— основана на механизмах проекции и подражания реакциям другого человека;</text:p>
        </text:list-item>
        <text:list-item>
          <text:p text:style-name="P95">когнитивная эмпатия — сравнение, аналогия;</text:p>
        </text:list-item>
        <text:list-item>
          <text:p text:style-name="P95">предикативная эмпатия — способность предсказывать реакции другого человека.</text:p>
        </text:list-item>
      </text:list>
      <text:p text:style-name="P13">Прародитель понятия <office:annotation office:name="__Annotation__11826_1188893767"><dc:creator>Яна </dc:creator><dc:date>2018-02-21T14:33:04.57</dc:date><text:p text:style-name="P143"><text:span text:style-name="T66">«психоанализ»</text:span></text:p><text:p text:style-name="P143"><text:span text:style-name="T66">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3"/>
      <text:p text:style-name="P60">«Мы учитываем психическое состояние пациента, ставим себя в это состояние и стараемся понять его, сравнивая со своим собственным.»</text:p>
      <text:p text:style-name="P62"/>
      <text:p text:style-name="P13">С точки зрения психологии способность к эмпатии считается нормой.</text:p>
      <text:p text:style-name="P13">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существо хладнокровное. Как вы понимаете, с ним дела обстоят с точностью наоборот.</text:p>
      <text:p text:style-name="P13"><text:soft-page-break/>Для того, чтобы в полной мере понять различие между психом и психопатом, я приведу пару чисто гипотетических примеров:</text:p>
      <text:p text:style-name="P13">Псих: Я совершил этот поступок потому, что Дарт Вейдер так сказал мне!</text:p>
      <text:p text:style-name="P13">Психопат: Я совершил этот поступок потому, что мне нужны были деньги! Что мне было еще делать?!</text:p>
      <text:p text:style-name="P13">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3">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8">* * *</text:p>
      <text:p text:style-name="P14">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2">(от англ. </text:span><text:span text:style-name="T48">abuse – </text:span><text:span text:style-name="T15">злоупотреблять, оскорблять</text:span><text:span text:style-name="T2">)</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text:soft-page-break/>ют шаблонному циклу: <text:span text:style-name="T7">«идеализация — обесценивание — утилизация».</text:span></text:p>
      <text:p text:style-name="P28"><text:span text:style-name="T35">Итак, расстройство</text:span><text:span text:style-name="_31__20_Text"><text:span text:style-name="T35"> личности</text:span></text:span><text:span text:style-name="T35">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4">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9382396" text:continue-numbering="true" text:style-name="список_20_перечисление">
        <text:list-item>
          <text:p text:style-name="P93">Равнодушие. Пассивное отношение к чувствам других. Отсутствие сострадания. Неумение и неспособность оказывать поддержку.</text:p>
        </text:list-item>
        <text:list-item>
          <text:p text:style-name="P93">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3">Отсутствие чувства вины и сожаления. Неспособность анализировать полученный опыт. Отрицание наказания. Отсутствие стыда.</text:p>
        </text:list-item>
        <text:list-item>
          <text:p text:style-name="P93">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3"><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93">Неспособность выдерживать критику. Завышение собственных способностей и значимости. Самолюбие. Нарциссизм.</text:p>
        </text:list-item>
        <text:list-item>
          <text:p text:style-name="P93">Лень. Безынициативность. Однообразность. Отсутствие стремления из-за страха собственной неудачи.</text:p>
        </text:list-item>
        <text:list-item>
          <text:p text:style-name="P93">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8839519570383667840" text:style-name="L2">
        <text:list-header>
          <text:p text:style-name="P114"><text:span text:style-name="Default_20_Paragraph_20_Font"><text:span text:style-name="T29"/></text:span></text:p>
        </text:list-header>
      </text:list>
      <text:p text:style-name="P64">«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4">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4">…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9">* * *</text:span></text:span></text:p>
      <text:p text:style-name="P14">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4">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58</dc:date><text:p><text:span text:style-name="T66">«расстройство личности»</text:span></text:p><text:p><text:span text:style-name="T66">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4"><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4">Это моя история.</text:p>
      <text:p text:style-name="P14">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8">* * *</text:p>
      <text:p text:style-name="P14">Для начала я попробую описать себя.</text:p>
      <text:p text:style-name="P14">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text:soft-page-break/>на характер моего отца, морского офицера, капитана второго ранга. Пусть земля ему будет пухом.</text:p>
      <text:p text:style-name="P14">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4">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4">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4">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4"><text:soft-page-break/>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4">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4">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7">c </text:span><text:span text:style-name="T14">ним общий язык</text:span>. Теперь есть кому обо мне заботиться и любить — я сама. Странно, что «он» был всегда рядом, но я его отталкивала.</text:p>
      <text:p text:style-name="P14">Верю в людей. Раньше это еще было доверие людям, но я и это переросла...</text:p>
      <text:p text:style-name="P14">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4">Я убеждена, что человек всегда, что бы ни случилось, должен оставаться человеком!</text:p>
      <text:p text:style-name="P14"><text:soft-page-break/>Коротко, но далеко не все.</text:p>
      <text:p text:style-name="P48">* * *</text:p>
      <text:p text:style-name="P14">А теперь давайте разберем «портрет» жертвы.</text:p>
      <text:p text:style-name="P14">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4">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4">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4">Жертва доверчива и наивна.</text:p>
      <text:p text:style-name="P14">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48"><text:soft-page-break/>* * *</text:p>
      <text:p text:style-name="P14">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4">Приведу пример психопатии из истории, дабы у скептиков было меньше комментариев вроде:</text:p>
      <text:list xml:id="list39370450" text:continue-list="list39359350" text:style-name="диалог">
        <text:list-item>
          <text:p text:style-name="P92">Еще одна сопливая история сопливой девочки, которая сама во всем виновата. Кто ей лекарь?!</text:p>
        </text:list-item>
      </text:list>
      <text:p text:style-name="P14">Вот отрывок из книги о лагерях смерти А. Чернявской «Психология господства и подчинения: Хрестоматия»:</text:p>
      <text:p text:style-name="P14"/>
      <text:p text:style-name="P59">«...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9">Обычный, не психологический анализ не может удовлетворительно объяснить такое послушание...»</text:p>
      <text:p text:style-name="P61"><text:span text:style-name="Default_20_Paragraph_20_Font"><text:span text:style-name="T29"/></text:span></text:p>
      <text:p text:style-name="P28"><text:span text:style-name="T25">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человеческое досто</text:span><text:soft-page-break/><text:span text:style-name="T25">инство и получить абсолютное повиновение путем «воспитания» рабской силы.</text:span></text:p>
      <text:p text:style-name="P14">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4">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4">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4">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4"/>
      <text:p text:style-name="P64">«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4"><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4">К слову, сидя в суде и слушая обвинительный приговор за преступления против человечества, Эйхман улыбался.</text:p>
      <text:p text:style-name="P14">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4">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вспоминая о его жестокости, меня одолевают совсем другие, противоречивые мысли.</text:p>
      <text:p text:style-name="P48">* * *</text:p>
      <text:p text:style-name="P14">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4">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text:soft-page-break/>если сразу попросить его выполнить важную и сложную работу.</text:p>
      <text:p text:style-name="P14">Позже эта техника получила название «Нога в дверях» и до сих пор используется в бизнесе.</text:p>
      <text:p text:style-name="P14">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4">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4">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4">Попробую привести пример.</text:p>
      <text:p text:style-name="P28"><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4"><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4">Объяснение этому лежит в теории когнитивной психологии. Когниция (<text:span text:style-name="T2">от лат.</text:span> <text:span text:style-name="T2">cognitio</text:span> — познание, <text:span text:style-name="T2">cogitatio</text:span> — мышление) — это процесс, с помощью которого наше сознание <text:span text:style-name="T2">получает, обрабатывает и хранит</text:span> всю поступающую нами информацию, и трансформирует все эти данные в наше поведение.</text:p>
      <text:p text:style-name="P14">Существует два типа когнитивной структуры, каждый из которых описывает состояние человека:</text:p>
      <text:list xml:id="list39378482" text:continue-list="list39382396" text:style-name="список_20_перечисление">
        <text:list-item>
          <text:p text:style-name="P93">когнитивный консонанс — согласованность знаний и поведения;</text:p>
        </text:list-item>
        <text:list-item>
          <text:p text:style-name="P93">когнитивный диссонанс — противоречивость знаний и поведения.</text:p>
        </text:list-item>
      </text:list>
      <text:p text:style-name="P14">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4">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4"><text:soft-page-break/>Итак, подошло время заканчивать это затянувшееся вступление и переходить к делу. Поехали.</text:p>
      <text:p text:style-name="P14">Давным давно жили были...</text:p>
      <text:h text:style-name="P80" text:outline-level="1"><text:s/>Часть 1. <text:line-break/>Воспоминания</text:h>
      <text:p text:style-name="P65"/>
      <text:h text:style-name="P81" text:outline-level="2"><text:s/><text:bookmark-start text:name="Glava_1__Eto_ieshchie_nie_koniets"/>Глава 1. <text:line-break/>Это еще не конец</text:h>
      <text:p text:style-name="P14"><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4">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4">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4">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4">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попрощалась с новым знакомым.</text:p>
      <text:p text:style-name="P14">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4">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4">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4">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4">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4">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4">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4">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4">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4">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4">Оно здесь, со мной, внутри меня, никуда не уходит и дарит спокойствие. Это было волшебно.</text:p>
      <text:p text:style-name="P14">Так я влюбилась.</text:p>
      <text:h text:style-name="P81"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4">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4">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4">Так я и жила. Веселилась никому не в ущерб. И была счастлива.</text:p>
      <text:list xml:id="list39383489" text:continue-list="list39370450" text:style-name="диалог">
        <text:list-item>
          <text:p text:style-name="P92">У меня д<text:span text:style-name="T2">е</text:span>пресс!!!! Помоги! — пишу однажды мартовским днем другу, тому самому — общему.</text:p>
        </text:list-item>
        <text:list-item>
          <text:p text:style-name="P92">Да. Я тут. Излагай. Жалуйся.</text:p>
        </text:list-item>
        <text:list-item>
          <text:p text:style-name="P92"><text:soft-page-break/>Не жалей — подбодри, ты умеешь.</text:p>
        </text:list-item>
        <text:list-item>
          <text:p text:style-name="P92">Хорошо сделаю. Только в каком, собственно, воп­росе?</text:p>
        </text:list-item>
        <text:list-item>
          <text:p text:style-name="P92">Весна. Я выходная. Сижу дома. Одна и ничего не делаю...</text:p>
        </text:list-item>
        <text:list-item>
          <text:p text:style-name="P92">А не хочешь N. вызвонить? Он парень шабутной и весёлый...</text:p>
        </text:list-item>
        <text:list-item>
          <text:p text:style-name="P92">Хочу...</text:p>
        </text:list-item>
        <text:list-item>
          <text:p text:style-name="P92">Ну я его-таки набрал и дозвонился. Он с удовольствием с тобой затусить рад бы. Набери его. Договоритесь...</text:p>
        </text:list-item>
      </text:list>
      <text:p text:style-name="P14">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4">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362314" text:continue-numbering="true" text:style-name="диалог">
        <text:list-item>
          <text:p text:style-name="P92">Будешь много думать — сойдешь с ума...</text:p>
        </text:list-item>
      </text:list>
      <text:p text:style-name="P14">Но я постоянно думала. И сходила с ума. Блин, как она была права!</text:p>
      <text:p text:style-name="P14">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4">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4">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4">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4">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text:soft-page-break/>питала к нему глубокое дружеское чувство и уважение. Я оказалась легкой добычей.</text:p>
      <text:p text:style-name="P48">* * *</text:p>
      <text:p text:style-name="P14">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4">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4">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4">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4">Таким образом он выделяет вас из «толпы» и делает это так, чтоб вы заметили. У вас создается впечатление, что он <text:soft-page-break/>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4">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4">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4">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4">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4"><text:soft-page-break/>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4">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4">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4">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4">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4">Не удивляйтесь, если на первых порах ваш идол захочет с вами расстаться со словами, наподобие: «Так будет луч<text:soft-page-break/>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4">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4">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4">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4">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4">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8"><text:soft-page-break/>* * *</text:p>
      <text:p text:style-name="P14">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9381135" text:continue-numbering="true" text:style-name="диалог">
        <text:list-item>
          <text:p text:style-name="P92">А почему бы тебе с ним не попробовать? Хороший парень...</text:p>
        </text:list-item>
      </text:list>
      <text:p text:style-name="P14">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9369816" text:continue-numbering="true" text:style-name="диалог">
        <text:list-item>
          <text:p text:style-name="P92">Любви не существует — повторяла я, — есть отношения, которые всегда заканчиваются.</text:p>
        </text:list-item>
      </text:list>
      <text:p text:style-name="P14">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4">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4">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4"><text:soft-page-break/>Я думала: «Как так? Такой парень — просто сказка! За что же его пилить-то?!»</text:p>
      <text:p text:style-name="P14">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4">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4">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4">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4">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8"><text:span text:style-name="_30__20_Text"><text:span text:style-name="T32">Это еще один пунктик, на который нужно обратить особое внимание: е</text:span></text:span><text:span text:style-name="T32">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2"> Я еще вернусь к этой теме. Обязательно запомните этот момент.</text:span></text:span></text:p>
      <text:p text:style-name="P14"><text:soft-page-break/>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4">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4">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4">Это уже была осень. Я не просто так уточняю временные промежутки. Это важно. Итак, они расстались.</text:p>
      <text:p text:style-name="P48">* * *</text:p>
      <text:p text:style-name="P14">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39355058" text:continue-numbering="true" text:style-name="диалог">
        <text:list-item>
          <text:p text:style-name="P92">Если я приеду, то буду приставать...</text:p>
        </text:list-item>
        <text:list-item>
          <text:p text:style-name="P92">Приезжай. — ответила я.</text:p>
        </text:list-item>
      </text:list>
      <text:p text:style-name="P14">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text:soft-page-break/>чтоб я его отвергла. Он знал, что мне, как девушке, будет приятно его внимание.</text:p>
      <text:p text:style-name="P14">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8"><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не придет </text:span><text:span text:style-name="T25">ему ответить что-то вроде: «А, да? Ну тогда не приезжай!»</text:span></text:p>
      <text:p text:style-name="P28"><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text:span><text:span text:style-name="T25">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4">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4">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4"><text:soft-page-break/>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4">— Хорошо, что между нами ничего не было...</text:p>
      <text:p text:style-name="P28"><text:span text:style-name="T32">Оказалось, что он сошелся со своей девушкой. Да, е</text:span><text:span text:style-name="_30__20_Text"><text:span text:style-name="T32">го отношения на тот момент еще были</text:span></text:span><text:span text:style-name="T32">. Бесповоротно заканчивались, но еще были. И он уехал. На полгода.</text:span></text:p>
      <text:h text:style-name="P81" text:outline-level="2"><text:s/><text:bookmark-start text:name="Glava_3__Ostaniesh_sia_"/>Глава 3. <text:line-break/>Останешься?<text:bookmark-end text:name="Glava_3__Ostaniesh_sia_"/></text:h>
      <text:p text:style-name="P14">Поздним весенним вечером зазвонил телефон. Новое сообщение:</text:p>
      <text:list xml:id="list39367298" text:continue-numbering="true" text:style-name="диалог">
        <text:list-item>
          <text:p text:style-name="P92">Брожу по ночному городу. Думаю о тебе, вспоминаю...</text:p>
        </text:list-item>
        <text:list-item>
          <text:p text:style-name="P92">Привет. — отвечаю я — Как жизнь?</text:p>
        </text:list-item>
        <text:list-item>
          <text:p text:style-name="P92">Мы на маёвку собираемся. Приезжай.</text:p>
        </text:list-item>
        <text:list-item>
          <text:p text:style-name="P92">Время? Место?</text:p>
        </text:list-item>
      </text:list>
      <text:p text:style-name="P14">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39355056" text:continue-numbering="true" text:style-name="диалог">
        <text:list-item>
          <text:p text:style-name="P92">Я увидел ее с цветком и сказал себе: «Все, чувак, ты попал. Сопротивляться больше нет смысла!..»</text:p>
        </text:list-item>
      </text:list>
      <text:p text:style-name="P14">Как романтично!</text:p>
      <text:p text:style-name="P14">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4">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4">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4">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двоих не хочет, чтоб я уезжала.</text:p>
      <text:p text:style-name="P14">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39353033" text:continue-numbering="true" text:style-name="диалог">
        <text:list-item>
          <text:p text:style-name="P92">Останешься?</text:p>
        </text:list-item>
        <text:list-item>
          <text:p text:style-name="P92">Останусь. — ответила я.</text:p>
        </text:list-item>
      </text:list>
      <text:p text:style-name="P14">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8"><text:soft-page-break/><text:span text:style-name="T25">Он спросил меня, останусь ли я... Он просто поинтересовался. Своим «останусь» — я </text:span><text:span text:style-name="_30__20_Text"><text:span text:style-name="T25">опять приняла </text:span></text:span><text:span text:style-name="_30__20_Text"><text:span text:style-name="T32">решение. О</text:span></text:span><text:span text:style-name="T32">н</text:span><text:span text:style-name="T25"> снова, по сути, ничего не предпринял.</text:span></text:p>
      <text:p text:style-name="P14">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4">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4">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ет прямо и открыто — он интересовался, создавал иллюзию как раз в тот момент, когда точно знал, что это сработает!</text:p>
      <text:p text:style-name="P28"><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28"><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0">подходящий</text:span><text:span text:style-name="T25"> экземпляр.</text:span></text:p>
      <text:p text:style-name="P14">Меня никто не звал — я сама. То, что он мне задал вопрос именно в такой формулировке свидетельствует о том, что он просто «умыл руки».</text:p>
      <text:p text:style-name="P14"><text:soft-page-break/>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4">И да, оргазма не было.</text:p>
      <text:h text:style-name="P81" text:outline-level="2"><text:s/><text:bookmark-start text:name="Glava_4__Zachiem_platit__bol_shie_"/>Глава 4. <text:line-break/>Зачем платить больше?<text:bookmark-end text:name="Glava_4__Zachiem_platit__bol_shie_"/></text:h>
      <text:p text:style-name="P14">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47">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28"><text:span text:style-name="T25">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5"><text:note text:id="ftn4" text:note-class="footnote"><text:note-citation text:label="**">**</text:note-citation><text:note-body><text:p text:style-name="Footnote"><text:span text:style-name="T8">«Про люб</text:span><text:span text:style-name="T52">off/on</text:span><text:span text:style-name="T8">»</text:span>, О. Робски, описывающая мир глазами влюбленной женщины и глазами циничного мужчины.</text:p></text:note-body></text:note></text:span><text:span text:style-name="T25">». Мне его не хватало. Я хотела его больше. Но уже сейчас я очень сомневаюсь, что это было взаимно.</text:span></text:p>
      <text:p text:style-name="P28"><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2"> же</text:span></text:span><text:span text:style-name="T25"> купил по пути ко мне, но всегда угощался. Мама как-то спросила меня:</text:span></text:p>
      <text:list xml:id="list39354964" text:continue-numbering="true" text:style-name="диалог">
        <text:list-item>
          <text:p text:style-name="P92">А что он тебе покупает? Цветы? Конфетки?</text:p>
        </text:list-item>
        <text:list-item>
          <text:p text:style-name="P92">Ничего, — ответила я.</text:p>
        </text:list-item>
        <text:list-item>
          <text:p text:style-name="P92"><text:soft-page-break/>Как? Что, приходит с пустыми руками?!</text:p>
        </text:list-item>
        <text:list-item>
          <text:p text:style-name="P92">Мам, ну мы же взрослые люди, все всё понимают. К чему эта показуха?!...</text:p>
        </text:list-item>
      </text:list>
      <text:p text:style-name="P14">Мама очень удивилась, ведь в ее молодости кавалер всегда приходил на свидание, как минимум, с цветами и конфетами.</text:p>
      <text:p text:style-name="Subtitle">* * *</text:p>
      <text:p text:style-name="P14">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4">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4">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4">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4">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4">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4">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7">Domestos'</text:span><text:span text:style-name="T14">а</text:span><text:span text:style-name="T47">.</text:span></text:p>
      <text:p text:style-name="P14">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2">(от нем. </text:span><text:span text:style-name="T48">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4">В общем, вся эта картина –<text:span text:style-name="T47">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8">* * *</text:p>
      <text:p text:style-name="P14">Первое время все было хорошо. Обнимая меня он часто говорил:</text:p>
      <text:list xml:id="list39378739" text:continue-numbering="true" text:style-name="диалог">
        <text:list-item>
          <text:p text:style-name="P92">Блин, Каминская, я не могу поверить, что это ты!</text:p>
        </text:list-item>
      </text:list>
      <text:p text:style-name="P14">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4">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4">Я продолжала <text:span text:style-name="T2">принимать решения</text:span> и строила отношения, не подозревая, какая будет «благодарность».</text:p>
      <text:p text:style-name="P14">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4"><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4">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4">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ись на мои плечи.</text:p>
      <text:h text:style-name="P81" text:outline-level="2"><text:s/><text:bookmark-start text:name="Glava_5__Introviert"/>Глава 5. <text:line-break/>Интроверт<text:bookmark-end text:name="Glava_5__Introviert"/></text:h>
      <text:p text:style-name="P47">Но одна лишь склонность к интроверсии не сделает из вас мыслителя.</text:p>
      <text:p text:style-name="P57">Автор неизвестен</text:p>
      <text:p text:style-name="P14">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4">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380333" text:continue-numbering="true" text:style-name="диалог">
        <text:list-item>
          <text:p text:style-name="P92">Мы же живем вместе, что тебе еще надо?!</text:p>
        </text:list-item>
      </text:list>
      <text:p text:style-name="P14"><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4">Он ищет объяснение, почему, например, его иногда бесят окружающие люди, и находит его в дешевых статьях о <text:span text:style-name="T2">полюсах личности</text:span>. Он узнает себя в описании понятия «интроверт», и этот ответ его удовлетворяет.</text:p>
      <text:p text:style-name="P14">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4">На свой вопрос «почему?» он искал ответы не в той области.</text:p>
      <text:p text:style-name="P14">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4">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4">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4">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9376565" text:continue-numbering="true" text:style-name="диалог">
        <text:list-item>
          <text:p text:style-name="P92">Ты же знаешь — я интроверт. Давай потом.</text:p>
        </text:list-item>
      </text:list>
      <text:p text:style-name="P48">* * *</text:p>
      <text:p text:style-name="P14">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4">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4">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4"><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2">склонностью</text:span> к интроверсии или экстраверсии.</text:p>
      <text:p text:style-name="P14">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4">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4">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8">* * *</text:p>
      <text:p text:style-name="P14">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4">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4">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8"><text:span text:style-name="T25">На мой вопрос: «Как это понимать?», он ответил, что это ничего не значит, и, как и всегда, замял эту тему. Я</text:span><text:span text:style-name="_30__20_Text"><text:span text:style-name="T32"> даже не поняла, как он так ловко ушел от объяснений</text:span></text:span><text:span text:style-name="T32">!</text:span></text:p>
      <text:p text:style-name="P9">Интересно, это можно считать изменой?</text:p>
      <text:p text:style-name="P14">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4">К слову, в последствии, я еще пару раз ловила его за этим увлекательным делом...</text:p>
      <text:p text:style-name="P28"><text:span text:style-name="T25">Так или иначе, его отношение и поведение тогда говорило мне о том, что </text:span><text:span text:style-name="_30__20_Text"><text:span text:style-name="T25">со мной что-то не так.</text:span></text:span><text:span text:style-name="T25">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4">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8"><text:span text:style-name="T25">Замешательство! Еще вчера все было хорошо, но уже сегодня что-то не так. Что не так? Что-то во мне? Ну да, </text:span><text:soft-page-break/><text:span text:style-name="T25">раз </text:span><text:span text:style-name="_30__20_Text"><text:span text:style-name="T32">он</text:span></text:span><text:span text:style-name="T25"> отстранился. А что во мне не так? Я не подхожу ему в постели? Может я что-то сказала глупое, или обидела </text:span><text:span text:style-name="T25">чем? А может ему понравилась другая девочка? Или он понял, что не готов к серьезным отношениям?..</text:span></text:p>
      <text:p text:style-name="P28"><text:span text:style-name="T25">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5">, надо стараться стать лучше!</text:span></text:span></text:p>
      <text:p text:style-name="P14">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39364532" text:continue-numbering="true" text:style-name="диалог">
        <text:list-item>
          <text:p text:style-name="P92">У меня создается впечатление, будто тебе кроме секса и обнимашек больше ничего не нужно!</text:p>
        </text:list-item>
      </text:list>
      <text:p text:style-name="P14">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2">этом </text:span><text:span text:style-name="T5">плане.</text:span></text:p>
      <text:p text:style-name="P28"><text:span text:style-name="T25">Конечно, меня это обижало, но </text:span><text:span text:style-name="T30">старалась</text:span><text:span text:style-name="T25">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2"> </text:span><text:span text:style-name="_30__20_Text"><text:span text:style-name="T32">мне ничего не нужно — я</text:span></text:span><text:span text:style-name="T25"> же молчу!</text:span></text:p>
      <text:p text:style-name="P14">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8"><text:soft-page-break/><text:span text:style-name="T25">Получается, что кто-то </text:span><text:span text:style-name="_30__20_Text"><text:span text:style-name="T25">одна</text:span></text:span><text:span text:style-name="T25">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8">* * *</text:p>
      <text:p text:style-name="P14">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14">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4">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4">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4">Защитник, воин и — самец! Удовлетворяя свою женщину, мужчина чувствует свою силу, свое мужское начало, что удовлетворяет и его самого.</text:p>
      <text:p text:style-name="P14">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2">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4">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4">Так мы и жили. Я хотела его потому, что любила и мне его было слишком мало. А он хотел побыть один, потому что:</text:p>
      <text:list xml:id="list39351349" text:continue-numbering="true" text:style-name="диалог">
        <text:list-item>
          <text:p text:style-name="P92">Мы же живем вместе, что тебе еще надо?!</text:p>
        </text:list-item>
      </text:list>
      <text:p text:style-name="P14">Или:</text:p>
      <text:list xml:id="list39356028" text:continue-numbering="true" text:style-name="диалог">
        <text:list-item>
          <text:p text:style-name="P92">Ты же знаешь - я интроверт.</text:p>
        </text:list-item>
      </text:list>
      <text:p text:style-name="P14">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4"><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8">* * *</text:p>
      <text:p text:style-name="P14">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4">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4">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14">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4">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48">* * *</text:p>
      <text:p text:style-name="P14">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4">А ведь я все еще не понимала, что происходит!</text:p>
      <text:p text:style-name="P14">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8"><text:span text:style-name="T25">Я погрузилась в долгие раздумья на тему</text:span><text:span text:style-name="T32"> «Ч</text:span><text:span text:style-name="_30__20_Text"><text:span text:style-name="T32">то со мной не так?»</text:span></text:span><text:span text:style-name="T32">.</text:span><text:span text:style-name="T25"> Что-то выпало из моего внимания и я не понимала, что именно.</text:span></text:p>
      <text:p text:style-name="P14">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4"><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4">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4">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4">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4">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4">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8">* * *</text:p>
      <text:p text:style-name="P14">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8"><text:span text:style-name="T25">Это нормально. Но! 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28"><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4">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4">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4">Психология говорит, что манера широко шагать свойственна экстравертам.</text:p>
      <text:p text:style-name="P14">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4">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4">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8"><text:span text:style-name="T25">Мои просьбы стали восприниматься в «штыки». Уже тогда он мог пообещать мне что-то сделать, но</text:span><text:span text:style-name="T32"> </text:span><text:span text:style-name="_30__20_Text"><text:span text:style-name="T32">не сдерживал свое слово в самый последний момент</text:span></text:span><text:span text:style-name="T32">.</text:span><text:span text:style-name="T25"> Это порождало во мне ощущение, что меня обманули и вызывало чувство обиды, хоть он и красноречиво описывал причины.</text:span></text:p>
      <text:p text:style-name="P28"><text:span text:style-name="T25">Я жду его дома, потому что он заставляет меня его ждать своими обещаниями, но к назначенному времени оказыва</text:span><text:soft-page-break/><text:span text:style-name="T25">ется, что появилось «срочное дело», как раз в тот момент, когда его обещание должно быть выполнено! Это не единичный слу</text:span><text:span text:style-name="T25">чай. Так было практически каждый раз, когда у</text:span><text:span text:style-name="T32"> </text:span><text:span text:style-name="_30__20_Text"><text:span text:style-name="T32">нас</text:span></text:span><text:span text:style-name="T32"> </text:span><text:span text:style-name="T25">были договоренности.</text:span></text:p>
      <text:p text:style-name="P14">О изменениях в планах он всегда говорил с сожалением, <text:span text:style-name="T5">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4">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4">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8">* * *</text:p>
      <text:p text:style-name="P14">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14">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8"><text:soft-page-break/><text:span text:style-name="T25">Мы выбираем жанры, характер развлечений и </text:span><text:span text:style-name="_30__20_Text"><text:span text:style-name="T25">людей</text:span></text:span><text:span text:style-name="T25">, сущность которых нам, так или иначе, близка и подходит по ряду качеств. Руководствуясь своим отношением к этим </text:span><text:span text:style-name="T25">качествам, мы, соответственно, выбираем людей, суждения которых похожи на наши.</text:span></text:p>
      <text:p text:style-name="P14">Мы выбираем сами, как нам реагировать, и эта реакция основывается как раз на ряде убеждений и принципов, которые и формируют наши характеры.</text:p>
      <text:p text:style-name="P14">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8"><text:span text:style-name="T25">И вот тут стоит на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span text:style-name="T25">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4">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4">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4">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4">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4">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4">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4">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4">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4">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4">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4">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4">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4">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4">В ходе разговора я получала свое «заслуженное»:</text:p>
      <text:list xml:id="list39355842" text:continue-numbering="true" text:style-name="диалог">
        <text:list-item>
          <text:p text:style-name="P92">Что ты выдумываешь?</text:p>
        </text:list-item>
      </text:list>
      <text:p text:style-name="P14"><text:soft-page-break/>Или:</text:p>
      <text:list xml:id="list39374182" text:continue-numbering="true" text:style-name="диалог">
        <text:list-item>
          <text:p text:style-name="P92">Ты поражаешь меня своей иррациональностью!</text:p>
        </text:list-item>
      </text:list>
      <text:p text:style-name="P14">И я шла в угол зализывать свои ранки и думать, как сделать так, чтоб теперь за эту иррациональность простили.</text:p>
      <text:p text:style-name="P14">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4">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4">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4">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8"><text:soft-page-break/>* * *</text:p>
      <text:p text:style-name="P14">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4">Проведем параллель.</text:p>
      <text:p text:style-name="P6">Немногословность.</text:p>
      <text:p text:style-name="P14">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6">Пунктуальность.</text:p>
      <text:p text:style-name="P14">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6">Педантичность.</text:p>
      <text:p text:style-name="P14">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4">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4">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4">К тому же педантизм подразумевает склонность к планированию. Так что, нет — педантизм ему не свойственен.</text:p>
      <text:p text:style-name="P6">Независимость в суждениях.</text:p>
      <text:p text:style-name="P14">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4">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6">Сила воли.</text:p>
      <text:p text:style-name="P14"><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4">Цель: стать качком.</text:p>
      <text:p text:style-name="P14">Действия: покупка абонемента и дорогой брендовой спортивной сумки (стоимостью, как годовой абонемент).</text:p>
      <text:p text:style-name="P14">Достижение: спортивная сумка превратилась в дорожную, годовой абонемент использовался лишь в течении месяца.</text:p>
      <text:p text:style-name="P14">Цель: стать водителем байка.</text:p>
      <text:p text:style-name="P14">Действия: ходил на курсы по вождению.</text:p>
      <text:p text:style-name="P14">Достижение: курсы не закончил.</text:p>
      <text:p text:style-name="P14">Этот список можно продолжить, но зачем, когда итак все ясно?</text:p>
      <text:p text:style-name="P6">Самоанализ.</text:p>
      <text:p text:style-name="P14">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4">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8"><text:soft-page-break/>* * *</text:p>
      <text:p text:style-name="P14">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4">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4">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4">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4">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4"><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4"/>
      <text:p text:style-name="P59">«Большинство людей не видят ловушки, в которой находятся.»</text:p>
      <text:p text:style-name="P46">Роберт Кийосаки</text:p>
      <text:p text:style-name="P46"/>
      <text:p text:style-name="P14">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9366435" text:continue-numbering="true" text:style-name="диалог">
        <text:list-item>
          <text:p text:style-name="P92">Не мешай мне жить, женщина! — якобы в шутку, часто говорил он.</text:p>
        </text:list-item>
      </text:list>
      <text:p text:style-name="P14">Как мы знаем, в каждой шутке есть доля шутки, а остальное — правда.</text:p>
      <text:p text:style-name="P48">* * *</text:p>
      <text:p text:style-name="P4">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4">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4">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4">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9355692" text:continue-numbering="true" text:style-name="диалог">
        <text:list-item>
          <text:p text:style-name="P92">Погуляй без меня. — говорил он.</text:p>
        </text:list-item>
      </text:list>
      <text:p text:style-name="P14">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8">* * *</text:p>
      <text:p text:style-name="P14">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4"><text:soft-page-break/>Он подкармливал меня надеждой и обещаниями, введя в еще большую зависимость — <text:span text:style-name="T2">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4">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4">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4">И что мы видим? Снова противоречие: «Почему ты не можешь провести время без меня!?» / «Как ты могла оставить меня одного!?»</text:p>
      <text:p text:style-name="P14">Но, на самом, деле ему нужно было:</text:p>
      <text:list xml:id="list39379418" text:continue-list="list39378482" text:style-name="список_20_перечисление">
        <text:list-item>
          <text:p text:style-name="P93">оградить меня от какого-либо общения, дабы лишить меня любой попытки получить поддержку со стороны;</text:p>
        </text:list-item>
        <text:list-item>
          <text:p text:style-name="P93">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3">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8"><text:soft-page-break/>* * *</text:p>
      <text:p text:style-name="P14">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4">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4">Вы также можете предположить, что он меня не любил, и будете правы — он лишен этой способности. Ее хорошо компенсирует другая — <text:span text:style-name="T2">изображение</text:span> великого чувства. И, поверьте мне, изображал он так, что я бы и сейчас, наверное, поверила.</text:p>
      <text:p text:style-name="P14">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4">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7"> </text:span>Так что нет. Я склонна полагать, что я была ему нужна.</text:p>
      <text:p text:style-name="P14"><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4">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4">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2">это ненормально</text:span>, он устраивал демонстрацию своей большой любви ко мне (сбрасывал до заводских настроек), и я его прощала.</text:p>
      <text:p text:style-name="P14">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4">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4">Такие прекрасные здоровые отношения!</text:p>
      <text:h text:style-name="P81" text:outline-level="2"><text:s/><text:bookmark-start text:name="Glava_6__Straziki"/>Глава 6. <text:line-break/>Стразики<text:bookmark-end text:name="Glava_6__Straziki"/></text:h>
      <text:p text:style-name="P14">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4">Меня начали менять. Менять под себя.</text:p>
      <text:p text:style-name="P14">Не нравится? А никто не спрашивает! Вещь на то и вещь, чтоб ею пользовались и настраивали под себя. А ведь он любит копаться в настройках.</text:p>
      <text:p text:style-name="P14">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4"><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4">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4">«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4">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4"><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4">Таким образом он обеспечил себе мою зависимость от его мнения, и, как следствие, подготовил почву для новых манипуляций.</text:p>
      <text:p text:style-name="P14">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4">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4">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4">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8"><text:soft-page-break/>* * *</text:p>
      <text:p text:style-name="P14">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4">Вот и я <text:span text:style-name="T2">была</text:span> такой же, как и всегда, <text:span text:style-name="T2">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353909" text:continue-list="list39355692" text:style-name="диалог">
        <text:list-item>
          <text:p text:style-name="P92">О боже! Что это?!</text:p>
        </text:list-item>
      </text:list>
      <text:p text:style-name="P14">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39380463" text:continue-numbering="true" text:style-name="диалог">
        <text:list-item>
          <text:p text:style-name="P92">Уже лучше.</text:p>
        </text:list-item>
        <text:list-item>
          <text:p text:style-name="P92">Ну это уже куда не шло!..</text:p>
        </text:list-item>
      </text:list>
      <text:p text:style-name="P14">Или:</text:p>
      <text:list xml:id="list39369899" text:continue-numbering="true" text:style-name="диалог">
        <text:list-item>
          <text:p text:style-name="P92">Нормально.</text:p>
        </text:list-item>
      </text:list>
      <text:p text:style-name="P14">Соответственно, я чувствовала себя неуютно на протяжении всего вечера и не могла в полной мере расслабиться.</text:p>
      <text:p text:style-name="P14"><text:soft-page-break/>Помните, я выше писала про «Эксперимент пошаговых действий»? Вот он во всей своей красе и неоспоримости! И продолжение следует.</text:p>
      <text:p text:style-name="P14">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text:p>
      <text:p text:style-name="P48">* * *</text:p>
      <text:p text:style-name="P14">Одновременно с попытками изменить манеру моего поведения, мой стиль и мои мысли, в ход пошел круг друзей. Моих друзей.</text:p>
      <text:p text:style-name="P14">Постепенно он стал намекать, что мои друзья неинтересные и с ними не о чем поговорить. Начали проскакивать вопросы типа:</text:p>
      <text:list xml:id="list39354932" text:continue-numbering="true" text:style-name="диалог">
        <text:list-item>
          <text:p text:style-name="P92">Почему ты с ними общаешься?</text:p>
        </text:list-item>
      </text:list>
      <text:p text:style-name="P14">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4">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8"><text:soft-page-break/><text:span text:style-name="T25">Следующим этапом, как вы поняли, является </text:span><text:span text:style-name="_30__20_Text"><text:span text:style-name="T32">изоляция жертвы от ее привычного окружения</text:span></text:span><text:span text:style-name="T32">.</text:span><text:span text:style-name="T25">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4">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4">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9369231" text:continue-numbering="true" text:style-name="диалог">
        <text:list-item>
          <text:p text:style-name="P92">Либо тех, либо тех!</text:p>
        </text:list-item>
        <text:list-item>
          <text:p text:style-name="P92">Но я хочу видеть всех в этот день! Это мой день. Это мои друзья...</text:p>
        </text:list-item>
        <text:list-item>
          <text:p text:style-name="P92">Это плохая идея. Как ты себе это представляешь: твоих и моих друзей вместе? Тебе надо выбрать!</text:p>
        </text:list-item>
      </text:list>
      <text:p text:style-name="P14">Хочу отметить, что речь не шла о том, чтобы пригласить моих друзей.</text:p>
      <text:p text:style-name="P14"/>
      <text:p text:style-name="P64">«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4">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4">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4">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8"><text:soft-page-break/>* * *</text:p>
      <text:p text:style-name="P14">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8"><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4">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4">Забота: «Я хочу, чтобы всем было хорошо».</text:p>
      <text:p text:style-name="P14">Осуждение: «Ты хочешь сделать всем плохо».</text:p>
      <text:p text:style-name="P14">Запрет: «Не приглашай своих друзей».</text:p>
      <text:p text:style-name="P14">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4">Подтекстом также может являться мимика, жесты, поза или интонация.</text:p>
      <text:p text:style-name="P14"><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8">* * *</text:p>
      <text:p text:style-name="P14">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4">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4">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4">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4"><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4">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4">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4">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4">Харриет Брейкер идентифицировала этот способ манипулирования, как «положительное подкрепление». К нему относится:</text:p>
      <text:list xml:id="list39356427" text:continue-list="list39379418" text:style-name="список_20_перечисление">
        <text:list-item>
          <text:p text:style-name="P93">похвала, поверхностное очарование, поверхностное сочувствие, чрезмерные извинения;</text:p>
        </text:list-item>
        <text:list-item>
          <text:p text:style-name="P93"><text:soft-page-break/>деньги, одобрение, подарки;</text:p>
        </text:list-item>
        <text:list-item>
          <text:p text:style-name="P93">внимание, выражения лица, такое как притворный смех или улыбка;</text:p>
        </text:list-item>
        <text:list-item>
          <text:p text:style-name="P93">общественное признание.</text:p>
        </text:list-item>
      </text:list>
      <text:p text:style-name="P14">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4">Несомненно, этот способ является самым быстрым для достижения желаемого результата.</text:p>
      <text:p text:style-name="P48">* * *</text:p>
      <text:p text:style-name="P14">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4">Но что он сделал потом? Он организовал поход на картинг, якобы в честь моего дня рождения. Он пригласил <text:span text:style-name="T2">своих</text:span> друзей. Моих в списке приглашенных, конечно же, не было.</text:p>
      <text:p text:style-name="P14">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4"><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4">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4">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81" text:outline-level="2"><text:s/><text:bookmark-start text:name="Glava_7__Z____Zabota"/>Глава 7. <text:line-break/>З — Забота<text:bookmark-end text:name="Glava_7__Z____Zabota"/></text:h>
      <text:p text:style-name="P47">В пустой душе и в сердце эгоиста</text:p>
      <text:p text:style-name="P47">Не может быть божественной любви.</text:p>
      <text:p text:style-name="P57">Автор неизвестен</text:p>
      <text:p text:style-name="P14">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4">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9375021" text:continue-list="list39369231" text:style-name="диалог">
        <text:list-item>
          <text:p text:style-name="P92">Что-то ты бледненькая, тебе плохо? — спросила она.</text:p>
        </text:list-item>
        <text:list-item>
          <text:p text:style-name="P92">Да, — ответила я, — иначе бы меня здесь не было.</text:p>
        </text:list-item>
      </text:list>
      <text:p text:style-name="P14">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4">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4">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4">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4">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4">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4"><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4">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4">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4">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4">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4">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4">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4">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4">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4">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4">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4">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4">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4">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4">* * *</text:p>
      <text:p text:style-name="P14">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2">Обязанности</text:span> были те же, и к ним прибавился еще и нормированный офисный график.</text:p>
      <text:p text:style-name="P14">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9380369" text:continue-numbering="true" text:style-name="диалог">
        <text:list-item>
          <text:p text:style-name="P92">Мне так было бы приятно, если бы ты сегодня приготовил ужин...</text:p>
        </text:list-item>
      </text:list>
      <text:p text:style-name="P14"><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4">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4">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4">* * *</text:p>
      <text:p text:style-name="P14">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4">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4">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4">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4">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4">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9356239" text:continue-numbering="true" text:style-name="диалог">
        <text:list-item>
          <text:p text:style-name="P92">Хорошо, что в то время он работал тоже удаленно и был всегда дома, — думала я!</text:p>
        </text:list-item>
      </text:list>
      <text:p text:style-name="P14">И вот лежу я в постели и страдаю. А мой парень, внимание — просто прекращает со мной разговаривать!</text:p>
      <text:p text:style-name="P14">Он не был злым, или обиженным. Он не был растерян или сильно занят. Он. Просто. Перестал. Со мной. Разговаривать.</text:p>
      <text:p text:style-name="P14">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4"><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4">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4">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4">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4">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8"><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5">ступок. Может он думал, что я симулирую металлическую пластину в кости, чтоб </text:span>поднапрячь<text:span text:style-name="T25"> его?..</text:span></text:p>
      <text:p text:style-name="P48">* * *</text:p>
      <text:p text:style-name="P14">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4">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4">Он знал. Конечно, он знал, на то он и манипулятор, что я буду верна ему. Что я<text:span text:style-name="T57">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4">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4">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4">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4">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4">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4">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4"><text:soft-page-break/>Я забыла, что я не сверх-человек. И гнобила себя за то, что им не являюсь.</text:p>
      <text:p text:style-name="P14">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4">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8"><text:span text:style-name="T25">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5">только себе</text:span></text:span><text:span text:style-name="T25"> и доедал последнее, что было в холодильнике.</text:span></text:p>
      <text:p text:style-name="P14">Чувство ущербности, которое переполняло меня, настолько обострилось, что я просто начала себя ненавидеть. Сейчас я была беспомощнее некуда.</text:p>
      <text:p text:style-name="P14">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4">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4">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4">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4">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4">* * *</text:p>
      <text:p text:style-name="P14">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2">почему</text:span><text:span text:style-name="T5">.</text:span></text:p>
      <text:p text:style-name="P14">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4">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4">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4"/>
      <text:p text:style-name="P64">«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4">Итак, я с рюкзачком каждый вечер ковыляла до магазина, брала себе каких-то сосисок, потому что голодная, пива, чтоб уснуть, и сигарет.</text:p>
      <text:p text:style-name="P14">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39369434" text:continue-numbering="true" text:style-name="диалог">
        <text:list-item>
          <text:p text:style-name="P92"><text:soft-page-break/>Хм... Как бы так сделать, чтоб ей стало еще хуже?..</text:p>
        </text:list-item>
      </text:list>
      <text:p text:style-name="P14">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text:span><text:span text:style-name="T5">ется. Он же ничего не сделал — ни хорошего, ни плохого! Ни-че-го!</text:span></text:p>
      <text:p text:style-name="P14">Он спокойно смотрел, как я одеваюсь и ковыляю в магазин, изображая полное безразличие. Хотя нет — безразличие ему изображать не приходится.</text:p>
      <text:p text:style-name="P14">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4">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4">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9381043" text:continue-numbering="true" text:style-name="диалог">
        <text:list-item>
          <text:p text:style-name="P92">Я еду! — сказала она и приехала.</text:p>
        </text:list-item>
      </text:list>
      <text:p text:style-name="P14"><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4">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4">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4">* * *</text:p>
      <text:p text:style-name="P14">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4">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4">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4">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4">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4">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4">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4">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4"><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4">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4">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4">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4">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4">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4"><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9358910" text:continue-numbering="true" text:style-name="диалог">
        <text:list-item>
          <text:p text:style-name="P92">Где ты? Вернись! Почему ты ушла? Что случилось???</text:p>
        </text:list-item>
      </text:list>
      <text:p text:style-name="P14">Заботливый хозяин кинул очередную кость, и я вернулась. Дура.</text:p>
      <text:p text:style-name="P14">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39363601" text:continue-numbering="true" text:style-name="диалог">
        <text:list-item>
          <text:p text:style-name="P92">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4">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8"><text:span text:style-name="T25">Тогда я подумала, что признание для него — серьезный шаг, а не легкомысленное решение, но </text:span><text:span text:style-name="T25">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4"><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8">* * *</text:p>
      <text:p text:style-name="P14">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4">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8"><text:span text:style-name="T25">Это была моя ошибка, пожалуй, самая горькая для меня, ведь в то время, как я </text:span><text:span text:style-name="T32">и</text:span><text:span text:style-name="_30__20_Text"><text:span text:style-name="T32">скала в себе причины</text:span></text:span><text:span text:style-name="T32"> наших разногласий, </text:span><text:span text:style-name="_30__20_Text"><text:span text:style-name="T32">он продолжал паразитировать</text:span></text:span><text:span text:style-name="T32"> на</text:span><text:span text:style-name="T25"> моей к нему привязанности. Я строила отношения, в то время, как он ими просто пользовался.</text:span></text:p>
      <text:h text:style-name="P81" text:outline-level="2"><text:s/><text:bookmark-start text:name="Glava_8__Sama__kotik"/>Глава 8. <text:line-break/>Сама, котик<text:bookmark-end text:name="Glava_8__Sama__kotik"/></text:h>
      <text:p text:style-name="P14">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4">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4">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4">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4">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4">«Я желаю тебе добра».</text:p>
      <text:p text:style-name="P14">«Для тебя так будет лучше».</text:p>
      <text:p text:style-name="P14">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8">* * *</text:p>
      <text:p text:style-name="P14">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39359799" text:continue-numbering="true" text:style-name="диалог">
        <text:list-item>
          <text:p text:style-name="P92">Я вчера ходил в кино.</text:p>
        </text:list-item>
      </text:list>
      <text:p text:style-name="P14">Мы едем в за город отдыхать, он скажет:</text:p>
      <text:list xml:id="list39357087" text:continue-numbering="true" text:style-name="диалог">
        <text:list-item>
          <text:p text:style-name="P92">Я еду...</text:p>
        </text:list-item>
      </text:list>
      <text:p text:style-name="P28"><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text:span><text:span text:style-name="T25">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4">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8"><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28"><text:span text:style-name="T25">Еще раз повторю это противное </text:span><text:span text:style-name="T32">«</text:span><text:span text:style-name="_30__20_Text"><text:span text:style-name="T32">я до сих пор не понимаю</text:span></text:span><text:span text:style-name="T32">»</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5">и за мытьем посуды его никто никогда не видел... Он был в «шоколаде»!</text:span></text:p>
      <text:p text:style-name="P14">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9373915" text:continue-numbering="true" text:style-name="диалог">
        <text:list-item>
          <text:p text:style-name="P92"><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4">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4">И через минуту обнять меня и сказать:</text:p>
      <text:list xml:id="list39382019" text:continue-numbering="true" text:style-name="диалог">
        <text:list-item>
          <text:p text:style-name="P92">Котик, ты у меня такая охуенная!</text:p>
        </text:list-item>
      </text:list>
      <text:p text:style-name="P14">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4">* * *</text:p>
      <text:p text:style-name="P14">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4">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4">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4">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4">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4">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4">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4">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9370357" text:continue-numbering="true" text:style-name="диалог">
        <text:list-item>
          <text:p text:style-name="P92">Ого, ты что, предложение делаешь?!</text:p>
        </text:list-item>
      </text:list>
      <text:p text:style-name="P14"><text:soft-page-break/>Милый засмеялся и ответил:</text:p>
      <text:list xml:id="list39375630" text:continue-numbering="true" text:style-name="диалог">
        <text:list-item>
          <text:p text:style-name="P115"><text:span text:style-name="_30__20_Text"><text:span text:style-name="T25">Конечно</text:span></text:span><text:span text:style-name="T25"> нет! Мы тут запутались...</text:span></text:p>
        </text:list-item>
      </text:list>
      <text:p text:style-name="P14">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4">* * *</text:p>
      <text:p text:style-name="P14">Часто его просьбы были провокацией и сопровождались:</text:p>
      <text:list xml:id="list39375073" text:continue-numbering="true" text:style-name="диалог">
        <text:list-item>
          <text:p text:style-name="P92">Слабо? Ты сможешь!</text:p>
        </text:list-item>
      </text:list>
      <text:p text:style-name="P28"><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4">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4">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4"><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4">Кстати, родители, хотите покалечить ребенку психику — говорите ему почаще: «Я думал, ты справишься...»</text:p>
      <text:p text:style-name="P14">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4">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4">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4">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8"><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4">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4">Будьте готовы заплатить за такую «доброту» собой. Именно себя вы лишитесь, возможно, раз и навсегда, если не начнете действовать.</text:p>
      <text:p text:style-name="P14">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4">* * *</text:p>
      <text:p text:style-name="P14">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372358" text:continue-numbering="true" text:style-name="диалог">
        <text:list-item>
          <text:p text:style-name="P92"><text:soft-page-break/>Давай сама, котик. Я не хочу/занят/мне ничего не нужно/там дождь/голова болит/меня всё устраивает...</text:p>
        </text:list-item>
      </text:list>
      <text:p text:style-name="P14">Или его коронное:</text:p>
      <text:list xml:id="list39351418" text:continue-numbering="true" text:style-name="диалог">
        <text:list-item>
          <text:p text:style-name="P92">Давай, но без меня...</text:p>
        </text:list-item>
      </text:list>
      <text:p text:style-name="P14">Не говоря уже о разных бытовых штуках, и плевать, мужская это работа по дому или женская. Это всегда «сама».</text:p>
      <text:p text:style-name="P14">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9382508" text:continue-numbering="true" text:style-name="диалог">
        <text:list-item>
          <text:p text:style-name="P92">Ты что, сама не доедешь? Я тебе такси вызову...</text:p>
        </text:list-item>
      </text:list>
      <text:p text:style-name="P14">Он был не на работе. Он вызвал мне машину и остался дома играть по сети с друзьями!</text:p>
      <text:p text:style-name="P14">А как дойти до такси?!</text:p>
      <text:p text:style-name="P14">Как выйти из такси?</text:p>
      <text:p text:style-name="P14">Дойти до входа в больницу?!</text:p>
      <text:p text:style-name="P14">Дойти до регистратуры?!</text:p>
      <text:p text:style-name="P14">Найти кабинет врача?!</text:p>
      <text:p text:style-name="P14">Дойти до рентген-кабинета?!</text:p>
      <text:p text:style-name="P14">Обратно к врачу?!</text:p>
      <text:p text:style-name="P14">До такси?!</text:p>
      <text:p text:style-name="P14">До квартиры?!</text:p>
      <text:p text:style-name="P14">Учитывая ступеньки, двери?!..</text:p>
      <text:p text:style-name="P14">Это же нога, а не рука! Но зачем об этом думать?!</text:p>
      <text:list xml:id="list39364583" text:continue-numbering="true" text:style-name="диалог">
        <text:list-item>
          <text:p text:style-name="P92"><text:soft-page-break/>Ты же у меня баба сильная, справишься сама...</text:p>
        </text:list-item>
      </text:list>
      <text:p text:style-name="P14">«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4">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4">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9366577" text:continue-numbering="true" text:style-name="диалог">
        <text:list-item>
          <text:p text:style-name="P92">Зачем ты вообще туда полезла!? Ты этим занималась, значит и виновата ты. Я же ничего не сделал!</text:p>
        </text:list-item>
      </text:list>
      <text:p text:style-name="P14">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8"><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2">было</text:span></text:span><text:span text:style-name="_30__20_Text"><text:span text:style-name="T25"> моим решением</text:span></text:span><text:span text:style-name="_30__20_Text"><text:span text:style-name="T32">.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4"><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9370009" text:continue-numbering="true" text:style-name="диалог">
        <text:list-item>
          <text:p text:style-name="P92">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4">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4">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4">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4">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4">Потом с новым другом я долго смеялась, рассказывая, как тот уродливый шкаф рухнул мне на ногу!</text:p>
      <text:p text:style-name="P54"><text:soft-page-break/>* * *</text:p>
      <text:p text:style-name="P14">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4">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359681" text:continue-numbering="true" text:style-name="диалог">
        <text:list-item>
          <text:p text:style-name="P92">Автобусом?! Лучше бы ты мне не говорила!..</text:p>
        </text:list-item>
      </text:list>
      <text:p text:style-name="P14">Я потратила 4 часа на поиски. Я дошла до восьмой страницы <text:span text:style-name="T47">Google'а</text:span>. Я сделала несколько десятков звонков — а он остался недоволен!</text:p>
      <text:p text:style-name="P28"><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4">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4">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4"><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9355296" text:continue-numbering="true" text:style-name="диалог">
        <text:list-item>
          <text:p text:style-name="P92">Спасибо, котик, все было очень вкусно/круто/весело. Ты у меня супер!..</text:p>
        </text:list-item>
      </text:list>
      <text:p text:style-name="P14">В такие редкие моменты я светилась от счастья и все умилялись и твердили, какая мы замечательная пара!</text:p>
      <text:p text:style-name="P14"/>
      <text:p text:style-name="P64">«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8">* * *</text:p>
      <text:p text:style-name="P14">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4"><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9367992" text:continue-numbering="true" text:style-name="диалог">
        <text:list-item>
          <text:p text:style-name="P92">Почему каждый раз после вечеринок мы с тобой опять ссоримся?! — злился он.</text:p>
        </text:list-item>
      </text:list>
      <text:p text:style-name="P14">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4">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39372486" text:continue-numbering="true" text:style-name="диалог">
        <text:list-item>
          <text:p text:style-name="P92">Сама, котик...</text:p>
        </text:list-item>
        <text:list-item>
          <text:p text:style-name="P92">Я интроверт и хочу побыть наедине с собой...</text:p>
        </text:list-item>
      </text:list>
      <text:p text:style-name="P14">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4">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4">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4">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4">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4">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353418" text:continue-numbering="true" text:style-name="диалог">
        <text:list-item>
          <text:p text:style-name="P92">Да сколько можно меня эксплуатировать!?</text:p>
        </text:list-item>
      </text:list>
      <text:p text:style-name="P14">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4">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81" text:outline-level="2"><text:s/><text:bookmark-start text:name="Glava_9__My_tak_obshchaiemsia"/>Глава 9. <text:line-break/>Мы так общаемся<text:bookmark-end text:name="Glava_9__My_tak_obshchaiemsia"/></text:h>
      <text:p text:style-name="P47">Скажи мне, кто твой друг и я скажу кто ты.</text:p>
      <text:p text:style-name="P57">Еврипид</text:p>
      <text:p text:style-name="P14">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4">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4"/>
      <text:p text:style-name="P64">«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4"><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5"/></text:span></text:p>
      <text:p text:style-name="P28"><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4">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4">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4">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4">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4">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4">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4">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4"/>
      <text:p text:style-name="P64">«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4">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4">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4">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4">Стоит ли привести пример такого «дружеского» общения? Пожалуй, да!</text:p>
      <text:p text:style-name="P14">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9372197" text:continue-numbering="true" text:style-name="диалог">
        <text:list-item>
          <text:p text:style-name="P92">Тю! Ты серьезно?! Посмотри на себя! Это был вопрос времени! Она слишком хороша для тебя! Хватит нюни распускать!..</text:p>
        </text:list-item>
      </text:list>
      <text:p text:style-name="P54">* * *</text:p>
      <text:p text:style-name="P14">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4">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4">Однажды мы компанией праздновали Новый год. Сидим ночью, все уже порядком выпившие, и тут его Странный друг говорит:</text:p>
      <text:list xml:id="list39383719" text:continue-numbering="true" text:style-name="диалог">
        <text:list-item>
          <text:p text:style-name="P115"><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4">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4">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369841" text:continue-numbering="true" text:style-name="диалог">
        <text:list-item>
          <text:p text:style-name="P115"><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4">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4"/>
      <text:p text:style-name="P64">«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4">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4"><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9381200" text:continue-numbering="true" text:style-name="диалог">
        <text:list-item>
          <text:p text:style-name="P92">Неужели тебе нравятся такое общение!?</text:p>
        </text:list-item>
      </text:list>
      <text:p text:style-name="P28">Ответ всегда был один:</text:p>
      <text:list xml:id="list39358959" text:continue-numbering="true" text:style-name="диалог">
        <text:list-item>
          <text:p text:style-name="P92">Ты слишком остро реагируешь. Мы так общаемся...</text:p>
        </text:list-item>
      </text:list>
      <text:p text:style-name="P14">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4">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4">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4">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4">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4">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4">* * *</text:p>
      <text:p text:style-name="P14">Вернемся к делу. Основных тем у них было несколько:</text:p>
      <text:list xml:id="list39381394" text:continue-list="list39356427" text:style-name="список_20_перечисление">
        <text:list-item>
          <text:p text:style-name="P93">женские жопы;</text:p>
        </text:list-item>
        <text:list-item>
          <text:p text:style-name="P93">как изменить девушке/жене и сделать так, чтоб об этом никто не узнал;</text:p>
        </text:list-item>
        <text:list-item>
          <text:p text:style-name="P93">печальная история о том, как одна их общая подруга «дала» им всем, кроме одного, чем жестоко задела самолюбие оного;</text:p>
        </text:list-item>
        <text:list-item>
          <text:p text:style-name="P93">размер мужского достоинства;</text:p>
        </text:list-item>
        <text:list-item>
          <text:p text:style-name="P93"><text:soft-page-break/>HOTS<text:note text:id="ftn8" text:note-class="footnote"><text:note-citation text:label="*">*</text:note-citation><text:note-body><text:p text:style-name="Footnote"><text:span text:style-name="T47">HOTS (Heroes of the Storm) – </text:span><text:span text:style-name="T14">компьютерная игра, разработанная </text:span><text:span text:style-name="T47">Blizzard Entertainment.</text:span></text:p></text:note-body></text:note>;</text:p>
        </text:list-item>
        <text:list-item>
          <text:p text:style-name="P93">ну и, конечно, обсуждение отсутствующих за их спиной не в лучшей форме.</text:p>
        </text:list-item>
      </text:list>
      <text:p text:style-name="P14">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4"/>
      <text:p text:style-name="P64">«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4">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4">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4">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4">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4">—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4">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4">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4">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4">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4">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4">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4">* * *</text:p>
      <text:p text:style-name="P28"><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39358629" text:continue-list="list39358959" text:style-name="диалог">
        <text:list-item>
          <text:p text:style-name="P92">Она неадекватная...</text:p>
        </text:list-item>
      </text:list>
      <text:p text:style-name="P28"><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39378098" text:continue-numbering="true" text:style-name="диалог">
        <text:list-item>
          <text:p text:style-name="P92">Я ее люблю, <text:span text:style-name="T2">но</text:span>...</text:p>
        </text:list-item>
      </text:list>
      <text:p text:style-name="P14"><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4">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8"><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4">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4">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4"><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4">«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4">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4">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4">* * *</text:p>
      <text:p text:style-name="P14">Не могу не вставить пару слов о его семье... Точнее — 4 слова:</text:p>
      <text:list xml:id="list9178684433844547335" text:style-name="List_20_1">
        <text:list-item>
          <text:p text:style-name="P94">Все</text:p>
        </text:list-item>
        <text:list-item>
          <text:p text:style-name="P94">Друг</text:p>
        </text:list-item>
        <text:list-item>
          <text:p text:style-name="P94">Друга</text:p>
        </text:list-item>
        <text:list-item>
          <text:p text:style-name="P94">Ненавидят</text:p>
        </text:list-item>
      </text:list>
      <text:p text:style-name="P14"><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4">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4">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4">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4">Вся ситуация с его родными поменялась прямо пропорционально при последующем общении.</text:p>
      <text:p text:style-name="P14"><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4">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4">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4">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4">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4"><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4">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4">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4">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9359277" text:continue-list="list39378098" text:style-name="диалог">
        <text:list-item>
          <text:p text:style-name="P92">Да перестань! Они же простые ребята — даже внимание не обратят...</text:p>
        </text:list-item>
      </text:list>
      <text:p text:style-name="P14">Ну ок. И я заплела косу.</text:p>
      <text:p text:style-name="P14">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4">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4">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4">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4">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4">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9371918" text:continue-numbering="true" text:style-name="диалог">
        <text:list-item>
          <text:p text:style-name="P96">Мам, я сделал свой выбор, и не собираюсь менять это решение. Она нормальная! Ну что ты начинаешь?!</text:p>
        </text:list-item>
      </text:list>
      <text:p text:style-name="P4"><text:soft-page-break/>И обязательно при мне. Я даже боюсь представить, что там были за разговоры, когда я не слышала!</text:p>
      <text:p text:style-name="P4">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4">Цель номер два: продемонстрировать мне же их неприязнь ко мне, чтоб я понимала насколько сильно они меня не любят.</text:p>
      <text:p text:style-name="P4">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81" text:outline-level="2"><text:s/><text:bookmark-start text:name="Glava_10__Eto_nie_ia"/>Глава 10. <text:line-break/>Это не я<text:bookmark-end text:name="Glava_10__Eto_nie_ia"/></text:h>
      <text:p text:style-name="P47">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7">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4">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4">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8">замеченные мной,</text:span> признаки инфантильности.</text:p>
      <text:p text:style-name="P4">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4">Второй этап — это тот период, когда я уже стала работать, как и он, <text:span text:style-name="T58">по </text:span>нормированн<text:span text:style-name="T58">ому</text:span> будничн<text:span text:style-name="T58">ому</text:span> график<text:span text:style-name="T58">у</text:span>. Но при этом он сидел и шпилил, придя с работы, в то время как я, уставшая после рабочего дня, стояла у плиты. Это было нормой.</text:p>
      <text:p text:style-name="P4">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8">в</text:span> один из которых, под видом помощи мне, пока я вытирала пыль, мыла посуду и полы, он сломал штатив.</text:p>
      <text:p text:style-name="P4">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4">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9355385" text:continue-numbering="true" text:style-name="диалог">
        <text:list-item>
          <text:p text:style-name="P96">Это не я.</text:p>
        </text:list-item>
      </text:list>
      <text:p text:style-name="P4">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8"> </text:span>нет никаких оснований озвучивать подобного рода просьбы! Он совершенно не отдавал себе отчет в том, что наводил беспорядок.</text:p>
      <text:p text:style-name="P4">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4">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4">*</text:span><text:span text:style-name="T25">разболелся зуб</text:span><text:span text:style-name="T44">*</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39359815" text:continue-numbering="true" text:style-name="диалог">
        <text:list-item>
          <text:p text:style-name="P96"><text:soft-page-break/>Обещал? Я этого не помню, а если я не помню, значит этого не было.</text:p>
        </text:list-item>
      </text:list>
      <text:p text:style-name="P4">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8">была</text:span> его помощь, или мы что-то запланировали, и <text:span text:style-name="T14">мне приходилось его ждать</text:span>.</text:p>
      <text:p text:style-name="P4">Я не помню ни дня, чтоб он пришел домой вовремя, как и обещал. Всегда находились отговорки или он просто мог потерять счет времени.</text:p>
      <text:p text:style-name="P4">Когда дело касалось его работы, я просила его:</text:p>
      <text:p text:style-name="P4">— Не обещай, пока не будешь уверен.</text:p>
      <text:p text:style-name="P4">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8">для него </text:span>на втором месте.</text:p>
      <text:p text:style-name="P4">Каждый раз это было что-то «поважнее» данного мне обещания, и он не мог. При этом он никогда не просил прощени<text:span text:style-name="T58">я</text:span> за несдержанное слово.</text:p>
      <text:p text:style-name="P4">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8">я </text:span>боялась, что любая ссора с ним может стать последней. Меня выворачивало наизнанку от всех навязанных мне ощущений.</text:p>
      <text:p text:style-name="P4">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4">Стоит мне ошибиться — это станет поводом для бесконечных разборок, где меня смешают с грязью и растопч<text:span text:style-name="T58">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8">—</text:span> как он упрекал меня в надоедливости.</text:p>
      <text:p text:style-name="P4">Он никогда не виноват, а если вдруг его вина становится очевидной — это мелочь, которая не стоит внимания. Ему все сходило с рук.</text:p>
      <text:p text:style-name="P54">* * *</text:p>
      <text:p text:style-name="P4">Как-то я поехала в другой город. На похороны. Это был долгий путь и в целом очень тяжелая поездка. Меня не было две недели.</text:p>
      <text:p text:style-name="P4">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4">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9375925" text:continue-numbering="true" text:style-name="диалог">
        <text:list-item>
          <text:p text:style-name="P96">Когда ты уже вернешься? — хныкал он, подкрепляя интонацию жалобным взглядом.</text:p>
        </text:list-item>
      </text:list>
      <text:p text:style-name="P4"><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4">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4">* * *</text:p>
      <text:p text:style-name="P4">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4"><text:span text:style-name="T58">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8">и</text:span> пока он не понял, что это просто шутка его друзей.</text:p>
      <text:p text:style-name="P4">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4">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4">Как вы понимаете, биться головой о стену было бесполезно. И, как вы понимаете, шуткой это тоже не <text:s/>было.</text:p>
      <text:p text:style-name="P4">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39377570" text:continue-numbering="true" text:style-name="диалог">
        <text:list-item>
          <text:p text:style-name="P96">Это не я...</text:p>
        </text:list-item>
      </text:list>
      <text:p text:style-name="P4">Этот человек, если плюнет и попадет на себя — не вытрется. Мне приходилось просить его поменять нижнее белье, в котором он ходи<text:span text:style-name="T58">л</text:span> несколько дней, на что мне могли ответить:</text:p>
      <text:list xml:id="list39381673" text:continue-numbering="true" text:style-name="диалог">
        <text:list-item>
          <text:p text:style-name="P96">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5">й</text:span><text:span text:style-name="T25">ти в гости, кинуть их куда-то и </text:span><text:span text:style-name="T30">это</text:span><text:span text:style-name="T25"> могли увидеть...</text:span></text:p>
      <text:p text:style-name="P4"><text:soft-page-break/>Я сидела со спиртом и ватной палочкой, подавляя рвотные позывы, и делала все, что могла, чтобы его вид был более или менее опрятным. <text:span text:style-name="T58">Любовь зла...</text:span></text:p>
      <text:p text:style-name="P4">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4">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8">у него</text:span> массу недовольств.</text:p>
      <text:p text:style-name="P4">Он спал, ходил на природу, ходил по дому и на работу в одной и той же одежде, за месяц занашивая до дыр новые вещи, и на предложение:</text:p>
      <text:list xml:id="list39373279" text:continue-numbering="true" text:style-name="диалог">
        <text:list-item>
          <text:p text:style-name="P96">Пойдем купим тебе что-нибудь новое.</text:p>
        </text:list-item>
      </text:list>
      <text:p text:style-name="P4">Он отвечал:</text:p>
      <text:list xml:id="list39375570" text:continue-numbering="true" text:style-name="диалог">
        <text:list-item>
          <text:p text:style-name="P96">У меня все есть, мне ничего не надо.</text:p>
        </text:list-item>
      </text:list>
      <text:p text:style-name="P4">И ходил мятый и грязный, как бомж, а я просто не <text:span text:style-name="T58">имела возможности на него повлиять</text:span>.</text:p>
      <text:p text:style-name="P4">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4">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48">*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4">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4">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356151" text:continue-numbering="true" text:style-name="диалог">
        <text:list-item>
          <text:p text:style-name="P96">Котик, поставь, пожалуйста, кружку в раковину, можешь не мыть...</text:p>
        </text:list-item>
      </text:list>
      <text:p text:style-name="P4"><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4">Вот так все просто. Это способ манипуляцией чувством вины. Он строил из себя «жертву» после малейшего замечания, озвучивая это простой фразой:</text:p>
      <text:list xml:id="list39351680" text:continue-numbering="true" text:style-name="диалог">
        <text:list-item>
          <text:p text:style-name="P96">Я не буду тебе ничего доказывать.</text:p>
        </text:list-item>
      </text:list>
      <text:p text:style-name="P4">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39379243" text:continue-numbering="true" text:style-name="диалог">
        <text:list-item>
          <text:p text:style-name="P96">Это не я...</text:p>
        </text:list-item>
        <text:list-item>
          <text:p text:style-name="P96">Если я этого не помню, значит этого не было.</text:p>
        </text:list-item>
        <text:list-item>
          <text:p text:style-name="P96">Я имею право хранить молчание.</text:p>
        </text:list-item>
        <text:list-item>
          <text:p text:style-name="P96">Я ничего не обещал.</text:p>
        </text:list-item>
      </text:list>
      <text:p text:style-name="P54">* * *</text:p>
      <text:p text:style-name="P4">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4"><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4">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4">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9366599" text:continue-numbering="true" text:style-name="диалог">
        <text:list-item>
          <text:p text:style-name="P96">Я ничего не помню. А, если я ничего не помню — значит этого не было. — улыбаясь, повторял он.</text:p>
        </text:list-item>
      </text:list>
      <text:p text:style-name="P4">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4">*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4">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4">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4">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4">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4">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4">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4"><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4">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54">* * *</text:p>
      <text:p text:style-name="P4">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4">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4">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4">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4">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4">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4">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4">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4"/>
      <text:p text:style-name="P58">«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8">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8"><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8">В судьбу я не верю, я верю только в свои силы. Если ты считаешь, что сил больше нет — я не вправе тебе ничего навязывать.»</text:p>
      <text:p text:style-name="P58"/>
      <text:p text:style-name="P4">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4">Давайте я попробую раскрыть вам скрытый смысл этих фраз.</text:p>
      <text:p text:style-name="P5">«У нас все прекрасно»</text:p>
      <text:p text:style-name="P4">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9364822" text:continue-numbering="true" text:style-name="диалог">
        <text:list-item>
          <text:p text:style-name="P96">У тебя нос чешется... Да нет же! Чешется!</text:p>
        </text:list-item>
      </text:list>
      <text:p text:style-name="P4"><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5">«У нас отлично получается»</text:p>
      <text:p text:style-name="P7">Что получается? Жить? Строить семью? Делать друг-друга счастливыми? Заботиться друг о друге? Точно нет.</text:p>
      <text:p text:style-name="P7"><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4"><text:span text:style-name="T10">Цель</text:span>: внушить утверждение, что ошибок не было. Все идет по плану, как и должно быть, пусть даже это и не всем нравится.</text:p>
      <text:p text:style-name="P5">«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4">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4">Но его устраивало не то, что мы хорошая пара, ведь это не так, а то, что мы <text:span text:style-name="T2">создаем видимость</text:span> хорошей пары.</text:p>
      <text:p text:style-name="P4">В этом утверждении он объединил нас в одно целое. Ты и я — мы пара, и нас — любят. То есть — и я хороший, и ты.</text:p>
      <text:p text:style-name="P4"><text:span text:style-name="T10">Цель</text:span>: утвердиться в позиции — я такой же хороший, как и ты, что отрицает — я плохой, я тебя обидел.</text:p>
      <text:p text:style-name="P5">«Верю в тебя. Ты большая умница и нужно быть слепым, чтоб не заметить это»</text:p>
      <text:p text:style-name="P4">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4">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4"><text:span text:style-name="T10">Цель</text:span>: ввести в заблуждение похвалой, что ослабляет жертву в ее позиции сопротивления.</text:p>
      <text:p text:style-name="P5">«Никто не говорил, что будет легко»</text:p>
      <text:p text:style-name="P4">И снова триангуляция, но уже более обобщающая: «Тебе никто не обещал, что все будет гладко. Будет сложно. Смирись с этим. Терпи.»</text:p>
      <text:p text:style-name="P4"><text:span text:style-name="T10">Цель</text:span>: внушить жертве, что сложности, которыми он ее изматывает — нормальны, оперируя тем, что, якобы, все так живут.</text:p>
      <text:p text:style-name="P5">«Я не согласен рушить все из-за какой-то фигни. Это несправедливо»</text:p>
      <text:p text:style-name="P4">Еще пару часов назад он сказал мне собирать вещи, а теперь он <text:span text:style-name="T2">уже несогласен</text:span> с этим...</text:p>
      <text:p text:style-name="P4">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4"><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5">«Я не верну назад всех гадостей, которые тебе пришлось услышать»</text:p>
      <text:p text:style-name="P4">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4">Но при этом он как бы сожалеет и жалеет жертву за услышанное: «Тебе пришлось».</text:p>
      <text:p text:style-name="P4"><text:span text:style-name="T10">Цель</text:span>: сбить с толку жалостью к жертве, не сожалея о сказанном.</text:p>
      <text:p text:style-name="P5">«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4"><text:span text:style-name="T10">Цель</text:span>: вызвать жалость, сострадание и понимание, что притупляет желание жертвы дать отпор и стоять на своем.</text:p>
      <text:p text:style-name="P5">«Да, это все описывается простой фразой — "я люблю тебя"»</text:p>
      <text:p text:style-name="P4">Контрольный выстрел в голову — признание в любви. Якобы — ведь это не обращение, если вы заметили.</text:p>
      <text:p text:style-name="P4"><text:soft-page-break/><text:span text:style-name="T5">Фраза </text:span>«я тебя люблю» взята в кавычки, как цитата неизвестного автора и, на самом деле, она ничего не «описывает».</text:p>
      <text:p text:style-name="P4">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4">Любовью нельзя оправдывать низкие поступки!</text:p>
      <text:p text:style-name="P4"><text:span text:style-name="T10">Цель</text:span>: ввести в заблуждение завуалированным признанием, дабы ослабить попытки жертвы к сопротивлению.</text:p>
      <text:p text:style-name="P5">«Любящий человек способен делать глупости»</text:p>
      <text:p text:style-name="P4">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4"><text:span text:style-name="T10">Цель</text:span>: попытка оправдаться за счет общепринятого мнения.</text:p>
      <text:p text:style-name="P5">«Если ты поймешь, что история заканчивается здесь — да будет так»</text:p>
      <text:p text:style-name="P19">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4"><text:span text:style-name="T10">Цель</text:span><text:span text:style-name="T11">:</text:span> заставить жертву нести ответственность, демонстрируя свое смирение.</text:p>
      <text:p text:style-name="P5">«В судьбу я не верю, я верю только в свои силы»</text:p>
      <text:p text:style-name="P4"><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4"><text:span text:style-name="T10">Цель</text:span>: сбить с толку завуалированным обманчивым утверждением — я прилагаю все усилия, не прилагая эти усилия.</text:p>
      <text:p text:style-name="P5">«Если ты считаешь, что сил больше нет — я не вправе тебе ничего навязывать»</text:p>
      <text:p text:style-name="P4">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4"><text:span text:style-name="T10">Цель</text:span>: либо заставить жертву признать, что она слаба, либо заставить доказать, что это не так.</text:p>
      <text:p text:style-name="P4">Итак, что у нас получается:</text:p>
      <text:p text:style-name="P4"/>
      <text:p text:style-name="P58">«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8">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8"><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8">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8">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8">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8">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8">Я растерян и не знаю, что мне делать. Мне страшно и я обессилен. Ты не можешь быть такой бесчувственной и бросить меня, когда ты мне так нужна!</text:p>
      <text:p text:style-name="P58">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8"><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8">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8">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8"/>
      <text:p text:style-name="P4">Впечатляет, не правда ли? Я не зря включила это письмо именно в эту главу. Ведь все, что там описано можно сказать этими тремя словами: «это не я».</text:p>
      <text:h text:style-name="P81" text:outline-level="2"><text:s/><text:bookmark-start text:name="Glava_11__Trio"/>Глава 11. <text:line-break/>Трио<text:bookmark-end text:name="Glava_11__Trio"/></text:h>
      <text:p text:style-name="P4">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354880" text:continue-numbering="true" text:style-name="диалог">
        <text:list-item>
          <text:p text:style-name="P96">Лучшая измена та, о которой никто ничего не знает!</text:p>
        </text:list-item>
      </text:list>
      <text:p text:style-name="P4">И обсуждали они это при мне и при своих девушках и женах. Я человек не ревнивый, так что я отшучивалась, мол:</text:p>
      <text:list xml:id="list39358669" text:continue-numbering="true" text:style-name="диалог">
        <text:list-item>
          <text:p text:style-name="P96">Спасибо, что сказали... Буду знать!</text:p>
        </text:list-item>
      </text:list>
      <text:p text:style-name="P4">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362584" text:continue-numbering="true" text:style-name="диалог">
        <text:list-item>
          <text:p text:style-name="P96">И, будь уверен, я это сделаю...</text:p>
        </text:list-item>
      </text:list>
      <text:p text:style-name="P4">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378902" text:continue-numbering="true" text:style-name="диалог">
        <text:list-item>
          <text:p text:style-name="P96"><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4">И я действительно не знала. Теперь знаю, но тогда — нет... Бывало, идем по улице, а он такой:</text:p>
      <text:list xml:id="list39368112" text:continue-numbering="true" text:style-name="диалог">
        <text:list-item>
          <text:p text:style-name="P96">Смотри, какая жопа!</text:p>
        </text:list-item>
      </text:list>
      <text:p text:style-name="P4">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4"/>
      <text:p text:style-name="P63">«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3">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9"><text:s/></text:span></text:span></text:p>
      <text:p text:style-name="P4">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4">— Смотри какая спинка... И куртка у него классная, надо и тебе такую купить...</text:p>
      <text:p text:style-name="P4">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4">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6">* * *</text:p>
      <text:p text:style-name="P4">Постепенно его намеки и акцентирование внимания на удовлетворении его больного либидо переросли в новую тему — «трио».</text:p>
      <text:p text:style-name="P4">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4"><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39361302" text:continue-numbering="true" text:style-name="диалог">
        <text:list-item>
          <text:p text:style-name="P96">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4">Не, ну вы поняли? А я значит представляю! Насчет третьей девочки он говорил, что даже прикасаться к ней не будет.</text:p>
      <text:list xml:id="list39355258" text:continue-numbering="true" text:style-name="диалог">
        <text:list-item>
          <text:p text:style-name="P96">Я, — говорил, — просто на вас посижу посмотрю...</text:p>
        </text:list-item>
      </text:list>
      <text:p text:style-name="P4">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4">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4">Ага, а теперь вспоминаем то прекрасное фото, пока я на работе...</text:p>
      <text:p text:style-name="P4">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4"><text:soft-page-break/>Что тут сказать? Любила — безумно. Боготворила — да. Дорожила — да. Ну не ревнивая я!</text:p>
      <text:p text:style-name="P4">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4">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4">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4">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2">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4"><text:soft-page-break/>На этой стадии жертва много раз слышала:</text:p>
      <text:list xml:id="list39376969" text:continue-numbering="true" text:style-name="диалог">
        <text:list-item>
          <text:p text:style-name="P96">Да кому ты нужна, кроме меня?! — и понимала, что и правда, ведь в ней столько недостатков! Она ведь постоянно в чем-то виновата...</text:p>
        </text:list-item>
        <text:list-item>
          <text:p text:style-name="P96">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6">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4">Список можно продолжать.</text:p>
      <text:p text:style-name="P4">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4">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4">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4">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8">* * *</text:p>
      <text:p text:style-name="P4">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4">Мужики, не закидывайте камнями! Я больше не буду! Я просто пыталась поднять его в край заниженную самооценку.</text:p>
      <text:p text:style-name="P4">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4"><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4">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4">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4">Не знаю, кто ему сказал, что чем дольше, тем лучше, но я бы на его месте делала упор на технику.</text:p>
      <text:p text:style-name="P4">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4">Итак, постепенно, все чаще и чаще он начал говорить, что:</text:p>
      <text:list xml:id="list39381219" text:continue-numbering="true" text:style-name="диалог">
        <text:list-item>
          <text:p text:style-name="P96">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4"><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4">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81" text:outline-level="2"><text:s/><text:bookmark-start text:name="Glava_12__Nie_noi"/>Глава 12. <text:line-break/>Не ной<text:bookmark-end text:name="Glava_12__Nie_noi"/></text:h>
      <text:p text:style-name="Эпиграф">Слезь, дай лошади отдохнуть.</text:p>
      <text:p text:style-name="P4">Если со всеми остальными недостатками я могла смириться, то с одним я мириться не хотела. По быту — да. Я задавала себе вопросы:</text:p>
      <text:list xml:id="list39362364" text:continue-numbering="true" text:style-name="диалог">
        <text:list-item>
          <text:p text:style-name="P96">Я могу с этим жить? — Да.</text:p>
        </text:list-item>
        <text:list-item>
          <text:p text:style-name="P96">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4">Но с одним я мириться не захотела, так и не смогла — с его пофигизмом на мои личные проблемы. Будь то разногласия с родителями или коллегами.</text:p>
      <text:p text:style-name="P4">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4"><text:soft-page-break/>Я так расстроилась, рассуждала — что же человека толкает на предательство, да еще и такое подлое?.. На что он мне говорил:</text:p>
      <text:list xml:id="list39371827" text:continue-numbering="true" text:style-name="диалог">
        <text:list-item>
          <text:p text:style-name="P96">Не ной.</text:p>
        </text:list-item>
        <text:list-item>
          <text:p text:style-name="P96">Мне неинтересно это слушать.</text:p>
        </text:list-item>
        <text:list-item>
          <text:p text:style-name="P96">Это ты виновата, это ты допустила.</text:p>
        </text:list-item>
        <text:list-item>
          <text:p text:style-name="P96">Разберись с этим сама...</text:p>
        </text:list-item>
      </text:list>
      <text:p text:style-name="P4">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4">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369726" text:continue-numbering="true" text:style-name="диалог">
        <text:list-item>
          <text:p text:style-name="P96">А я тут при чем?!</text:p>
        </text:list-item>
      </text:list>
      <text:p text:style-name="P4">Или:</text:p>
      <text:list xml:id="list39363709" text:continue-numbering="true" text:style-name="диалог">
        <text:list-item>
          <text:p text:style-name="P96">Почему я должен это выслушивать?!</text:p>
        </text:list-item>
      </text:list>
      <text:p text:style-name="P4">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4"><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4">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4">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366548" text:continue-numbering="true" text:style-name="диалог">
        <text:list-item>
          <text:p text:style-name="P96">Я сейчас выключу, если ты не успокоишься! Хватит нюни распускать! Это же просто фильм!</text:p>
        </text:list-item>
      </text:list>
      <text:p text:style-name="P4">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4">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4"><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39379977" text:continue-numbering="true" text:style-name="диалог">
        <text:list-item>
          <text:p text:style-name="P96">Хватит ныть! Соберись, тряпка!</text:p>
        </text:list-item>
      </text:list>
      <text:p text:style-name="P4">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4">* * *</text:p>
      <text:p text:style-name="P4">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4">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4"><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4">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4">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4">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4">Я ему рассказывала, что, в принципе-то, ничего делать и не надо, — подойти и обнять, всего-то делов.</text:p>
      <text:list xml:id="list39361325" text:continue-numbering="true" text:style-name="диалог">
        <text:list-item>
          <text:p text:style-name="P111"><text:span text:style-name="T25">Объятия, — говорила я, — это как стена, которая ограждает меня от всех проблем и дарит чувство защищенности, что особенно помогает в </text:span><text:span text:style-name="T25">минуты, когда тяжело. Про</text:span><text:soft-page-break/><text:span text:style-name="T25">сто обними и все... Я не жду советов и не прошу тебя что-то решить за меня...</text:span></text:p>
        </text:list-item>
      </text:list>
      <text:p text:style-name="P4">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4">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4">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4">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4">Что, было?</text:p>
      <text:p text:style-name="P55">* * *</text:p>
      <text:p text:style-name="P4">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4">А сейчас вспоминаем мои походы с рюкзачком на костылях за сосисками, и, заодно, — шкаф и: «Ты что, сама не доедешь?»</text:p>
      <text:p text:style-name="P4">Ну конечно! Это же головная боль! Что может быть хуже?!</text:p>
      <text:p text:style-name="P48">* * *</text:p>
      <text:p text:style-name="P4">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4">Причем часто в этих повествованиях он поддерживал разные стороны. Даже не знаю, с чем это могло быть связано.</text:p>
      <text:p text:style-name="P4">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39368489" text:continue-numbering="true" text:style-name="диалог">
        <text:list-item>
          <text:p text:style-name="P96">Тебе что совсем наплевать на мои проблемы?! ВОТ ТАК ВСЕГДА! Иди спи. Главное, чтоб тебе было хорошо...</text:p>
        </text:list-item>
      </text:list>
      <text:p text:style-name="P4">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363124" text:continue-numbering="true" text:style-name="диалог">
        <text:list-item>
          <text:p text:style-name="P96">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4">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4">Даже сейчас мне говорят друзья, когда уже весь этот ад закончился:</text:p>
      <text:list xml:id="list39377553" text:continue-numbering="true" text:style-name="диалог">
        <text:list-item>
          <text:p text:style-name="P96">Ты же девочка, ты должна быть слабой... (в понимании женственности).</text:p>
        </text:list-item>
      </text:list>
      <text:p text:style-name="P4">У меня один ответ:</text:p>
      <text:list xml:id="list39379374" text:continue-numbering="true" text:style-name="диалог">
        <text:list-item>
          <text:p text:style-name="P96">Я не могу себе этого позволить!</text:p>
        </text:list-item>
      </text:list>
      <text:p text:style-name="P4"><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4">Если бы я расслабилась в этих отношениях, то, боюсь, от меня вообще ничего бы не осталось.</text:p>
      <text:p text:style-name="P4">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4">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39364020" text:continue-numbering="true" text:style-name="диалог">
        <text:list-item>
          <text:p text:style-name="P96">Не ной!</text:p>
        </text:list-item>
      </text:list>
      <text:p text:style-name="P4">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4">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4"><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4">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4">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4">Так что пора бы взять себя в руки и перестать ныть!..</text:p>
      <text:h text:style-name="P81" text:outline-level="2"><text:s/><text:bookmark-start text:name="Glava_13__Nieadiekvatnaia"/>Глава 13. <text:line-break/>Неадекватная<text:bookmark-end text:name="Glava_13__Nieadiekvatnaia"/></text:h>
      <text:p text:style-name="P47">Если вдруг вы стали для кого-то плохим, значит много хорошего было сделано для этого человека!</text:p>
      <text:p text:style-name="P57">Фаина Раневская</text:p>
      <text:p text:style-name="P45">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4">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4">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2">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2">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2"> нашей нормальности, ориентируясь на реакции других.</text:span></text:span></text:p>
      <text:p text:style-name="P8">Он проделал очень много работы за всю свою жизнь. И вот одна из них.</text:p>
      <text:p text:style-name="P4">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4">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374786" text:continue-numbering="true" text:style-name="диалог">
        <text:list-item>
          <text:p text:style-name="P96">Я никогда не говорил это!</text:p>
        </text:list-item>
      </text:list>
      <text:p text:style-name="P4">И вот вы начинаете сомневаться в том, что слышали.</text:p>
      <text:list xml:id="list39364782" text:continue-numbering="true" text:style-name="диалог">
        <text:list-item>
          <text:p text:style-name="P96">Тебе кажется, что ты переживаешь! Ничего ты не переживаешь!</text:p>
        </text:list-item>
      </text:list>
      <text:p text:style-name="P4">И вы сомневаетесь, что ваши переживания реальны.</text:p>
      <text:list xml:id="list39365734" text:continue-numbering="true" text:style-name="диалог">
        <text:list-item>
          <text:p text:style-name="P96">С тобой что-то в последнее время происходит... Нет нет, это не усталость. Может нервный срыв?</text:p>
        </text:list-item>
      </text:list>
      <text:p text:style-name="P4">И вы сомневаетесь в том, что с вами все в порядке.</text:p>
      <text:list xml:id="list39353016" text:continue-numbering="true" text:style-name="диалог">
        <text:list-item>
          <text:p text:style-name="P96">Это была не твоя идея, а моя...</text:p>
        </text:list-item>
      </text:list>
      <text:p text:style-name="P4">И вы сомневаетесь в своей памяти и способностях.</text:p>
      <text:p text:style-name="P4">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4">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4">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39367811" text:continue-numbering="true" text:style-name="диалог">
        <text:list-item>
          <text:p text:style-name="P96">Ну не говорил, так не говорил...</text:p>
        </text:list-item>
      </text:list>
      <text:p text:style-name="P48">*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text:span><text:span text:style-name="T25">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4">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4">Он будет биться головой о стену после тяжелого телефонного разговора, но упрекнет меня в оплакивании моего отца.</text:p>
      <text:p text:style-name="P4">Он считает, что прав и будет утверждать, что я, на самом деле, с ним согласна, но просто не хочу это признать.</text:p>
      <text:list xml:id="list39372116" text:continue-numbering="true" text:style-name="диалог">
        <text:list-item>
          <text:p text:style-name="P96">Ты преувеличиваешь — не болит у тебя ничего!</text:p>
        </text:list-item>
      </text:list>
      <text:p text:style-name="P4">И я в замешательстве.</text:p>
      <text:p text:style-name="P4">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4"><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4">Этот полный непонимания процесс стартует с сопротивления и отторжения чужих мыслей:</text:p>
      <text:list xml:id="list39359237" text:continue-numbering="true" text:style-name="диалог">
        <text:list-item>
          <text:p text:style-name="P96">Как же так? Я же слышала!</text:p>
        </text:list-item>
      </text:list>
      <text:p text:style-name="P4">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39369081" text:continue-numbering="true" text:style-name="диалог">
        <text:list-item>
          <text:p text:style-name="P96">Ну говорил, так говорил... Я снова все напутала.</text:p>
          <text:p text:style-name="P136"/>
        </text:list-item>
      </text:list>
      <text:p text:style-name="P63">«Для того чтобы сидеть в клетке, не всегда нужны прутья.»</text:p>
      <text:p text:style-name="P46">Рональд Дэвид Лэйнг, «Политика семьи»</text:p>
      <text:p text:style-name="P46"/>
      <text:p text:style-name="P4">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4">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4">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4">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4">Я доказывала и доказывала:</text:p>
      <text:list xml:id="list39364538" text:continue-numbering="true" text:style-name="диалог">
        <text:list-item>
          <text:p text:style-name="P96">Но ведь было же!</text:p>
        </text:list-item>
      </text:list>
      <text:p text:style-name="P4">Но мне повторяли и повторяли:</text:p>
      <text:list xml:id="list39372689" text:continue-numbering="true" text:style-name="диалог">
        <text:list-item>
          <text:p text:style-name="P96">Да что ты опять придумываешь?! Тебе что, драмы не хватает?</text:p>
        </text:list-item>
      </text:list>
      <text:p text:style-name="P4">Мне было трудно понять... Да что там, мне было сложно представить, что меня специально вводят в эти заблуждения, сбивают с толку...</text:p>
      <text:p text:style-name="P4">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4">В случае моей непреклонности, он обычно использовал контрманевр. Ты уверена? — На тебе разряд! — Ах ты настаиваешь?</text:p>
      <text:list xml:id="list39369203" text:continue-numbering="true" text:style-name="диалог">
        <text:list-item>
          <text:p text:style-name="P96"><text:soft-page-break/>Ты так говоришь, потому, что ты меня не любишь и тебе на меня наплевать!</text:p>
        </text:list-item>
      </text:list>
      <text:p text:style-name="P4">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352333" text:continue-numbering="true" text:style-name="диалог">
        <text:list-item>
          <text:p text:style-name="P96">Ты неадекватная, я не собираюсь продолжать с тобой разговор!</text:p>
        </text:list-item>
      </text:list>
      <text:p text:style-name="P4">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4">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4">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4">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361845" text:continue-numbering="true" text:style-name="диалог">
        <text:list-item>
          <text:p text:style-name="P96"><text:soft-page-break/>С тобой невозможно разговаривать. Поговорим, когда ты успокоишься!</text:p>
        </text:list-item>
      </text:list>
      <text:p text:style-name="P4">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4">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4">В процессе такого прессинга, он мог вспомнить о какой-то прошлой ситуации, например:</text:p>
      <text:list xml:id="list39383502" text:continue-numbering="true" text:style-name="диалог">
        <text:list-item>
          <text:p text:style-name="P96">Ты уже так вела себя на прошлой неделе.</text:p>
        </text:list-item>
      </text:list>
      <text:p text:style-name="P4">Я пыталась оправдаться, и говорила, что в той ситуации были те же причины:</text:p>
      <text:list xml:id="list39370887" text:continue-numbering="true" text:style-name="диалог">
        <text:list-item>
          <text:p text:style-name="P96">Потому что тогда, как и сегодня, ты меня перебивал и не давал мне сказать...</text:p>
        </text:list-item>
      </text:list>
      <text:p text:style-name="P4">И тут же получала в ответ «подзатыльник», например:</text:p>
      <text:list xml:id="list39380160" text:continue-numbering="true" text:style-name="диалог">
        <text:list-item>
          <text:p text:style-name="P96">Почему ты постоянно возвращаешься к старым конфликтам!?</text:p>
        </text:list-item>
      </text:list>
      <text:p text:style-name="P4">Что вводило меня в еще большее заблуждение, ведь он же сам вспомнил о той прошлой ситуации!</text:p>
      <text:p text:style-name="P4">Ну и, конечно:</text:p>
      <text:list xml:id="list39363871" text:continue-numbering="true" text:style-name="диалог">
        <text:list-item>
          <text:p text:style-name="P96">Поговорим, когда ты успокоишься!</text:p>
        </text:list-item>
      </text:list>
      <text:p text:style-name="P4">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4">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4">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4">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8">* * *</text:p>
      <text:p text:style-name="P4">Но на что стоило обратить тогда свое внимание?</text:p>
      <text:p text:style-name="P4">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4">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4">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4">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4">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4">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4">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4">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4">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4">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4">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4"><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4">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9354963" text:continue-numbering="true" text:style-name="диалог">
        <text:list-item>
          <text:p text:style-name="P96">Да все считают, что ты неадекватная!</text:p>
        </text:list-item>
      </text:list>
      <text:p text:style-name="P4">Или:</text:p>
      <text:list xml:id="list39378810" text:continue-numbering="true" text:style-name="диалог">
        <text:list-item>
          <text:p text:style-name="P96">Все знают, что ты истеричка!</text:p>
        </text:list-item>
      </text:list>
      <text:p text:style-name="P4">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4">*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4">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4"><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4">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4">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4">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4">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369399" text:continue-numbering="true" text:style-name="диалог">
        <text:list-item>
          <text:p text:style-name="P96">Как ты не понимаешь?!</text:p>
        </text:list-item>
      </text:list>
      <text:p text:style-name="P4">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4"><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4">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4">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4">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4">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4">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4">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4"/>
      <text:p text:style-name="P63">«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3">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48">* * *</text:p>
      <text:p text:style-name="P4">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4"><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4">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4">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4">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4">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4"><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4">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4">* * *</text:p>
      <text:p text:style-name="P4">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4">Наши общие друзья пригласили нас в гости.</text:p>
      <text:p text:style-name="P4">В этот день было несколько нюансов: ему нужно было съездить по делам на пару часов, и утром заболел мой кот.</text:p>
      <text:p text:style-name="P4">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4">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4"><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9362078" text:continue-numbering="true" text:style-name="диалог">
        <text:list-item>
          <text:p text:style-name="P96">Я на полчасика. — сказал он мне примерно в 3 часа дня в ответ на мое удивление. А домой пришел в полночь.</text:p>
        </text:list-item>
      </text:list>
      <text:p text:style-name="P4">Потом я узнаю, почему он не взял меня с собой. Но об этом чуть позже.</text:p>
      <text:p text:style-name="P4">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4">И вот брожу я по району — звонит:</text:p>
      <text:list xml:id="list39382282" text:continue-numbering="true" text:style-name="диалог">
        <text:list-item>
          <text:p text:style-name="P96">Я уже дома. А ты где? — по голосу было понятно, что он улыбается.</text:p>
        </text:list-item>
        <text:list-item>
          <text:p text:style-name="P96">Я гуляю.</text:p>
        </text:list-item>
      </text:list>
      <text:p text:style-name="P4">Бросает трубку. Прям просто кладет трубку!</text:p>
      <text:p text:style-name="P4">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4">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4">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39373725" text:continue-numbering="true" text:style-name="диалог">
        <text:list-item>
          <text:p text:style-name="P96">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4">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4">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9381460" text:continue-numbering="true" text:style-name="диалог">
        <text:list-item>
          <text:p text:style-name="P96">Помнишь, утром коту вкололи лекарство?</text:p>
        </text:list-item>
        <text:list-item>
          <text:p text:style-name="P96">Помню.</text:p>
        </text:list-item>
        <text:list-item>
          <text:p text:style-name="P96">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96"><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96">Да, но с небольшой поправкой — пока не буду уверена в том, что лекарство подействовало, и ему легче.</text:p>
        </text:list-item>
        <text:list-item>
          <text:p text:style-name="P96">Я тебя неправильно понял...</text:p>
        </text:list-item>
        <text:list-item>
          <text:p text:style-name="P96">А что конкретно ты не так понял? Тебе нужно было просто набрать меня, когда освободишься и узнать, пойду я с тобой или нет?</text:p>
        </text:list-item>
        <text:list-item>
          <text:p text:style-name="P96">Я подумал, что если коту плохо, то ты никуда не пойдешь.</text:p>
        </text:list-item>
        <text:list-item>
          <text:p text:style-name="P96">Но мы договорились, что если ему станет лучше, то я пойду. Было?</text:p>
        </text:list-item>
        <text:list-item>
          <text:p text:style-name="P96">Было.</text:p>
        </text:list-item>
        <text:list-item>
          <text:p text:style-name="P96">Так почему ты не позвонил?</text:p>
        </text:list-item>
        <text:list-item>
          <text:p text:style-name="P96">Я тебя не так понял...</text:p>
          <text:p text:style-name="P96"/>
        </text:list-item>
      </text:list>
      <text:p text:style-name="P63">«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3">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4">И эта техника прекрасно прослеживается здесь:</text:p>
      <text:list xml:id="list39374233" text:continue-numbering="true" text:style-name="диалог">
        <text:list-item>
          <text:p text:style-name="P111"><text:span text:style-name="T32">Помнишь, </text:span><text:span text:style-name="T30">мы договорились, что ты меня наберешь</text:span><text:span text:style-name="T32"> и узнаешь, как обстоят дела и, </text:span><text:span text:style-name="_30__20_Text"><text:span text:style-name="T32">если все хорошо, то я поеду</text:span></text:span><text:span text:style-name="T32"> с тобой? — говорю я.</text:span></text:p>
        </text:list-item>
        <text:list-item>
          <text:p text:style-name="P111"><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4">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4">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4">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4">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4">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4">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4">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4">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4">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4">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4">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4">Он снимал и повторял:</text:p>
      <text:list xml:id="list39379591" text:continue-numbering="true" text:style-name="диалог">
        <text:list-item>
          <text:p text:style-name="P96">О, какая молодец! И после этого ты будешь говорить, что ты нормальная? Давай-давай, продолжай!</text:p>
        </text:list-item>
      </text:list>
      <text:p text:style-name="P4">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4">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4">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4">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4">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4">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4">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4">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81" text:outline-level="2"><text:s/><text:bookmark-start text:name="Glava_14__Vozhak"/>Глава 14. <text:line-break/>Вожак<text:bookmark-end text:name="Glava_14__Vozhak"/></text:h>
      <text:p text:style-name="P47">Для неверных нет любви,</text:p>
      <text:p text:style-name="P47">для порочных нет радости.</text:p>
      <text:p text:style-name="P57">Мария Корелли, «Скорбь Сатаны»</text:p>
      <text:p text:style-name="P4">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4">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4">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366857" text:continue-numbering="true" text:style-name="диалог">
        <text:list-item>
          <text:p text:style-name="P96"><text:soft-page-break/>Так легче переносить такой напряженный график, — говорил он мне.</text:p>
        </text:list-item>
      </text:list>
      <text:p text:style-name="P4">Дома его постоянно не было, и я снова за ним заскучала.</text:p>
      <text:list xml:id="list39351771" text:continue-numbering="true" text:style-name="диалог">
        <text:list-item>
          <text:p text:style-name="P96">Выдели хоть выходные для меня! — просила я. — Хотя бы день! Хотя бы вечер!..</text:p>
        </text:list-item>
      </text:list>
      <text:p text:style-name="P4">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4">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4">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4">Вместо моего парня домой возвращалось его тело. Всегда в состоянии опьянения, всегда злое и уставшее.</text:p>
      <text:p text:style-name="P4">— Тебе нужно отдохнуть! — твердила я уже через неделю такого графика.</text:p>
      <text:p text:style-name="P4">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4">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4">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4">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4">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4">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4">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4">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4">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9375446" text:continue-numbering="true" text:style-name="диалог">
        <text:list-item>
          <text:p text:style-name="P96">Я съем кусочек пиццы и домой. — сказал он мне в 9 вечера.</text:p>
        </text:list-item>
      </text:list>
      <text:p text:style-name="P4">А домой вернулся под утро.</text:p>
      <text:p text:style-name="P4">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4">Во всех случаях, где была третья сторона — он выбирал третью сторону, отодвигая меня на второй план и мне это в край надоело!</text:p>
      <text:p text:style-name="P4">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4">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54"><text:soft-page-break/>* * *</text:p>
      <text:p text:style-name="P4">На работу я поехала от сестры. Здесь нужно обратить внимание на последовательность событий, которые будут происходить дальше. Это важно.</text:p>
      <text:p text:style-name="P4"><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4"><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4">Он взял листок бумаги и спросил меня, сколько у меня пунктов. Я ответила — семь. Он что-то написал, и отложил в сторону. Еще один ловкий ход.</text:p>
      <text:p text:style-name="P4">Открыв мою писанину, он мгновенно разозлился:</text:p>
      <text:list xml:id="list39372869" text:continue-numbering="true" text:style-name="диалог">
        <text:list-item>
          <text:p text:style-name="P96">Все не так! Я ожидал совсем другого! Ты все неправильно сделала!</text:p>
        </text:list-item>
        <text:list-item>
          <text:p text:style-name="P96">А что конкретно тебя не устраивает — манера письма?</text:p>
        </text:list-item>
        <text:list-item>
          <text:p text:style-name="P96">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4">Потом он преподнес мне свой список. Точно не помню формулировку, но смысл был такой:</text:p>
      <text:list xml:id="list39377171" text:continue-list="list9178684433844547335" text:style-name="List_20_1">
        <text:list-item text:start-value="1">
          <text:p text:style-name="P97">У меня</text:p>
        </text:list-item>
        <text:list-item>
          <text:p text:style-name="P97">Идеальная</text:p>
        </text:list-item>
        <text:list-item>
          <text:p text:style-name="P97">Девушка</text:p>
        </text:list-item>
        <text:list-item>
          <text:p text:style-name="P97">Которую</text:p>
        </text:list-item>
        <text:list-item>
          <text:p text:style-name="P97">Я очень</text:p>
        </text:list-item>
        <text:list-item>
          <text:p text:style-name="P97">Сильно</text:p>
        </text:list-item>
        <text:list-item>
          <text:p text:style-name="P97">Люблю</text:p>
        </text:list-item>
      </text:list>
      <text:p text:style-name="P4">Понимаете, да? Этим он выставил меня той самой «вечно всем недовольной стервой». Типа мне все не так, а он всем доволен, значит проблемы во мне.</text:p>
      <text:p text:style-name="P4">Через несколько минут он уничтожил мою психику ко всем чертям.</text:p>
      <text:p text:style-name="P4">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4">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4">В самом начале моего повествования были такие слова:</text:p>
      <text:p text:style-name="P4"/>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4">Именно к этим словам он и прицепился. Именно на них обсуждение и закончилось.</text:p>
      <text:p text:style-name="P4">Тут очень важный момент. Чтобы понять всю суть этого конфликта, нужно представить себе все, что я сейчас опишу.</text:p>
      <text:p text:style-name="P4">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4">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4">Я не успевала за ним. За ходом мысли. Я не успевала реагировать на этот поток агрессии, что меня и сбило с толку — я не понимала, что ее вызвало.</text:p>
      <text:p text:style-name="P4">«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4"><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4"/>
      <text:p text:style-name="P63">«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3">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3">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4">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4">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4">На удивление самой себе, я была спокойна. Даже слишком. Но как оказалось — это был еще один тактический ход.</text:p>
      <text:p text:style-name="P4"/>
      <text:p text:style-name="P63">«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3">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4">Когда я спокойным тоном попросила его расслабиться и не перебивать меня, мол, мы ведь разговариваем.</text:p>
      <text:list xml:id="list39375060" text:continue-list="list39372869" text:style-name="диалог">
        <text:list-item>
          <text:p text:style-name="P96">Я не собираюсь с тобой ссориться, — сказала я. — Мы же хотим помириться!</text:p>
        </text:list-item>
      </text:list>
      <text:p text:style-name="P4">Он просто вышел из комнаты...</text:p>
      <text:p text:style-name="P4">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4">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4">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4">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4">Это были самые странные и страшные минуты наших отношений.</text:p>
      <text:p text:style-name="P4"><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4">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4">Он побежал к окну.</text:p>
      <text:p text:style-name="P4">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4">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4">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4">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9363917" text:continue-numbering="true" text:style-name="диалог">
        <text:list-item>
          <text:p text:style-name="P96">Помогите! Кто-нибудь! Помогите!</text:p>
        </text:list-item>
      </text:list>
      <text:p text:style-name="P4">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355954" text:continue-numbering="true" text:style-name="диалог">
        <text:list-item>
          <text:p text:style-name="P96">Помогите! Кто-нибудь! Я не знаю, что мне делать! Он сейчас упадет! Я не удержу...</text:p>
        </text:list-item>
      </text:list>
      <text:p text:style-name="P4">А она стояла и я видела по ее лицу — ей страшно.</text:p>
      <text:p text:style-name="P4">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4">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4">Вам, наверное, интересно, что же она делал под подъездом в такой поздний час. Терпение. Скоро вы все узнаете.</text:p>
      <text:p text:style-name="P4">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4">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4"><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4">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4">Я не подумала:</text:p>
      <text:list xml:id="list39375945" text:continue-numbering="true" text:style-name="диалог">
        <text:list-item>
          <text:p text:style-name="P96"><text:s/>Что же мне делать? Хм... Я знаю! Мне нужно содрать татуировку, чтоб она не напоминала мне о нем!</text:p>
        </text:list-item>
      </text:list>
      <text:p text:style-name="P4">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4">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4">Потом он вернулся. Не один — он привел своих друзей посмотреть на все это шоу. Я была еще «жива», и меня нужно было «добить».</text:p>
      <text:p text:style-name="P4">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367854" text:continue-numbering="true" text:style-name="диалог">
        <text:list-item>
          <text:p text:style-name="P96"><text:soft-page-break/>Что ты с ним сделала? — спрашивали они. — Он сказал, что ты взбесилась, что ты кричала, что он хотел уйти, а ты не пускала...</text:p>
        </text:list-item>
      </text:list>
      <text:p text:style-name="P4">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8">* * *</text:p>
      <text:p text:style-name="P4">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4">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4">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4">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4">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47">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4">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4">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4">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4">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4">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4">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4">Это как с тем кофе, что я вылила под ноги. На записи видно, что я не в себе, но причины такого поведения никто не зафиксировал...</text:p>
      <text:p text:style-name="P4">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4">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4">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4">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4">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4">Я — агрессор. Он жертва.</text:p>
      <text:p text:style-name="P4">Я кричу — он страдает.</text:p>
      <text:p text:style-name="P4">Он любит, а я издеваюсь.</text:p>
      <text:p text:style-name="P4">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4">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4">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54">* * *</text:p>
      <text:p text:style-name="P4">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4">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4">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4">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4"><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4">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4">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81" text:outline-level="2"><text:s/><text:bookmark-start text:name="Glava_15__Ad"/>Глава 15. <text:line-break/>Ад<text:bookmark-end text:name="Glava_15__Ad"/></text:h>
      <text:p text:style-name="P47">И, улыбаясь, мне ломали крылья,</text:p>
      <text:p text:style-name="P47">Мой хрип порой похожим был на вой,</text:p>
      <text:p text:style-name="P47">И я немел от боли и бессилья</text:p>
      <text:p text:style-name="P47">И лишь шептал: «Спасибо, что живой».</text:p>
      <text:p text:style-name="P57">А. Высоцкий</text:p>
      <text:p text:style-name="P4">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4">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4">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4">Начала брать уроки гитары. Я завела дневник и старалась описывать все мысли, что были в моей голове. Вот первая запись:</text:p>
      <text:p text:style-name="P4"/>
      <text:p text:style-name="P58">«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8"/>
      <text:p text:style-name="P4">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4">«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4">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4">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4">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4">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4">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4">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4"><text:soft-page-break/>Так, как я вела всегда активный образ жизни, когда жир «ушел», моя фигура была похожа на комплекцию взрослеющего жилистого мальчика.</text:p>
      <text:p text:style-name="P54">* * *</text:p>
      <text:p text:style-name="P4">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4">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9361722" text:continue-numbering="true" text:style-name="диалог">
        <text:list-item>
          <text:p text:style-name="P96">Забери меня, рак, я больше не хочу жить...</text:p>
        </text:list-item>
      </text:list>
      <text:p text:style-name="P4">Было адски больно, будто меня сжигали заживо.</text:p>
      <text:p text:style-name="P4">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4">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4">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4">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4">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4">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4">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4">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4">На этом череда моих удивлений не закончилась, ибо открыв чат с ним, я поняла, что сообщение это <text:s/>адресовано не мне, а моему мучителю.</text:p>
      <text:p text:style-name="P4">Мой парень залогинился<text:note text:id="ftn12"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4">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4">* * *</text:p>
      <text:p text:style-name="P4">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4">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4">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4">Запомните этот момент. Я позже объясню, к чему я веду.</text:p>
      <text:p text:style-name="P4">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374191" text:continue-numbering="true" text:style-name="диалог">
        <text:list-item>
          <text:p text:style-name="P96">А где тот браслет, который я тебе подарила?</text:p>
        </text:list-item>
      </text:list>
      <text:p text:style-name="P4">Он ответил, что не помнит, и что, скорее всего, потерял его.</text:p>
      <text:p text:style-name="P4">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4">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4">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4"><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4">Я очень захотела посмотреть ему в глаза. Отчетливо помню, что это желание появилось у меня сразу после прочтения той переписки.</text:p>
      <text:p text:style-name="P4">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4">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4">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4">Я была в ее глазах загнанным зверем, и, стало быть, моя любовь была настолько сильной, что со стороны пугала.</text:p>
      <text:p text:style-name="P4">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4">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4">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4">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4">Тогда она обыскивала зависимое слабое безвольное ничтожество, которое отчаянно хотело заслужить милость хозяина.</text:p>
      <text:p text:style-name="P4">Тщательно осмотрев меня, она его позвала.</text:p>
      <text:p text:style-name="P54">* * *</text:p>
      <text:p text:style-name="P4">Вспоминаю и улыбаюсь! Вот это мастерство! Сначала он не хотел выходить ко мне. Он боялся меня! Он согласился, но, конечно же, не без условий.</text:p>
      <text:p text:style-name="P4">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4">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4">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4">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4">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4">Это высказанное вслух сомнение. Это всего лишь два коротких простых слова. Но давайте попробуем понять, какой смысл они несут.</text:p>
      <text:p text:style-name="P4"/>
      <text:p text:style-name="P58">«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8">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4">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4">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4">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4">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367580" text:continue-numbering="true" text:style-name="диалог">
        <text:list-item>
          <text:p text:style-name="P96">Больше я не допущу такой ошибки!</text:p>
        </text:list-item>
      </text:list>
      <text:p text:style-name="P4">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4">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9370799" text:continue-numbering="true" text:style-name="диалог">
        <text:list-item>
          <text:p text:style-name="P96">Он любит! Я спрашивала у него, и он не сказал «нет»!!!</text:p>
        </text:list-item>
      </text:list>
      <text:p text:style-name="P4">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8">* * *</text:p>
      <text:p text:style-name="P4">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4"><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4">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4">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81"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4">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4">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4"><text:span text:style-name="T2">Случайно</text:span> проболтался?..</text:p>
      <text:p text:style-name="P4">Понимая, сколько времени ему идти, я мигом вызвала такси и поехала к нему.</text:p>
      <text:p text:style-name="P4">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4">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4">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4">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4">Таксист оказался приятным человеком и очень неравнодушным, несмотря на молодой возраст. Я спросила его, не спешит ли он:</text:p>
      <text:list xml:id="list39363948" text:continue-numbering="true" text:style-name="диалог">
        <text:list-item>
          <text:p text:style-name="P96">Мне нужно с кем-нибудь поговорить...</text:p>
        </text:list-item>
      </text:list>
      <text:p text:style-name="P4">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4"><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4">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4">И вот он мне говорит:</text:p>
      <text:list xml:id="list39369808" text:continue-numbering="true" text:style-name="диалог">
        <text:list-item>
          <text:p text:style-name="P96">А это не он идет?</text:p>
        </text:list-item>
      </text:list>
      <text:p text:style-name="P4">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4">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4">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4">Забавно, ведь позже у меня получится свести все эти обстоятельства в одну целую картину. Всему ведь есть объяснение, не так ли?</text:p>
      <text:p text:style-name="P4"><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4">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4">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4">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4">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4">Попробую сформулировать мысли, которые тогда орудовали в моей голове:</text:p>
      <text:list xml:id="list39366031" text:continue-numbering="true" text:style-name="диалог">
        <text:list-item>
          <text:p text:style-name="P96"><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4">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4">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4">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4">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4">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4"><text:soft-page-break/>Что я могу сказать — я повелась и нет мне оправдания.</text:p>
      <text:p text:style-name="P4">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4">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4">Он безжалостно «добивал» мою психику, втаптывая меня в землю огромным молотом своих издевательств.</text:p>
      <text:p text:style-name="P4">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4">—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4">Он высказал свою уверенность в том, что в этом случае между нами не может ничего быть и — попросил уйти. Ба-бах.</text:p>
      <text:p text:style-name="P54"><text:soft-page-break/>* * *</text:p>
      <text:p text:style-name="P4">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4">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4">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4">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4">К слову, я понимала это, но сидеть спокойно не могла, меня трусило изнутри, заставляя качаться. Я не могла остановиться.</text:p>
      <text:p text:style-name="P4">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377662" text:continue-numbering="true" text:style-name="диалог">
        <text:list-item>
          <text:p text:style-name="P96">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4"><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4">Они пообещали, что я буду спать 6 часов. Я проспала около 3-х и была им безумно за это благодарна. Наконец это был здоровый крепкий сон!</text:p>
      <text:p text:style-name="P4">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4">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4">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4">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4">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4">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4">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4">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81" text:outline-level="2"><text:s/><text:bookmark-start text:name="Glava_17__Ia_vsie_ponial"/>Глава 17. <text:line-break/>Я все понял<text:bookmark-end text:name="Glava_17__Ia_vsie_ponial"/></text:h>
      <text:p text:style-name="P4">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4">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4">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4">Я не понимала, что бы это могло значить:</text:p>
      <text:list xml:id="list39364193" text:continue-numbering="true" text:style-name="диалог">
        <text:list-item>
          <text:p text:style-name="P96">Я хочу провести с тобой ночь, но тебе это вряд ли понравится...</text:p>
        </text:list-item>
      </text:list>
      <text:p text:style-name="P4">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4">На сообщение я ответила, что не девочка на побегушках и не прибегу по первому зову.</text:p>
      <text:list xml:id="list39355303" text:continue-numbering="true" text:style-name="диалог">
        <text:list-item>
          <text:p text:style-name="P96"><text:soft-page-break/>Тебе что, потрахаться не с кем? — спросила я его.</text:p>
        </text:list-item>
      </text:list>
      <text:p text:style-name="P43">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4">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4">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4">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4">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42"><text:soft-page-break/>Завязался разговор. Я отметила про себя, будто разговариваю с незнакомым мне человеком. Но тогда меня это порадовало.</text:p>
      <text:p text:style-name="P24">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4">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4">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4">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4">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4">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4">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4">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4">Ну ведь правильно же? Смысл именно такой получается?</text:p>
      <text:p text:style-name="P4">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370306" text:continue-numbering="true" text:style-name="диалог">
        <text:list-item>
          <text:p text:style-name="P96">Ты очень хорошо выглядишь.</text:p>
        </text:list-item>
        <text:list-item>
          <text:p text:style-name="P96">Я очень за тобой соскучился.</text:p>
        </text:list-item>
        <text:list-item>
          <text:p text:style-name="P96">Я рад, что ты согласилась со мной встретиться.</text:p>
        </text:list-item>
      </text:list>
      <text:p text:style-name="P4">Все это свидетельствовало о том, что он тоже рад — и я была рада вдвойне. Он спросил меня, чем я занимаюсь, и я начала перечислять:</text:p>
      <text:list xml:id="list39363877" text:continue-numbering="true" text:style-name="диалог">
        <text:list-item>
          <text:p text:style-name="P96"><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96">А по вторникам? — спросил он.</text:p>
        </text:list-item>
        <text:list-item>
          <text:p text:style-name="P96">А по вторникам я хожу на сеансы к психологу...</text:p>
        </text:list-item>
      </text:list>
      <text:p text:style-name="P4">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4">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4">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4">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4">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81" text:outline-level="2"><text:s/><text:bookmark-start text:name="Glava_18__A_zachiem_vam_Ona_"/>Глава 18. <text:line-break/>А зачем вам Она?<text:bookmark-end text:name="Glava_18__A_zachiem_vam_Ona_"/></text:h>
      <text:p text:style-name="P4">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4">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4">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4"><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4">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4">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4">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4">Я переживала. Любимый демонстрировал мне свое желание все исправить, а я искренне на все это велась. Я была несказанно счастлива! Дура.</text:p>
      <text:p text:style-name="P4"><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4">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4">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4">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4">Мы здороваемся с ним, проходим в кабинет, и тут я уже «намылилась» уходить, дабы оставить их наедине, но доктор сказал:</text:p>
      <text:list xml:id="list39371420" text:continue-numbering="true" text:style-name="диалог">
        <text:list-item>
          <text:p text:style-name="P96">Останьтесь, Яна...</text:p>
        </text:list-item>
      </text:list>
      <text:p text:style-name="P4">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4">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4">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4">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4">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4">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4">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4">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4">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4">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4">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4">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4">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4"><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383369" text:continue-numbering="true" text:style-name="диалог">
        <text:list-item>
          <text:p text:style-name="P96">А скажите мне, пожалуйста, зачем вам Яна?</text:p>
        </text:list-item>
        <text:list-item>
          <text:p text:style-name="P96">В смысле: «зачем мне Яна»? <text:span text:style-name="T14">Я ее люблю! — его ответ сопровождался задорными смешками.</text:span></text:p>
        </text:list-item>
        <text:list-item>
          <text:p text:style-name="P96">Вот вы говорите, что Яна очень плохая: обижает вас и неправильно себя ведет. Делает вас несчастным... Так зачем она вам?</text:p>
        </text:list-item>
      </text:list>
      <text:p text:style-name="P4">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4">«Я ее люблю!..» — вот что отвлекло меня от их беседы. После этих слов я закрыла свой блокнотик с заметками и отложила в сторону.</text:p>
      <text:p text:style-name="P4">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4">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4">Это были вполне обоснованные беспристрастные попытки доктора научными методами позволить человеку открыться.</text:p>
      <text:p text:style-name="P4"><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4">Было очень много эмоций, и, по видимому, всё, что происходило потом было не настолько важным, чтоб это запомнить.</text:p>
      <text:p text:style-name="P4">И вот мы это сделали. Общими усилиями — его и моими, мы помирились.</text:p>
      <text:p text:style-name="P4">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4">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4">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4">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39360461" text:continue-numbering="true" text:style-name="диалог">
        <text:list-item>
          <text:p text:style-name="P96">С вами все в полном порядке, Яна, — сказал он, — но вот Его я бы хотел видеть.</text:p>
        </text:list-item>
      </text:list>
      <text:p text:style-name="P4">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4">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4">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4">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4">Он всячески давал мне понять, с кем я имею дело, но врачебная этика запрещает делать это напрямую.</text:p>
      <text:h text:style-name="P81" text:outline-level="2"><text:s/><text:bookmark-start text:name="Glava_19__Ia_podumaiu"/>Глава 19. <text:line-break/>Я подумаю<text:bookmark-end text:name="Glava_19__Ia_podumaiu"/></text:h>
      <text:p text:style-name="P4">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4">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4">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4">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4">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4">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4">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4">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4">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4">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4">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4"><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4">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4">И вот я стою и рыдаю от счастья. Он спрашивает меня, выйду ли я за него. Я говорю: «Я подумаю...», как в своей заветной мечте...</text:p>
      <text:p text:style-name="P4">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4">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4">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4">Конечно, все были на эмоциях и пошли курить. Мы собираемся на террасе, я трепещу от счастья, мы закуриваем и я спрашиваю...</text:p>
      <text:list xml:id="list39351717" text:continue-numbering="true" text:style-name="диалог">
        <text:list-item>
          <text:p text:style-name="P96"><text:soft-page-break/>Котик, а когда ты принял такое решение — на мне жениться?</text:p>
        </text:list-item>
        <text:list-item>
          <text:p text:style-name="P96">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4">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4">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4">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4">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39382321" text:continue-list="list39377171" text:style-name="List_20_1">
        <text:list-item>
          <text:list>
            <text:list-item>
              <text:p text:style-name="P97">мне это не нравится;</text:p>
            </text:list-item>
            <text:list-item>
              <text:p text:style-name="P97">это ненормально.</text:p>
            </text:list-item>
          </text:list>
        </text:list-item>
      </text:list>
      <text:p text:style-name="P4"><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4">Что тут скажешь — к сестре уже так просто не сбежишь. И я стала думать головой, а не слепым любящим сердцем.</text:p>
      <text:p text:style-name="P4">Я невеста. Это непривычно!</text:p>
      <text:list xml:id="list39355337" text:continue-list="list39351717" text:style-name="диалог">
        <text:list-item>
          <text:p text:style-name="P96">Ну и когда же мы поженимся? — спросила я.</text:p>
        </text:list-item>
        <text:list-item>
          <text:p text:style-name="P96">Давай летом. — предложил он.</text:p>
        </text:list-item>
      </text:list>
      <text:p text:style-name="P4">Отличная идея.</text:p>
      <text:p text:style-name="P4">Я не знаю, как мы вообще до лета дожили.</text:p>
      <text:h text:style-name="P81"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4">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4">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4">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4">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4">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4">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4">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4">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4">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4">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352065" text:continue-numbering="true" text:style-name="диалог">
        <text:list-item>
          <text:p text:style-name="P96"><text:soft-page-break/>Так будет меньше нюансов при разводе! — сказал он мне.</text:p>
        </text:list-item>
      </text:list>
      <text:p text:style-name="P4">Я не выдержала и сказала, что если он хочет «подстраховаться», то пусть составляет сам этот договор, но чтоб моего имени там не было:</text:p>
      <text:list xml:id="list39365716" text:continue-numbering="true" text:style-name="диалог">
        <text:list-item>
          <text:p text:style-name="P96">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4">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4">Он был взбешен. Я потом горько поплатилась за эту свою «выходку». Завтра меня попытаются снова выгнать из дома.</text:p>
      <text:p text:style-name="P48">* * *</text:p>
      <text:p text:style-name="P40">У меня сохранилась переписка, где на следующий день он идет на попятную — забирает свои слова назад:</text:p>
      <text:list xml:id="list39355290" text:continue-numbering="true" text:style-name="диалог">
        <text:list-item>
          <text:p text:style-name="P96">...Я не хотел никогда никаких бумажек. Вчера это был просто разговор, из которого ты нашифровала!</text:p>
        </text:list-item>
        <text:list-item>
          <text:p text:style-name="P96">«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96">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6">Меня такое отношение мягко говоря не устраивает! Что-то ты часто уходишь от своих <text:s/>слов! С аргументом: «Я ляпнул не подумав»...</text:p>
        </text:list-item>
        <text:list-item>
          <text:p text:style-name="P96">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1"><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96">Поэтому я не понимаю, почему ты так упорно ее пытаешься пропихнуть, когда причина не в этом!? — он стоит на своем.</text:p>
        </text:list-item>
        <text:list-item>
          <text:p text:style-name="P96">Короче, хватит. Мне надоело. Мне тут работать надо... — попыталась я закончить этот бред.</text:p>
        </text:list-item>
      </text:list>
      <text:p text:style-name="P4">Что мы видим?</text:p>
      <text:p text:style-name="P5">«Я не хотел никогда никаких бумажек.»</text:p>
      <text:p text:style-name="P4">Он пытается убедить меня в том, что я услышала не то, что услышала.</text:p>
      <text:p text:style-name="P5"><text:soft-page-break/>«Но думать, что я всерьез намерен с тобой договор заключать это плохая причина... Когда причина не в этом.»</text:p>
      <text:p text:style-name="P4">«Всерьез намерен?»... А что, можно быть намеренным не всерьез?</text:p>
      <text:p text:style-name="P4">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4">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4">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4">Я ничего не упустила? Ах да — куда я только смотрела?!</text:p>
      <text:p text:style-name="P5">«Вчера это был просто разговор, из которого ты нашифровала.»</text:p>
      <text:p text:style-name="P4">Ну понятно. Тут он пытается внушить мне, что я ненормальная, верю в то, чего, на самом деле, не было... Все стандартно.</text:p>
      <text:p text:style-name="P5">«Думал проснется — может дойдет.»</text:p>
      <text:p text:style-name="P4">Обвинение в тупости: до тебя не доходит, ведь ты тупая.</text:p>
      <text:p text:style-name="P5"><text:soft-page-break/>«Скажет, чет реально мне пригорело. А нет. Набрала аргументов и говна на лопате на!»</text:p>
      <text:p text:style-name="P4">Обвинение в иррациональности, тупости, конфликтности, необоснованности в суждениях. Ну и, конечно, маска «жертвы»: поливаешь меня говном.</text:p>
      <text:p text:style-name="P5">«Главное, что ты права.»</text:p>
      <text:p text:style-name="P4">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5">«А чего ты не сказала «нет», мне чисто интересно? Дай угадаю. Ты про бумажки не знала?»</text:p>
      <text:p text:style-name="P4">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5">«Дурацкие разговоры были всегда.»</text:p>
      <text:p text:style-name="P4">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5">«Поэтому я не понимаю, почему ты так упорно ее (причину) пытаешься пропихнуть.»</text:p>
      <text:p text:style-name="P4">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4"><text:soft-page-break/>* * *</text:p>
      <text:p text:style-name="P4">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4">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4">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4">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9381891" text:continue-numbering="true" text:style-name="диалог">
        <text:list-item>
          <text:p text:style-name="P96">Когда вещи заберешь? — пишет он в тот же день.</text:p>
        </text:list-item>
        <text:list-item>
          <text:p text:style-name="P96"><text:soft-page-break/>Сегодня, — отвечаю я, на что он отвечает:</text:p>
        </text:list-item>
        <text:list-item>
          <text:p text:style-name="P96">Целую в шею...</text:p>
        </text:list-item>
      </text:list>
      <text:p text:style-name="P4">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4">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4">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366748" text:continue-numbering="true" text:style-name="диалог">
        <text:list-item>
          <text:p text:style-name="P96">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4">Мне должно быть стыдно, наверное, за то, что я такая слабачка и не смогла еще на первых порах прекратить эти отношения.</text:p>
      <text:p text:style-name="P4">Еще когда он запретил мне приглашать друзей на мой день рождения.</text:p>
      <text:p text:style-name="P4"><text:soft-page-break/>За то, что вернулась к нему, когда он переступал через меня две недели после операции.</text:p>
      <text:p text:style-name="P4">Когда он говорил со мной о измене и пытался склонить меня к групповухе.</text:p>
      <text:p text:style-name="P4">Из-за того, что я на протяжении трех лет просила у него прощение за его жестокое обращение со мной...</text:p>
      <text:p text:style-name="P4">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4">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4">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4">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81"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3">«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4">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4"/>
      <text:p text:style-name="P63">«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4">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4">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4">Он говорит то, что в конкретный момент выгоднее всего сказать, и получает свою награду — признание в нем достойного человека окружающими.</text:p>
      <text:p text:style-name="P4">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4">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4">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4">Проблема его провала в том, что он не заботится о завтрашнем дне. Ему важно быть уважаемым здесь и сейчас.</text:p>
      <text:p text:style-name="P4">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8"><text:soft-page-break/>* * *</text:p>
      <text:p text:style-name="P4">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4">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4">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9377687" text:continue-numbering="true" text:style-name="диалог">
        <text:list-item>
          <text:p text:style-name="P96">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4">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4">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4">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4">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39379537" text:continue-numbering="true" text:style-name="диалог">
        <text:list-item>
          <text:p text:style-name="P96">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4">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4">В общем, мы разобщались и начали дружить. Как-то мы втроем сидели у нас, как всегда о чем-то общались и она мне говорит, мол:</text:p>
      <text:list xml:id="list39361758" text:continue-numbering="true" text:style-name="диалог">
        <text:list-item>
          <text:p text:style-name="P96">Давай завтра созвонимся и обсудим <text:span text:style-name="T47">&lt;</text:span>уже не помню что<text:span text:style-name="T47">&gt;</text:span>...</text:p>
        </text:list-item>
        <text:list-item>
          <text:p text:style-name="P96"><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2">...</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39356725" text:continue-numbering="true" text:style-name="диалог">
        <text:list-item>
          <text:p text:style-name="P96">Это я тебя заблокировал у нее на телефоне.</text:p>
        </text:list-item>
      </text:list>
      <text:p text:style-name="P4">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4">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4">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4">Ему было невыгодно, чтобы мы поддерживали связь, ведь тогда бы я узнала, как, по его словам, он «познаёт себя». Но об этом позже.</text:p>
      <text:p text:style-name="P4">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4">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4">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4">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4">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4"><text:soft-page-break/>* * *</text:p>
      <text:p text:style-name="P4">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4">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4">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4">Но это оказалось очередным увиливанием, ведь когда он получил свои деньги, то я услышала следующее:</text:p>
      <text:p text:style-name="P4">—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4"><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4">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4">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8">* * *</text:p>
      <text:p text:style-name="P4">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4">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4">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4"><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4">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356970" text:continue-numbering="true" text:style-name="диалог">
        <text:list-item>
          <text:p text:style-name="P96">Да, мать, ты такая сильная! Я бы так не смогла...</text:p>
        </text:list-item>
        <text:list-item>
          <text:p text:style-name="P96">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6">Я бы не смогла простить, но ты молодец!</text:p>
        </text:list-item>
        <text:list-item>
          <text:p text:style-name="P96">Что простить?</text:p>
        </text:list-item>
        <text:list-item>
          <text:p text:style-name="P96">Ну, он ведь трахал двух баб...</text:p>
        </text:list-item>
      </text:list>
      <text:p text:style-name="P4">Она продолжала что-то говорить, а я «застряла» на этой фразе. Даже не знаю сколько времени прошло, когда я спросила:</text:p>
      <text:list xml:id="list39364509" text:continue-numbering="true" text:style-name="диалог">
        <text:list-item>
          <text:p text:style-name="P96">Что значит — трахал двух баб?</text:p>
        </text:list-item>
      </text:list>
      <text:p text:style-name="P4">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4"><text:soft-page-break/>Я посмотрела на нее. Она такая маленькая, потрепанная жизнью, сидела и смотрела на мена испуганно-удивленными глазами... Она не знала.</text:p>
      <text:p text:style-name="P4">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4">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39376851" text:continue-numbering="true" text:style-name="диалог">
        <text:list-item>
          <text:p text:style-name="P96">Рассказывай! Рассказывай все!</text:p>
        </text:list-item>
      </text:list>
      <text:p text:style-name="P4">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4">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4">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4"><text:soft-page-break/>* * *</text:p>
      <text:p text:style-name="P4">Ох, в тот вечер я узнала еще кое что от нее. Это был еще один удар для меня. Я поняла, что живу с предателем, с жестоким человеком.</text:p>
      <text:p text:style-name="P4">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4">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4">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4">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4">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366971" text:continue-numbering="true" text:style-name="диалог">
        <text:list-item>
          <text:p text:style-name="P96">Все в порядке;</text:p>
        </text:list-item>
        <text:list-item>
          <text:p text:style-name="P96">Ты себе накручиваешь;</text:p>
        </text:list-item>
        <text:list-item>
          <text:p text:style-name="P96"><text:soft-page-break/>Ты придумываешь драму на пустом месте;</text:p>
        </text:list-item>
        <text:list-item>
          <text:p text:style-name="P96">Ты паришься без причины...</text:p>
        </text:list-item>
        <text:list-item>
          <text:p text:style-name="P96">и так далее по тексту выше/ниже — стандартные фразочки.</text:p>
        </text:list-item>
      </text:list>
      <text:p text:style-name="P4">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4">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4">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4">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4">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4">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4">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4">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4">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4">Я ее простила, как оказалось, за то, чего она не делала. Мне жаль.</text:p>
      <text:p text:style-name="P4">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4">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4">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4">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4">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4">* * *</text:p>
      <text:p text:style-name="P4">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4">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4">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4">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4">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4">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4">Не могу удержаться и не продублировать его любимую цитату:</text:p>
      <text:p text:style-name="P4"/>
      <text:p text:style-name="P63">«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4">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4">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4">Но поверьте мне и моему горькому опыту, вы априори в проигрыше в своих попытках воззвать к его человечности.</text:p>
      <text:p text:style-name="P4">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4">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4"><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54">* * *</text:p>
      <text:p text:style-name="P4">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4">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9361500" text:continue-numbering="true" text:style-name="диалог">
        <text:list-item>
          <text:p text:style-name="P96">Что с тобой? — спросил он, когда заметил, что со мной что-то не так.</text:p>
        </text:list-item>
      </text:list>
      <text:p text:style-name="P4">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4"><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360683" text:continue-numbering="true" text:style-name="диалог">
        <text:list-item>
          <text:p text:style-name="P96">И что тебе приснилось? — спросил он.</text:p>
        </text:list-item>
        <text:list-item>
          <text:p text:style-name="P96">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6">В смысле: «обманываю»? Что я тебе изменил?</text:p>
        </text:list-item>
        <text:list-item>
          <text:p text:style-name="P96">Да, — ответила я, — с темноволосой девочкой.</text:p>
        </text:list-item>
        <text:list-item>
          <text:p text:style-name="P96">Прекрати, это всего лишь сон, нам пора собираться. Не накручивай себе.</text:p>
        </text:list-item>
      </text:list>
      <text:p text:style-name="P4">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39372970" text:continue-numbering="true" text:style-name="диалог">
        <text:list-item>
          <text:p text:style-name="P96">Это тебе в голову солнышко припекло...</text:p>
        </text:list-item>
      </text:list>
      <text:p text:style-name="P4">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4">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4">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4"><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8">* * *</text:p>
      <text:p text:style-name="P4">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4">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4">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4">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4">Несколько минут он упрашивал меня выключить диктофон, потом сдался, со словами:</text:p>
      <text:list xml:id="list39383071" text:continue-numbering="true" text:style-name="диалог">
        <text:list-item>
          <text:p text:style-name="P96">Хрен с тобой — записывай... Ты вокруг меня плетешь какую-то западню...</text:p>
        </text:list-item>
      </text:list>
      <text:p text:style-name="P4">Вот так. Разговор еще не начался, а меня уже обвиняют. Маска «жертвы» уже красуется на его «благородном» лице.</text:p>
      <text:p text:style-name="P4">Приготовьтесь к тотальному абсурду, ведь я даже не знаю, получится ли у меня описать весь тот бред, который извергали его лживые уста.</text:p>
      <text:p text:style-name="P4">Разговор начался с моего вопроса:</text:p>
      <text:list xml:id="list39359331" text:continue-numbering="true" text:style-name="диалог">
        <text:list-item>
          <text:p text:style-name="P96">Есть ли что-то, что я должна знать, как твоя девушка, как твоя будущая жена? То, что может в будущем причинить мне боль?</text:p>
        </text:list-item>
      </text:list>
      <text:p text:style-name="P4">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4">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4">Вот несколько его реплик:</text:p>
      <text:list xml:id="list39378144" text:continue-numbering="true" text:style-name="диалог">
        <text:list-item>
          <text:p text:style-name="P111"><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4">«Назовем это так...» Как?</text:p>
      <text:p text:style-name="P4">Попытки? А они все-таки были?</text:p>
      <text:p text:style-name="P4">Не увенчались успехом? С чьей стороны?</text:p>
      <text:p text:style-name="P4">На что мне ответили:</text:p>
      <text:list xml:id="list39364099" text:continue-numbering="true" text:style-name="диалог">
        <text:list-item>
          <text:p text:style-name="P111"><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4">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9377803" text:continue-numbering="true" text:style-name="диалог">
        <text:list-item>
          <text:p text:style-name="P96">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4">«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4">В этой реплике он применяет сразу три приема.</text:p>
      <text:p text:style-name="P4"><text:span text:style-name="T8">Признание</text:span> — хотел потрахаться. Что звучит довольно честно, да?</text:p>
      <text:p text:style-name="P4">Цель: обезоружить.</text:p>
      <text:p text:style-name="P4"><text:span text:style-name="T8">Попытка оправдаться</text:span> — мужская полигамность.</text:p>
      <text:p text:style-name="P4">Цель: <text:s/>избавиться от чувства вины.</text:p>
      <text:p text:style-name="P4"><text:span text:style-name="T8">Попытка навесить ярлык</text:span>, скрытый упрек — ревность.</text:p>
      <text:p text:style-name="P4">Цель: заставить жертву оправдываться, чтоб успешно соскочить с темы.</text:p>
      <text:p text:style-name="P4">Сказал правду, прикрыл ее общественным мнением и тут же упрекнул меня, внушая мне, что я просто ревную.</text:p>
      <text:p text:style-name="P4">Мимо — я не ревнивая.</text:p>
      <text:p text:style-name="P54">* * *</text:p>
      <text:p text:style-name="P4">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371533" text:continue-numbering="true" text:style-name="диалог">
        <text:list-item>
          <text:p text:style-name="P96"><text:soft-page-break/>Мне было стыдно от мысли о том, что эта информация может докатиться до нее... — сказал он.</text:p>
        </text:list-item>
      </text:list>
      <text:p text:style-name="P4">А ведь это лишь пятая минута разговора! Да, это всё цитаты записи. Без преувеличений и неточностей — все как есть.</text:p>
      <text:p text:style-name="P4">И что мы видим? Третий человек. «Добровольный помощник» в его манипуляциях, который даже не подозревает об этом, как и том, что его используют.</text:p>
      <text:p text:style-name="P4">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text:span><text:span text:style-name="T25">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4">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4">Я нашла диалог с его другом, к которому он обратился за советом по ухаживанию за ней:</text:p>
      <text:list xml:id="list39355243" text:continue-numbering="true" text:style-name="диалог">
        <text:list-item>
          <text:p text:style-name="P96">Я тонко намекну, так сказать. И либо намек будет услышан, либо нет. — пишет он.</text:p>
        </text:list-item>
        <text:list-item>
          <text:p text:style-name="P96"><text:soft-page-break/>А ты рассматривал вариант, что тебя просто попробуют, а потом скажут, что это было так — просто для души отдохнуть?</text:p>
        </text:list-item>
        <text:list-item>
          <text:p text:style-name="P111"><text:span text:style-name="T25">Это невозможный вариант. Я склонен считать, что мы хорошо друг друга понимаем. И такой расклад (</text:span><text:span text:style-name="T30">дружеский </text:span><text:span text:style-name="T30">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4">Давайте разберем его текст.</text:p>
      <text:p text:style-name="P5">«Я тонко намекну, так сказать. И либо намек будет услышан, либо нет.»</text:p>
      <text:p text:style-name="P4">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4">При этом ему даже не важно получить ответ. Ему важно, чтоб его намек «был услышан». Ну тут все ясно...</text:p>
      <text:p text:style-name="P5">«Я склонен считать, что мы хорошо друг друга понимаем.»</text:p>
      <text:p text:style-name="P4">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5">«И такой расклад — это просто абсурд.»</text:p>
      <text:p text:style-name="P4">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5">«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text:span><text:span text:style-name="T25">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4">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4">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4"><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4">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4">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4">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48">* * *</text:p>
      <text:p text:style-name="P4">Стоит отметить, что я когда-то была на месте каждой из них.</text:p>
      <text:p text:style-name="P4">Говоря о девушке Бывшей до меня, <text:span text:style-name="T14">я упоминала, что о</text:span>на «неадекватная истеричка, которой только обнимашки и нужны». Помните?</text:p>
      <text:p text:style-name="P4"><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4">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4">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9383069" text:continue-list="list39381394" text:style-name="список_20_перечисление">
        <text:list-item>
          <text:p text:style-name="P98">на людях — привязанность к жертве. Окружающие умиляются такой замечательной парой!</text:p>
        </text:list-item>
        <text:list-item>
          <text:p text:style-name="P98">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4">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4"><text:soft-page-break/>То есть, простыми словами его посыл: «Мне было стыдно от мысли о том, что эта информация может докатиться до нее...»</text:p>
      <text:p text:style-name="P4">Будет звучать так:</text:p>
      <text:p text:style-name="P4"/>
      <text:p text:style-name="P58">«Она меня понимает, а ты нет. Кто ты вообще такая, чтобы втягивать ее в наши разборки?! Ты не должна этого делать!</text:p>
      <text:p text:style-name="P58">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8">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8"/>
      <text:p text:style-name="P4">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4">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4">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4"><text:soft-page-break/>А теперь давайте вспомним хронологию:</text:p>
      <text:p text:style-name="P5">Знакомство.</text:p>
      <text:p text:style-name="P4">Он познакомил меня со своей Бывшей девушкой, незадолго, как расстаться с ней (кто-кого бросил я не знаю).</text:p>
      <text:p text:style-name="P4">И меня со своей Университетской Подругой он познакомил, когда у нас все стало очень плохо, а именно за две недели, как выгнать меня из дома.</text:p>
      <text:p text:style-name="P5">Длительность отношений.</text:p>
      <text:p text:style-name="P4">Они встречались около трех лет.</text:p>
      <text:p text:style-name="P4">Мы встречались почти три года.</text:p>
      <text:p text:style-name="P5">Процесс замены.</text:p>
      <text:p text:style-name="P4">В тот день, когда мы впервые поцеловались, оказалось, что его отношения еще не закончены.</text:p>
      <text:p text:style-name="P4">Когда мы разошлись, он подбивал клинья к своей подруге, в то время, как мне говорил, что не может меня забыть и все еще любит.</text:p>
      <text:p text:style-name="P5">Возвращение.</text:p>
      <text:p text:style-name="P4">Со своей Бывшей девушкой он сошелся примерно через два месяца после расставания, осуществив неудачную попытку «приставать» ко мне.</text:p>
      <text:p text:style-name="P4">И меня он бросил, а через два месяца, получив отказ своей подруги, вернулся ко мне.</text:p>
      <text:p text:style-name="P5">Длительное общение.</text:p>
      <text:p text:style-name="P4">Я знала его почти 10 лет, перед тем, как у нас завязались отношения.</text:p>
      <text:p text:style-name="P4"><text:soft-page-break/>И его Подруга знает его с университета, то есть уже более/около 10-ти лет.</text:p>
      <text:p text:style-name="P5">Маска жертвы.</text:p>
      <text:p text:style-name="P4">Я знала его, как хорошего парня, которому попалась «не та» девушка, и жалела его.</text:p>
      <text:p text:style-name="P4">Я не удивлюсь, если его подруга знает меня, как человека, который делал его несчастным. И — жалеет его.</text:p>
      <text:p text:style-name="P5">Обработка.</text:p>
      <text:p text:style-name="P4">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4">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4">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4">Я не удивлюсь, если они сейчас вместе, и все, что она знает о моих с ним отношениях, это то, что я «неадекватная» и мне «только обнимашки и нужны»...</text:p>
      <text:p text:style-name="P4">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4">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4">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4"><text:soft-page-break/>* * *</text:p>
      <text:p text:style-name="P4">Вернемся к нашему с ним разговору «Есть ли что-то, что я должна знать...».</text:p>
      <text:p text:style-name="P4">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4">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4">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364961" text:continue-list="list39355243" text:style-name="диалог">
        <text:list-item>
          <text:p text:style-name="P111"><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4">достойны</text:span><text:span text:style-name="T39">м</text:span><text:span text:style-name="T44">.</text:span></text:p>
        </text:list-item>
      </text:list>
      <text:p text:style-name="P4">Но я уже все понимала.</text:p>
      <text:p text:style-name="P4">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363994" text:continue-numbering="true" text:style-name="диалог">
        <text:list-item>
          <text:p text:style-name="P96">Давай мы договоримся, что мы не будем спорить о том, чья боль сильнее... — ответил он.</text:p>
        </text:list-item>
      </text:list>
      <text:p text:style-name="P4"><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4">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4">Идем дальше:</text:p>
      <text:p text:style-name="P4">—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4">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4">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4">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text:span><text:span text:style-name="T2">тел, чтобы я услышала</text:span>. Это те же слова, но, уже зная о его методах, эти слова несут для меня уже совершенно иной смысл.</text:p>
      <text:p text:style-name="P4">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4">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4">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4">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5">«Смысл в отсутствии авторитета...»</text:p>
      <text:p text:style-name="P4">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4">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5">«Мое отношение к тебе является частью моего отношения к миру...»</text:p>
      <text:p text:style-name="P4">Тут поспорить не с чем. Все, кто его окружают — лишь декорации, как и я. Инструменты для достижения его целей.</text:p>
      <text:p text:style-name="P4">На одних можно скинуть вину и ответственность за последствия своих деструктивных действий.</text:p>
      <text:p text:style-name="P4">За счет других можно получить желаемое, грамотно манипулируя ими, чем и ограничивались его действия.</text:p>
      <text:p text:style-name="P4">За счет третьих можно самоутверждаться, унижая их, ставя себя выше их, приписывая себе их заслуги, которые по праву принадлежат не ему.</text:p>
      <text:p text:style-name="P4">Кому-то можно пожаловаться, за чьим-то мнением можно спрятаться...</text:p>
      <text:p text:style-name="P4">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5">«Какая-то ответственность, забота, но не в абсолюте, а в той степени, в которой я это делаю...»</text:p>
      <text:p text:style-name="P4">«Какая-то» — прекрасное описание его деструктивных действий!</text:p>
      <text:p text:style-name="P4">«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4"><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5">«Я абсолютно безоружен в разговоре с тобой»</text:p>
      <text:p text:style-name="P4">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4">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5">«Я не имею никаких инструментов, которые способны были бы повлиять на тебя...»</text:p>
      <text:p text:style-name="P4"><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4">* * *</text:p>
      <text:p text:style-name="P4">Идем дальше.</text:p>
      <text:list xml:id="list39356198" text:continue-numbering="true" text:style-name="диалог">
        <text:list-item>
          <text:p text:style-name="P96">Моя позиция очень проста — я ничего такого не делал. — сказал он в ходе разговора, продолжая отвечать на мои «одинаковые вопросы».</text:p>
        </text:list-item>
      </text:list>
      <text:p text:style-name="P4">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4">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368020" text:continue-numbering="true" text:style-name="диалог">
        <text:list-item>
          <text:p text:style-name="P96">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4">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4">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4">Представьте себе его разочарование!</text:p>
      <text:p text:style-name="P4">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4">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383574" text:continue-numbering="true" text:style-name="диалог">
        <text:list-item>
          <text:p text:style-name="P111"><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4">О! Это моя любимая реплика!!! «»Быть честным очень легко»!..</text:p>
      <text:p text:style-name="P4">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4">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54">* * *</text:p>
      <text:list xml:id="list39380704" text:continue-numbering="true" text:style-name="диалог">
        <text:list-item>
          <text:p text:style-name="P96">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6">Я счастлива, когда все открыто, все прозрачно, но ты начинаешь защищаться, хотя на тебя никто не нападает...</text:p>
        </text:list-item>
        <text:list-item>
          <text:p text:style-name="P96"><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4">Вот такой интересный диалог.</text:p>
      <text:p text:style-name="P4">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4"/>
      <text:p text:style-name="P58">«<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58">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8"/>
      <text:p text:style-name="P4">Едем дальше.</text:p>
      <text:list xml:id="list39371916" text:continue-numbering="true" text:style-name="диалог">
        <text:list-item>
          <text:p text:style-name="P96">Мои действия абсолютно ясны. Я честен перед законом. — сказал он.</text:p>
        </text:list-item>
      </text:list>
      <text:p text:style-name="P4">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text:span><text:span text:style-name="T25">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4">Дальше он намекает на то, что я завела этот разговор, потому, что нашла другого:</text:p>
      <text:list xml:id="list39354339" text:continue-numbering="true" text:style-name="диалог">
        <text:list-item>
          <text:p text:style-name="P111"><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text:span><text:span text:style-name="T25">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4">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4">Попробую расшифровать эту реплику:</text:p>
      <text:p text:style-name="P4"/>
      <text:p text:style-name="P58">«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58"/>
      <text:p text:style-name="P4">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4">Потом было несколько «я не намерен ничего придумывать» и «я не собираюсь себя оправдывать»...</text:p>
      <text:p text:style-name="P4">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4">В завершение вставлю еще один его спич. Без объяснений:</text:p>
      <text:list xml:id="list39352192" text:continue-numbering="true" text:style-name="диалог">
        <text:list-item>
          <text:p text:style-name="P96">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4">И в качестве нашего диалога:</text:p>
      <text:list xml:id="list39378868" text:continue-numbering="true" text:style-name="диалог">
        <text:list-item>
          <text:p text:style-name="P96">Ты понимаешь, что существует определенная ответственность, которая, извини, ложится на твои плечи?! — спрашивает он.</text:p>
        </text:list-item>
        <text:list-item>
          <text:p text:style-name="P96">Какого рода ответственность? — спрашиваю я.</text:p>
        </text:list-item>
        <text:list-item>
          <text:p text:style-name="P96">Доверие.</text:p>
        </text:list-item>
      </text:list>
      <text:p text:style-name="P4">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4">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4"><text:soft-page-break/>* * *</text:p>
      <text:p text:style-name="P4">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4">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4">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4">Он потерял самообладание в то время, как я была непоколебима. На этой записи он скажет:</text:p>
      <text:list xml:id="list39360047" text:continue-numbering="true" text:style-name="диалог">
        <text:list-item>
          <text:p text:style-name="P96">Все охуенно! Главное, что хорошо тебе! Вот это самое главное! — он почти плакал.</text:p>
        </text:list-item>
      </text:list>
      <text:p text:style-name="P4">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4">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9375091" text:continue-numbering="true" text:style-name="диалог">
        <text:list-item>
          <text:p text:style-name="P96">Я не могу с этим спокойно смириться. — причитал он.</text:p>
        </text:list-item>
        <text:list-item>
          <text:p text:style-name="P96">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4">Вы понимаете? Нет? Попробую перефразировать:</text:p>
      <text:p text:style-name="P4"/>
      <text:p text:style-name="P58">«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8">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8">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8"/>
      <text:p text:style-name="P4">Вот еще несколько его реплик:</text:p>
      <text:list xml:id="list39371709" text:continue-numbering="true" text:style-name="диалог">
        <text:list-item>
          <text:p text:style-name="P96"><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4">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9356686" text:continue-numbering="true" text:style-name="диалог">
        <text:list-item>
          <text:p text:style-name="P96">Мне нечего тебе сейчас ответить! Меня это бесит! То, что я живу в мире, где мне задают такие вопросы!</text:p>
        </text:list-item>
      </text:list>
      <text:p text:style-name="P4">Беда-печаль. Какой жестокий мир! Моя попытка прояснить для себя ситуацию — жестокость по отношению к нему. И он несчастен.</text:p>
      <text:list xml:id="list39357241" text:continue-numbering="true" text:style-name="диалог">
        <text:list-item>
          <text:p text:style-name="P111"><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4">—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4">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374036" text:continue-numbering="true" text:style-name="диалог">
        <text:list-item>
          <text:p text:style-name="P96">Ой... не надо из меня клеить обиженного. Я не обижен! Я взбешен! Я в ярости!!!...</text:p>
        </text:list-item>
      </text:list>
      <text:p text:style-name="P4">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81"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4">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4">Бессмысленно, как по мне, скрывать ложь. Поверьте моему горькому опыту — дерьмо всегда всплывает. На то оно и дерьмо.</text:p>
      <text:p text:style-name="P4">Как это было.</text:p>
      <text:p text:style-name="P4">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4">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4">Вся моя музыка «лежит» на одном ресурсе. Я зашла на свою страницу через его личную страницу, но не увидела там нужной ссылки.</text:p>
      <text:p text:style-name="P4">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4">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9367787" text:continue-numbering="true" text:style-name="диалог">
        <text:list-item>
          <text:p text:style-name="P96">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2">удивилась</text:span></text:span><text:span text:style-name="T25"> и была прям в шоке! Но их чат не открыла.</text:span></text:p>
      <text:p text:style-name="P4">Моей целью не было найти что-то. Я слишком самодостаточная, чтобы рыться в чужих переписках. А тут такое...</text:p>
      <text:p text:style-name="P4">Я напомню, что разговор, который я записала на диктофон был в среду, а сегодня — четверг. Я набираю любимого:</text:p>
      <text:list xml:id="list39365230" text:continue-numbering="true" text:style-name="диалог">
        <text:list-item>
          <text:p text:style-name="P111"><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96"><text:soft-page-break/>Ой, да я ее еще с университета знаю, — сказал он и его ответ сопровождался нервными смешками, — а что?</text:p>
        </text:list-item>
        <text:list-item>
          <text:p text:style-name="P96">Она тебе сообщение прислала: «А ты сегодня в парадном белье?» Это как понимать?</text:p>
        </text:list-item>
        <text:list-item>
          <text:p text:style-name="P96">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4">Команда «газы» дана. Я открываю их чат и читаю...</text:p>
      <text:p text:style-name="P4">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4">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4">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4">Это единственный человек в моей жизни, под которым я прогнулась.</text:p>
      <text:p text:style-name="P4">Это единственный человек в моей жизни, которому я призналась в любви.</text:p>
      <text:p text:style-name="P4"><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4">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9382086" text:continue-numbering="true" text:style-name="диалог">
        <text:list-item>
          <text:p text:style-name="P96">Что ты придумываешь?! Ты что шуток не понимаешь?</text:p>
        </text:list-item>
        <text:list-item>
          <text:p text:style-name="P96">У тебя есть пару минут, чтобы поменять все пароли... — я просто устала. Мне надоело церемониться.</text:p>
        </text:list-item>
      </text:list>
      <text:p text:style-name="P4"><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4">Я знала, что это конец, но мне нужно было больше доказательств. Зачем? — спросите вы.</text:p>
      <text:p text:style-name="P4">Да затем, чтобы у него больше не было шансов вешать мне лапшу на уши!</text:p>
      <text:p text:style-name="P4">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4">Чтобы избавиться от всех иллюзий и надежд, которыми я с его подачи пичкала себя ежесекундно.</text:p>
      <text:p text:style-name="P4">Чтобы понимать — <text:span text:style-name="T2">я это не придумала</text:span>, это не догадки и ничего я себе не накручиваю!..</text:p>
      <text:p text:style-name="P4"><text:soft-page-break/>Чтобы не просрать реальный шанс во всем разобраться!</text:p>
      <text:p text:style-name="P4">А главное — убедиться наконец, что я — нормальная!</text:p>
      <text:p text:style-name="P4">Мне нужно было немного. Просто еще хоть что-то, чтоб я знала, что это не единичный случай.</text:p>
      <text:p text:style-name="P4">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4">Надо же. Совпадение или интуиция? Я же ее никогда не видела, но описала комплекцию и даже прическу!</text:p>
      <text:p text:style-name="P4">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2">(от англ. </text:span><text:span text:style-name="T48">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4">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4"><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4">* * *</text:p>
      <text:p text:style-name="P4">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4">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4">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4">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4"><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4">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4">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4">Мало того, по той переписке было понятно — мой благоверный не просто знал об его измене, но и толкал друга на эту измену!</text:p>
      <text:p text:style-name="P4">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4">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4"><text:soft-page-break/>Он не был обязан ей помогать, но мог бы. Дело выбора.</text:p>
      <text:p text:style-name="P54">* * *</text:p>
      <text:p text:style-name="P4">На следующий день мне написала ТэТэ на личный номер:</text:p>
      <text:p text:style-name="P4"/>
      <text:p text:style-name="P58">«Он в панике по поводу происходящего. И я чувствую себя, отчасти, виноватой. Не знаю, что именно ты там прочла, но это несерьезно...</text:p>
      <text:p text:style-name="P58">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8">Ему ведь не все равно... Не возьмусь говорить о высоких чувствах, но то, что не все-равно, это точно.»</text:p>
      <text:p text:style-name="P58"/>
      <text:list xml:id="list39353482" text:continue-numbering="true" text:style-name="диалог">
        <text:list-item>
          <text:p text:style-name="P96">Ты мужу переписку показывала? — спросила я.</text:p>
        </text:list-item>
        <text:list-item>
          <text:p text:style-name="P96">Нет. — отвечает ТТ. — <text:span text:style-name="T5">Я</text:span><text:span text:style-name="T2"> подчищаю переписку</text:span><text:span text:style-name="T5">, если там нет ничего важного...</text:span></text:p>
        </text:list-item>
      </text:list>
      <text:p text:style-name="P4">Эх. Что тут скажешь? А много чего. Разберем ее тираду:</text:p>
      <text:p text:style-name="P5">«Он в панике по поводу происходящего.»</text:p>
      <text:p text:style-name="P7">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5">«И я чувствую себя, отчасти, виноватой.»</text:p>
      <text:p text:style-name="P4"><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4">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5">«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4">«Тоже»? Мы не знакомы. Она меня не знает, но называет мою реакцию на его похождения — местью?.. Что тут скажешь? Они нашли друг друга.</text:p>
      <text:p text:style-name="P4">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4">И дальше она пытается напугать меня — «собственные горечь и сожаление» — вот чего я, по ее мнению, добилась.</text:p>
      <text:p text:style-name="P4">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5"><text:soft-page-break/>«Ему ведь не все равно... Не возьмусь говорить о высоких чувствах, но то, что не все-равно, это точно.»</text:p>
      <text:p text:style-name="P4">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4">Но и тут кое-что было для меня непонятным — откуда у нее мой номер?!</text:p>
      <text:p text:style-name="P4">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4">Что бы что?!</text:p>
      <text:p text:style-name="P4">После этого «выпада» я попросила его о двух вещах — чтоб мне больше не писали его шал... девочки, и чтобы он на выходных вывез свои вещи. Под ноль.</text:p>
      <text:p text:style-name="P4">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54"><text:soft-page-break/>* * *</text:p>
      <text:p text:style-name="P4">Последними его словами, сказанными мне лично, глядя мне в глаза были:</text:p>
      <text:p text:style-name="P4">— Пошла в пизду!</text:p>
      <text:p text:style-name="P4">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4">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4">В этом разговоре он мне сказал несколько вот таких предложений. Цитирую:</text:p>
      <text:list xml:id="list39372311" text:continue-numbering="true" text:style-name="диалог">
        <text:list-item>
          <text:p text:style-name="P96">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4">И моя любимая:</text:p>
      <text:list xml:id="list39372664" text:continue-numbering="true" text:style-name="диалог">
        <text:list-item>
          <text:p text:style-name="P96">Видимо, Каминская, ты его заслуживаешь — <text:span text:style-name="_30__20_Text"><text:span text:style-name="T8">вот такого вот уродца, как я</text:span></text:span>!</text:p>
        </text:list-item>
      </text:list>
      <text:p text:style-name="P4"><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4">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4">* * *</text:p>
      <text:p text:style-name="P4">На следующее утро он прислал сообщение. В отличии от всех предыдущих посылов, содержание в нем было следующее:</text:p>
      <text:p text:style-name="P4"/>
      <text:p text:style-name="P58">«Прости что нагрубил и наговорил гадостей. Я уже сам не ведаю что творю. Но не провоцируй меня, пожалуйста.</text:p>
      <text:p text:style-name="P58">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8">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8">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58">Я не обманывал тебя. Ты просто хотела услышать не то, о чем спрашивала.»</text:p>
      <text:p text:style-name="P58"/>
      <text:p text:style-name="P4">Ну что, разбираем?</text:p>
      <text:p text:style-name="P5">«Прости, что нагрубил и наговорил гадостей. Я уже сам не ведаю что творю.»</text:p>
      <text:p text:style-name="P4">Ого! Он просит прощение! Вот это поворот. Хотя...</text:p>
      <text:p text:style-name="P4">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5">«<text:span text:style-name="T5">Но</text:span> не провоцируй меня, пожалуйста.»</text:p>
      <text:p text:style-name="P4">Что что? Там было «прости»? Где?</text:p>
      <text:p text:style-name="P4">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4">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5">«Прости миллион раз, я столько гадостей наговорил, что ненавижу себя.»</text:p>
      <text:p text:style-name="P4">Выглядит очень искренне, не так ли?</text:p>
      <text:p text:style-name="P4">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5">«Я сомневался миллион раз после ссор, но я бы не позволил себе интриг у тебя за спиной.»</text:p>
      <text:p text:style-name="P7">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4">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4">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4"><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4">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4">И вот мы окунаемся в омут когнитивного диссонанса: «Я бы не позволил себе того, что позволил!»</text:p>
      <text:p text:style-name="P4">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5">«И, когда сомнения ушли, я понял, чего хочу и сделал предложение.»</text:p>
      <text:p text:style-name="P4">Сомнения ушли... Куда-то подевались. Встали и вышли в окно его вакуума. И он решил сделать меня его женой.</text:p>
      <text:p text:style-name="P4">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8">«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2">и</text:span><text:span text:style-name="T25">менно это он написал нашему общему другу перед тем, как, тогда зимой, вернуть меня.</text:span></text:p>
      <text:p text:style-name="P4">Что тут скажешь? Дура-дурой. Но дура поумнела.</text:p>
      <text:p text:style-name="P5">«Но эта чертова ТТ и переписка... И вот больше ты мне не веришь.»</text:p>
      <text:p text:style-name="P4">Уже «чертова»?.. Чего? Как раз под стать!</text:p>
      <text:p text:style-name="P4">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4">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5">«Прости. Ты очень хорошо умеешь выводить меня из равновесия.»</text:p>
      <text:p text:style-name="P4">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4">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5">«Ты так громко ругалась от этого всего и все эти разговоры о тряпке и о немужике — это невероятно демотивирует.»</text:p>
      <text:p text:style-name="P4">«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4">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4">Ох...</text:p>
      <text:p text:style-name="P4">Вместо того, чтобы попросить прощение у меня лично, он попросил ТэТэ сделать это за него. Он спрятался под юбкой этой барышни...</text:p>
      <text:p text:style-name="P4">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4">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5">«Я понимаю, что тебе больно.»</text:p>
      <text:p text:style-name="P7">Конечно, он понимает, что мне больно, ведь он же к этому и стремился. И? И что? И что с того?</text:p>
      <text:p text:style-name="P7">Но не понимает, НАСКОЛЬКО мне больно!</text:p>
      <text:p text:style-name="P5">«Я недостаточно внимателен. Рассеян и позволяю то, чего не должен.»</text:p>
      <text:p text:style-name="P4">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4"><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4">Даже звучит забавно: «Я так рассеян и невнимателен, что замутил с замужней барышней!» Ой... Не могу. Анекдот просто.</text:p>
      <text:p text:style-name="P5">«Твоя реакция настолько ужасна, ты не представляешь, как с тобой трудно справиться.»</text:p>
      <text:p text:style-name="P7">Не «<text:span text:style-name="T2">мои</text:span> действия ужасны», а «твоя реакция». Снова я во всем виновата... Бла-бла-бла... Тут мне добавить нечего.</text:p>
      <text:p text:style-name="P5">«Я не обманывал тебя.»</text:p>
      <text:p text:style-name="P4">Я даже не знаю, кого он продолжает убеждать в этом — меня или себя?</text:p>
      <text:p text:style-name="P5">«Ты просто хотела услышать не то, о чем спрашивала.»</text:p>
      <text:p text:style-name="P4">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4">Ну и вот что у нас по итогу получается:</text:p>
      <text:p text:style-name="P4"><text:soft-page-break/></text:p>
      <text:p text:style-name="P58">«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8">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8">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8">Но эта чертова ТТ и переписка... И вот ты больше мне не веришь.</text:p>
      <text:p text:style-name="P58">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8">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8">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58">Но я бы никогда не позволил себе того, что позволил!</text:p>
      <text:p text:style-name="P58">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8">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8">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58">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8"/>
      <text:p text:style-name="P4">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4">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4">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4">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81" text:outline-level="2"><text:s/><text:bookmark-start text:name="Glava_26__Apofieoz_otnoshienii_s_manipul"/>Глава 23. <text:line-break/>Апофеоз отношений с манипулятором<text:bookmark-end text:name="Glava_26__Apofieoz_otnoshienii_s_manipul"/></text:h>
      <text:p text:style-name="P47">Кто хочет жить, кто весел, кто не тля —</text:p>
      <text:p text:style-name="P47">Готовьте ваши руки к рукопашной!</text:p>
      <text:p text:style-name="P57"><text:bookmark-start text:name="Glava_23__Zdorova_"/>А. Высоцкий<text:bookmark-end text:name="Glava_23__Zdorova_"/></text:p>
      <text:p text:style-name="P4">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4">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4">«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4">…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4">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4">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4">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4">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4"><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4">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4">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4">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4">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4">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4">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4">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4">- Здорова! Иди отсюда...</text:p>
      <text:p text:style-name="P4">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4">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4">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4">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4">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2">т</text:span><text:span text:style-name="_30__20_Text"><text:span text:style-name="T32">ам мне самое место: «Д</text:span></text:span><text:span text:style-name="T32">авно пора было...»</text:span></text:p>
      <text:p text:style-name="P4">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355005" text:continue-numbering="true" text:style-name="диалог">
        <text:list-item>
          <text:p text:style-name="P96">Что, ручки из жопы?</text:p>
        </text:list-item>
      </text:list>
      <text:p text:style-name="P4"><text:soft-page-break/>Или:</text:p>
      <text:list xml:id="list39372938" text:continue-numbering="true" text:style-name="диалог">
        <text:list-item>
          <text:p text:style-name="P96">О, продолжай! Я же говорил, что ты неадекватная... — повторял он, снимая на камеру меня, доведенную до состояние сумасшествия...</text:p>
        </text:list-item>
      </text:list>
      <text:p text:style-name="P54">* * *</text:p>
      <text:p text:style-name="P4">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4"/>
      <text:p text:style-name="P58">«Ахах! И это запостила! Тебя даже дурка не исправит, ты просто безнадежна.</text:p>
      <text:p text:style-name="P58">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8"/>
      <text:p text:style-name="P4">То есть, скриншот на моей стене с его посланием «Ну шо, кобыла...» — это клевета?! Это мой неправдивый аргумент?..<text:span text:style-name="T57"> </text:span>Но ведь это не аргумент! Это ЕГО сообщение!..</text:p>
      <text:p text:style-name="P4">Ну и неудачная метафора — школьная драка.</text:p>
      <text:p text:style-name="P4"><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4">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4">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4">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4">А в 17 лет это умение помогло мне избежать изнасилования — я отчаянно отбивалась, понимая, что кричать не выход и нужно экономить силы.</text:p>
      <text:p text:style-name="P4">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4"/>
      <text:p text:style-name="P58">«Это письмо не начнется со слова «я» или со слова «ты» или даже «мы». И тут не будет ни обращений ни гадостей.</text:p>
      <text:p text:style-name="P58">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58">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58">Почему нельзя проститься? Разойтись? Сколько еще нужно крови? Очень хочется чтоб это закончилось.</text:p>
      <text:p text:style-name="P58">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8">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8">P.S.: Прости, что обозвал.</text:p>
      <text:p text:style-name="P58">С прошедшим тебя. Будь счастлива.»</text:p>
      <text:p text:style-name="P58"/>
      <text:p text:style-name="P4">Эээээ, постойте... что?! Что это было?</text:p>
      <text:p text:style-name="P5">«Тут не будет ни обращений ни гадостей.»</text:p>
      <text:p text:style-name="P7">По всей видимости, словарный запас закончился, а повторяться не хочется.</text:p>
      <text:p text:style-name="P5">«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4">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4">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4">Совершенный когнитивный диссонанс — «Шо, кобыла...» и «...каждый понимает, что хочет просто быть счастливым.»</text:p>
      <text:p text:style-name="P4">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4">Аж слезы наворачиваются!</text:p>
      <text:p text:style-name="P5">«Можно очень многое сказать об ошибках. Они продолжают допускаться уже за пределами ситуации.»</text:p>
      <text:p text:style-name="P4">О чьих ошибках? Кто их допускает? Что сказать-то?... А не о чем тут разговаривать, на самом деле.</text:p>
      <text:p text:style-name="P4">Один момент — под «ошибкой» он подразумевает что? Мой пост? Или свое сообщение? Не понятно...</text:p>
      <text:p text:style-name="P5"><text:soft-page-break/>«Не знаю, какие слова или какие действия нужны для того, чтоб прекратить наконец эту боль.»</text:p>
      <text:p text:style-name="P4">И я не знаю, какие слова нужны. Я бы ответила, скорее — молчание и бездействие с его стороны, но явно не «шо, кобыла...»</text:p>
      <text:p text:style-name="P5">«История не может закончится, пока кто-то продолжает воевать. Зачем?»</text:p>
      <text:p text:style-name="P4">«Воевать»... Кто воюет? Я? Я только отбиваюсь, отказываясь терпеть его оскорбления даже за «пределами ситуации».</text:p>
      <text:p text:style-name="P4">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8"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text:span text:style-name="T25"> — айда на </text:span><text:span text:style-name="_32__20_Text"><text:span text:style-name="T33">сцену... то есть на </text:span></text:span><text:span text:style-name="T25">стену</text:span><text:span text:style-name="T25"><text:note text:id="ftn19"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5">«Почему нельзя проститься? Разойтись? Сколько еще нужно крови? Очень хочется чтоб это закончилось.»</text:p>
      <text:p text:style-name="P4">Почему нельзя? Можно! Просто — не нужно писать гадости...</text:p>
      <text:p text:style-name="P4">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5"><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4">Кто кому звонит? Мне никто не звонил и я не звонила...</text:p>
      <text:p text:style-name="P4">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4">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5">«Никто не хочет лишать кого-то покоя.»</text:p>
      <text:p text:style-name="P4">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4">Зачем писать мне это? Или он просто не может смириться с тем, что он для меня — уже прошлое?</text:p>
      <text:p text:style-name="P5">«Все хотят идти дальше и жить счастливо. Почему этого просто не сделать?»</text:p>
      <text:p text:style-name="P4">Ну вот и я спрашиваю — почему? Что мешает?! Точка была поставлена, так зачем напоминать о себе?! Зачем было писать эти гадости?</text:p>
      <text:p text:style-name="P5">«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4"><text:soft-page-break/>Больше месяца прошло! Я уж обрадовалась, что он о моем существовании забыл! Сижу, никого не трогаю — приходит сообщение «Шо, кобыла»...</text:p>
      <text:p text:style-name="P4">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5">«Прости, что обозвал.»</text:p>
      <text:p text:style-name="P4">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4">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4">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4">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48"><text:soft-page-break/>* * *</text:p>
      <text:p text:style-name="P4">Что теперь?</text:p>
      <text:p text:style-name="P4">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39367674" text:continue-list="list39383069" text:style-name="список_20_перечисление">
        <text:list-item>
          <text:p text:style-name="P98">вам необходимо осознать, что вами манипулируют (или манипулировали);</text:p>
        </text:list-item>
        <text:list-item>
          <text:p text:style-name="P98">вам необходимо избавиться от иллюзий</text:p>
        </text:list-item>
        <text:list-item>
          <text:p text:style-name="P112"><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4">Осознание факта манипуляций даст вам ответ на большинство ваших вопросов, таких, как:</text:p>
      <text:list xml:id="list39358693" text:continue-list="list39372938" text:style-name="диалог">
        <text:list-item>
          <text:p text:style-name="P96">Что происходит?</text:p>
        </text:list-item>
        <text:list-item>
          <text:p text:style-name="P96">Почему он так поступает?</text:p>
        </text:list-item>
      </text:list>
      <text:p text:style-name="P4">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4">Ему от этого хорошо. С этим надо смириться. Это будет видно, если/когда вы озвучите свое желание разорвать с абьюзером отношения.</text:p>
      <text:p text:style-name="P4">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4">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4">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4">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4">Он этого и добивался, но это не есть правда! Это он так придумал и внушил вам.</text:p>
      <text:p text:style-name="P4">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4"><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4">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4">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4">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4">Не верите? Проверьте!</text:p>
      <text:p text:style-name="P4">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4">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4">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4">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4">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4">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4">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4">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4">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4">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4">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4">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4">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4">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4">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4">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4">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4">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4">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4">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4">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4">Будьте готовы к тому, что вас не поймут окружающие близкие вам люди! Все будут говорить:</text:p>
      <text:list xml:id="list39376071" text:continue-numbering="true" text:style-name="диалог">
        <text:list-item>
          <text:p text:style-name="P96">Как же ты не заметила это все?! Куда же ты смотрела?! Почему раньше не ушла?!</text:p>
        </text:list-item>
      </text:list>
      <text:p text:style-name="P4">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4">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4">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4">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4">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4">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0"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81" text:outline-level="2"><text:s/><text:bookmark-start text:name="Glava_25__Priznaki__priiemy_i_protivosto"/>Глава 24. <text:line-break/>Признаки<text:bookmark-end text:name="Glava_25__Priznaki__priiemy_i_protivosto"/> манипуляции</text:h>
      <text:p text:style-name="P4">Вы уже наверное заметили, что в этой книге очень много повторений. Не спроста...</text:p>
      <text:p text:style-name="P4">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4">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4">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4">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4"><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4">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4">Это его рок. Простить такого легко, если понять, что он всю жизнь будет несчастным.</text:p>
      <text:h text:style-name="P78"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7">[</text:span><text:span text:style-name="T2">Миллион</text:span><text:span text:style-name="T47">]</text:span> шагов как стать успешным карьеристом, <text:span text:style-name="T47">[</text:span><text:span text:style-name="T2">двести тысяч сто</text:span><text:span text:style-name="T47">]</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0" text:note-class="footnote"><text:note-citation text:label="*">*</text:note-citation><text:note-body><text:p text:style-name="Footnote"><text:span text:style-name="T8">Пикап</text:span> (от англ. <text:span text:style-name="T47">pick up —</text:span><text:span text:style-name="T14"> цеплять, подцепить</text:span>) <text:span text:style-name="T47">—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32"><text:soft-page-break/>Главная цель пикапа — зацепить девушку. Начиная с банального:</text:p>
      <text:list xml:id="list39358652" text:continue-numbering="true" text:style-name="диалог">
        <text:list-item>
          <text:p text:style-name="P116">Вашей маме зять не нужен?</text:p>
        </text:list-item>
      </text:list>
      <text:p text:style-name="P32">И заканчивая какими-то более экстравагантными:</text:p>
      <text:list xml:id="list39370712" text:continue-numbering="true" text:style-name="диалог">
        <text:list-item>
          <text:p text:style-name="P116">Твой отец случайно не хлеб?</text:p>
        </text:list-item>
        <text:list-item>
          <text:p text:style-name="P116">В каком смысле?</text:p>
        </text:list-item>
        <text:list-item>
          <text:p text:style-name="P116">Ну ты такая крошка...</text:p>
        </text:list-item>
      </text:list>
      <text:p text:style-name="P32">Это будет фраза, которая может зацепить.</text:p>
      <text:p text:style-name="P32">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32">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39378061" text:continue-numbering="true" text:style-name="диалог">
        <text:list-item>
          <text:p text:style-name="P116">Привет.</text:p>
        </text:list-item>
      </text:list>
      <text:p text:style-name="P32">Говорит достаточно спокойно и ненавязчиво, как будто бы обознался. Ответите вы или нет — ему не важно. Он уже задает вопрос:</text:p>
      <text:list xml:id="list39374728" text:continue-numbering="true" text:style-name="диалог">
        <text:list-item>
          <text:p text:style-name="P116">Ты одна тут?</text:p>
        </text:list-item>
      </text:list>
      <text:p text:style-name="P32">И вы отвечаете, мол:</text:p>
      <text:list xml:id="list39355840" text:continue-numbering="true" text:style-name="диалог">
        <text:list-item>
          <text:p text:style-name="P116">Нет... я с подругой... Она сейчас подойдет... — недоумевая, что этот незнакомец от вас хочет.</text:p>
        </text:list-item>
      </text:list>
      <text:p text:style-name="P32"><text:soft-page-break/>На что он отвечает:</text:p>
      <text:list xml:id="list39368272" text:continue-numbering="true" text:style-name="диалог">
        <text:list-item>
          <text:p text:style-name="P116">Ну ее же сейчас нет. Отойдем, поговорить надо...</text:p>
        </text:list-item>
      </text:list>
      <text:p text:style-name="P32">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39381227" text:continue-numbering="true" text:style-name="диалог">
        <text:list-item>
          <text:p text:style-name="P116">Ну? Ты идешь?</text:p>
        </text:list-item>
      </text:list>
      <text:p text:style-name="P32">И вот вы, сбитая с толку, не понимая, что происходит, плететесь за ним.</text:p>
      <text:p text:style-name="P32">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32">Вот еще один пример из моего личного опыта. Однажды вечером мне поступает звонок от знакомого:</text:p>
      <text:list xml:id="list39357030" text:continue-numbering="true" text:style-name="диалог">
        <text:list-item>
          <text:p text:style-name="P116">Привет! Я тут рядом. Кофе не хочешь? Да? Нет? Давай быстрей? Ну? Так что?..</text:p>
        </text:list-item>
      </text:list>
      <text:p text:style-name="P32">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32">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32"><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32">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32">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39364481" text:continue-numbering="true" text:style-name="диалог">
        <text:list-item>
          <text:p text:style-name="P116">Яна, блять, что ты от меня хочешь?..</text:p>
        </text:list-item>
      </text:list>
      <text:p text:style-name="P32">Он разозлился. Вопрос, как я полагаю, был риторическим и тупым, ведь моя просьба вести себя как полагается была ответом на его кричащий вопрос:</text:p>
      <text:list xml:id="list39355204" text:continue-numbering="true" text:style-name="диалог">
        <text:list-item>
          <text:p text:style-name="P116">Ничего!</text:p>
        </text:list-item>
      </text:list>
      <text:p text:style-name="P32">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32">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32">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51">* * *</text:p>
      <text:p text:style-name="P32">Вернемся к сути. Во всех случаях пикапер нарушает ваши личные границы. Да, звучит слишком феминистично, но что же тут поделаешь?!</text:p>
      <text:p text:style-name="P32">Задайте себе вопрос:</text:p>
      <text:list xml:id="list39382967" text:continue-numbering="true" text:style-name="диалог">
        <text:list-item>
          <text:p text:style-name="P116">Комфортно мне, или нет?</text:p>
        </text:list-item>
      </text:list>
      <text:p text:style-name="P32">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32">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32"><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32">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32">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32">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32">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32"><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33">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29">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29">К чему я веду?</text:p>
      <text:p text:style-name="P29">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29">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29">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9">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89" text:outline-level="4">Общие диагностические критерии расстройств личности</text:h>
      <text:p text:style-name="P36">Существует несколько видов расстройств личности. Они могут быть сгруппированы в одну из трех групп-кластеров:</text:p>
      <text:list xml:id="list1819241181526387777" text:style-name="List_20_2">
        <text:list-item>
          <text:p text:style-name="P126">Кластер <text:span text:style-name="T47">A</text:span><text:span text:style-name="T9">:</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9">Для лиц с расстройствами кластера </text:span><text:span text:style-name="T52">A</text:span><text:span text:style-name="T9"> характерны трудности, связанные с взаимодействием с окружающими.</text:span></text:p>
              <text:p text:style-name="P125"><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25"><text:span text:style-name="T8">Кластер </text:span><text:span text:style-name="T52">B</text:span><text:span text:style-name="T9">:</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9">Лица с расстройствами кластера </text:span><text:span text:style-name="T52">B</text:span><text:span text:style-name="T51">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4">Кластер </text:span><text:span text:style-name="T47">C</text:span><text:span text:style-name="T22">:</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2">Лица с расстройствами кластера </text:span><text:span text:style-name="T47">C</text:span><text:span text:style-name="T51"> </text:span><text:span text:style-name="T22">испытывают чувства тревоги и страха, которые их подавляют, и с которыми они постоянно борются.</text:span></text:p>
              <text:p text:style-name="P139">Их поведение описывается, как антиобщественное, замкнутое, неуверенное и чрезвычайно чувствительное.</text:p>
            </text:list-item>
          </text:list>
        </text:list-item>
      </text:list>
      <text:p text:style-name="P76"/>
      <text:p text:style-name="P77"><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52">*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39362654" text:continue-list="list39382321" text:style-name="List_20_1">
        <text:list-item text:start-value="1">
          <text:p text:style-name="P141">заметная дисгармония в поведении:</text:p>
          <text:list>
            <text:list-item>
              <text:p text:style-name="P140">аффективность<text:note text:id="ftn21" text:note-class="footnote"><text:note-citation text:label="*">*</text:note-citation><text:note-body><text:p text:style-name="Footnote"><text:span text:style-name="T8">Аффективность</text:span> (<text:span text:style-name="T2">от лат. </text:span><text:span text:style-name="T48">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text:soft-page-break/>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3110012295828533403"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 <text:span text:style-name="T2">(наличие подпороговых критериев одного или нескольких расстройств личности)</text:span>;</text:p>
        </text:list-item>
        <text:list-item>
          <text:p text:style-name="P129"><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31">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31"><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39357677" text:continue-list="list39367674" text:style-name="список_20_перечисление">
        <text:list-item>
          <text:p text:style-name="P112">компенсация негативных проявлений;</text:p>
        </text:list-item>
        <text:list-item>
          <text:p text:style-name="P112">адаптация к обществу;</text:p>
        </text:list-item>
        <text:list-item>
          <text:p text:style-name="P112">снижение уровня тревожности;</text:p>
        </text:list-item>
        <text:list-item>
          <text:p text:style-name="P112">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9" text:outline-level="4">Параноидное расстройство личности</text:h>
      <text:p text:style-name="P30">Диагностируется при наличии четырех и более критериев, приведенных ниже, а также при проявлении общих критериев расстройств личности:</text:p>
      <text:list xml:id="list39381645"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32">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9"><text:soft-page-break/>Нормальное поведение: Ты мне изменяла?</text:p>
      <text:p text:style-name="P29">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29">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29">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7"><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7"><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text:span><text:span text:style-name="T22">носится! Может выступать предвестником шизофрении и бредовых расстройств.</text:span></text:p>
      <text:h text:style-name="P89" text:outline-level="4">Шизоидное расстройство личности</text:h>
      <text:p text:style-name="P30">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39373766"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30"><text:soft-page-break/>Шизоид выдерживает значительную дистанцию между собой и окружающими, из-за парадоксально чего вечно жаждет близости.</text:p>
      <text:p text:style-name="P30">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30">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30">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30">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30">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2"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36"><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3"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30">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30">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30">Также для шизоида характерна высокая работоспособность в узких сферах деятельности, сочетающихся с (сухим) прагматизмом.</text:p>
      <text:p text:style-name="P30"><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30">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30">Шизоидам свойственно игнорирование социальных норм внешнего вида, неопрятность, нечистоплотность.</text:p>
      <text:p text:style-name="P31">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30">Шизоид, как правило, плохо вовлекается в терапию из-за отсутствия эмпатических наклонностей, что является причиной низкой мотивации.</text:p>
      <text:p text:style-name="P30">Терапия может занимать достаточно продолжительное время из-за постоянного дистанцирования пациента от доктора.</text:p>
      <text:p text:style-name="P37"><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9" text:outline-level="4">Диссоциальное расстройство личности</text:h>
      <text:p text:style-name="P30"><text:span text:style-name="T8"><text:s/></text:span><text:span text:style-name="T2">(Также антисоциальное рас-во или социопатия)</text:span></text:p>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9374350"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4" text:note-class="footnote"><text:note-citation text:label="*">*</text:note-citation><text:note-body><text:p text:style-name="P75">Фрустация<text:span text:style-name="T9"> (</text:span><text:span text:style-name="T4">от лат. </text:span><text:span text:style-name="T49">f</text:span><text:span text:style-name="T4">rustratio</text:span><text:span text:style-name="T49"> —</text:span><text:span text:style-name="T16"> обман, тщетное ожидание</text:span><text:span text:style-name="T9">) </text:span><text:span text:style-name="T51">—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из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2"><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30">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30">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30">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30">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30">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30">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30">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30">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30">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30">Немаловажным является факт того, что социопаты отлично понимают, что такое социальные нормы, однако игнорируют их осознанно.</text:p>
      <text:p text:style-name="P36">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36">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39">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9">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6">Согласно определению Эрика Берна, социопаты делятся на два вида:</text:p>
      <text:list xml:id="list39377136" text:continue-list="list39362654"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31"/>
      <text:p text:style-name="P31">Терапия для антисоциальной личности<text:span text:style-name="T9">:</text:span></text:p>
      <text:p text:style-name="P30">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30">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7"><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9"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9368936" text:continue-list="list39374350"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30">Эмоционально-неустойчивое расстройство, это группа, которая включает в себя два подвида расстройств:</text:p>
      <text:list xml:id="list4122885722347334340"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2"><text:span text:style-name="T22">склонность к сексуальной распущенности</text:span><text:span text:style-name="T51">.</text:span></text:p>
            </text:list-item>
          </text:list>
          <text:p text:style-name="P132"><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2"><text:span text:style-name="T22">Человек с данным типом расстройства часто страдает от алкогольной и наркотической зависимости, а также становится преступником. Причи</text:span><text:span text:style-name="T22">ной этому также может стать склонность к внушае</text:span><text:span text:style-name="T22">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2"><text:span text:style-name="T22">Склонность к зависимости также может быть серьезной проблемой пограничного типа. Демонстрируя привязанность, такой человек </text:span><text:span text:style-name="T22">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7">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89" text:outline-level="4">Истерическое расстройство личности</text:h>
      <text:p text:style-name="P30">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39368226" text:continue-list="list39368936"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30"/>
      <text:p text:style-name="P30"><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9373390" text:continue-numbering="true" text:style-name="список_20_перечисление">
        <text:list-item>
          <text:p text:style-name="P112">«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2">«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2">«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30">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30">Для истероидов характерна неустойчивость самооценки.</text:p>
      <text:p text:style-name="P30">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30">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30">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30">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6">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6">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6"/>
      <text:h text:style-name="P89" text:outline-level="4">Нарциссическ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7295196754298905246"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3"><text:span text:style-name="T51">(a </text:span><text:span text:style-name="T22">или </text:span><text:span text:style-name="T51">b)</text:span><text:span text:style-name="T50">:</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9">(a </text:span><text:span text:style-name="T4">или </text:span><text:span text:style-name="T49">b)</text:span><text:span text:style-name="T50">:</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3">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3">В наше время нарциссическим личностям очень тяжело, в связи с информационной средой, которая нас окружает.</text:p>
      <text:p text:style-name="P29"><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9"><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4"><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33">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3">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4"><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text:span><text:span text:style-name="T18">собственных достижениях, что указывает на комплексы неполноценности и ущербности.</text:span></text:p>
      <text:p text:style-name="P18">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4"><text:span text:style-name="T18">Нарцисс, в силу своего патологического себялюбия, не станет зарабатывать уважение у </text:span><text:span text:style-name="T60">«недостойных». Признание и уважение он обычно требует.</text:span></text:p>
      <text:p text:style-name="P23">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23">Под давлением нарцисса, его жертва может начать стыдиться собственных заслуг, продолжая идеализировать своего деструктивного партнера.</text:p>
      <text:p text:style-name="P4">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4">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34"><text:soft-page-break/><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33">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89" text:outline-level="4">Пассивно-агрессивное расстройство личности</text:h>
      <text:p text:style-name="P33">Диагностируется при наличии пяти и более критериев, приведенных ниже, а также при проявлении общих критериев расстройств личности:</text:p>
      <text:list xml:id="list39354567" text:continue-list="list39373390"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3">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3">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33">В случае если по каким-то причинам больной теряет мотивацию к сопротивлению, то испытывает выраженное чувство тревоги.</text:p>
      <text:p text:style-name="P33">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3">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3">Негативная реакция окружающих на свои жалобы является для них субъективным подтверждением обоснованности их пессимизма и негатива.</text:p>
      <text:p text:style-name="P33"><text:soft-page-break/>Возможен шантаж суицидом, но он редко сопровождается суицидальными попытками.</text:p>
      <text:p text:style-name="P37"><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3">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3">Уступки требованиям пациента со стороны терапевта антитерапевтичны, а отказ уступать угрожает потерей контакта.</text:p>
      <text:p text:style-name="P33"/>
      <text:p text:style-name="P35">(Источник: Википедия)</text:p>
      <text:h text:style-name="P78" text:outline-level="3"><text:bookmark-start text:name="Pochiemu_ia_"/>Почему я?<text:bookmark-end text:name="Pochiemu_ia_"/></text:h>
      <text:p text:style-name="P8">Именно этот вопрос вы задавали себе в начале своих роковых отношений! Именно поиски ответа не дают вам покоя.</text:p>
      <text:p text:style-name="P4"><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4">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4">Так как же получилось, что все вышло из под контроля?</text:p>
      <text:p text:style-name="P4">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4">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4">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27"><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4">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4">отпустит</text:span><text:span text:style-name="T65"> выбросит</text:span> только тогда, когда с вас уже нечего будет взять.</text:p>
      <text:p text:style-name="P4">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4">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8">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4"><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50">* * *</text:p>
      <text:p text:style-name="P4">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4">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8">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4">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8">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8">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4">15 минут.</text:p>
      <text:p text:style-name="P4">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8">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8">15 минут.</text:p>
      <text:p text:style-name="P48">* * *</text:p>
      <text:p text:style-name="P8">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4">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4">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4">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4"><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4">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4">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354678" text:continue-list="list39382967" text:style-name="диалог">
        <text:list-item>
          <text:p text:style-name="P99">Ты просто его не знаешь!</text:p>
        </text:list-item>
      </text:list>
      <text:p text:style-name="P54">* * *</text:p>
      <text:p text:style-name="P8">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4"><text:soft-page-break/>Давайте вспомним ранее описанный диалог, где я задаю своему бывшему парню вопрос:</text:p>
      <text:list xml:id="list39378565" text:continue-numbering="true" text:style-name="диалог">
        <text:list-item>
          <text:p text:style-name="P96">Есть ли что-то, что я должна знать?..</text:p>
        </text:list-item>
      </text:list>
      <text:p text:style-name="P4">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39357713" text:continue-numbering="true" text:style-name="диалог">
        <text:list-item>
          <text:p text:style-name="P96">Ты вокруг меня плетешь какую-то западню...</text:p>
        </text:list-item>
        <text:list-item>
          <text:p text:style-name="P96">Я ничего такого не делал...</text:p>
        </text:list-item>
        <text:list-item>
          <text:p text:style-name="P96">Каждый справляется с болью по разному...</text:p>
        </text:list-item>
        <text:list-item>
          <text:p text:style-name="P96">Я был на четырех свиданиях...</text:p>
        </text:list-item>
        <text:list-item>
          <text:p text:style-name="P96">Да, я трахаться хотел...</text:p>
        </text:list-item>
      </text:list>
      <text:p text:style-name="P4">Но это лишь вербальная сторона разговора. Поговорим еще и о языке тела.</text:p>
      <text:p text:style-name="P4">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4">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4">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4">Почему я?</text:p>
      <text:p text:style-name="P4">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4">Даже когда его аморальные действия стали до безобразия очевидными, я пичкала себя надеждой, что все наладится. Вот почему я!</text:p>
      <text:p text:style-name="P4">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50">* * *</text:p>
      <text:p text:style-name="P8">Как же не попасть в эту ловушку снова?</text:p>
      <text:p text:style-name="P8">Здесь я бы хотела уделить особое внимание одной очень полезной штуке. Эта штука есть у каждого из нас, но мы почти не умеем ею пользоваться.</text:p>
      <text:p text:style-name="P8">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8">Поговорим об интуиции.</text:p>
      <text:p text:style-name="P4"><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2">И вот тут сразу возникает вопрос: </text:span><text:span text:style-name="T9">«</text:span><text:span text:style-name="T4">Что важнее — интуиция или же все-таки логика?</text:span><text:span text:style-name="T9">»</text:span></text:p>
      <text:p text:style-name="P10">Логика — сознание — рационализм.</text:p>
      <text:p text:style-name="P8">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0">Интуиция — подсознание — инстинкт.</text:p>
      <text:p text:style-name="P8">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8">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8">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8">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8">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4"><text:span text:style-name="T5">В учениях Платона</text:span><text:span text:style-name="T5"><text:note text:id="ftn25"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6"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7"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39372665" text:continue-numbering="true" text:style-name="диалог">
        <text:list-item>
          <text:p text:style-name="P99">Я так и знала! — говорим мы часто. Но поздно.</text:p>
        </text:list-item>
      </text:list>
      <text:p text:style-name="P8">И вот интересно — откуда знала? Ответить сложно, но ведь знала же!</text:p>
      <text:p text:style-name="P8">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8">Главное условие — прислушаться к ней.</text:p>
      <text:p text:style-name="P8">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8">Так-то.</text:p>
      <text:p text:style-name="P8">Стало быть, первое и самое главное правило — если кажется, то не кажется!</text:p>
      <text:p text:style-name="P8">Почему вы? Потому, что вы пытаетесь оправдывать свои опасения лишь логически.</text:p>
      <text:p text:style-name="P50">* * *</text:p>
      <text:p text:style-name="P8">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8">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4">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4">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4"><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text:span><text:span text:style-name="T5">чтобы понять, какие именно жесты являются нестандартными, нужно понимать привычное поведение тела вашего собеседника.</text:span></text:p>
      <text:p text:style-name="P4">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4">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2">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4">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8">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8">Почему вы? Потому, что были недостаточно внимательны.</text:p>
      <text:p text:style-name="P8">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8"><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8">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8">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81"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4">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8">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8">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4"><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78" text:outline-level="3">Делегирование<text:bookmark-start text:name="Diemonstrativnoie_ighnorirovaniie_sobstv"/> собственных обязательств<text:bookmark-end text:name="Diemonstrativnoie_ighnorirovaniie_sobstv"/></text:h>
      <text:p text:style-name="P4">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4">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4">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4">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4"><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4">Призвать его на помощь — значит получить его осуждение. Он скажет, что вы вечно его пилите, забираете его свободу, мешаете жить и т. д.</text:p>
      <text:p text:style-name="P4">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4">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4">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4">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78" text:outline-level="3"><text:bookmark-start text:name="Gazlaitingh_"/>Газлайтинг<text:bookmark-end text:name="Gazlaitingh_"/></text:h>
      <text:p text:style-name="P4">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39369182" text:continue-numbering="true" text:style-name="диалог">
        <text:list-item>
          <text:p text:style-name="P96">Тебе показалось.</text:p>
        </text:list-item>
        <text:list-item>
          <text:p text:style-name="P96">Ты себе накручиваешь.</text:p>
        </text:list-item>
        <text:list-item>
          <text:p text:style-name="P96">Ничего у тебя не болит.</text:p>
        </text:list-item>
        <text:list-item>
          <text:p text:style-name="P96">Ты сама придумываешь себе проблемы.</text:p>
        </text:list-item>
        <text:list-item>
          <text:p text:style-name="P96">Я такого не говорил!</text:p>
        </text:list-item>
      </text:list>
      <text:p text:style-name="P4">Или:</text:p>
      <text:list xml:id="list39379689" text:continue-numbering="true" text:style-name="диалог">
        <text:list-item>
          <text:p text:style-name="P96">Не было такого. Ты все придумываешь!</text:p>
        </text:list-item>
      </text:list>
      <text:p text:style-name="P4">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39352416" text:continue-numbering="true" text:style-name="диалог">
        <text:list-item>
          <text:p text:style-name="P96">Ты что — сумасшедшая?!</text:p>
        </text:list-item>
      </text:list>
      <text:p text:style-name="P4">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4">Во-первых: этот человек должен быть близким для вас. Вы к нему, как минимум, расположены:</text:p>
      <text:list xml:id="list39359139" text:continue-numbering="true" text:style-name="диалог">
        <text:list-item>
          <text:p text:style-name="P96">С чего бы это ему причинять мне зло?</text:p>
        </text:list-item>
      </text:list>
      <text:p text:style-name="P4">Во-вторых: он опровергает ваше мнение:</text:p>
      <text:list xml:id="list39374486" text:continue-numbering="true" text:style-name="диалог">
        <text:list-item>
          <text:p text:style-name="P96">Не придумывай! Тебе показалось!</text:p>
        </text:list-item>
      </text:list>
      <text:p text:style-name="P4">В-третьих: этот человек настаивает на своей точке зрения, убеждая в этом вас:</text:p>
      <text:list xml:id="list39381627" text:continue-numbering="true" text:style-name="диалог">
        <text:list-item>
          <text:p text:style-name="P96">Я же знаю, что тебе нравится! Да нравится же! Ну чего ты врешь?!</text:p>
        </text:list-item>
      </text:list>
      <text:p text:style-name="P4">Вы начинаете в себе сомневаться если:</text:p>
      <text:list xml:id="list39360452" text:continue-list="list39354567" text:style-name="список_20_перечисление">
        <text:list-item>
          <text:p text:style-name="P98">вас запугивают и шантажируют: <text:span text:style-name="T2">«Я не буду с тобой разговаривать, если ты продолжишь говорить этот бред!»</text:span></text:p>
        </text:list-item>
        <text:list-item>
          <text:p text:style-name="P98">вас держат в напряжении: <text:span text:style-name="T2">«Ну посмотрим, как ты будешь стараться! Что-то я сомневаюсь!»</text:span></text:p>
        </text:list-item>
        <text:list-item>
          <text:p text:style-name="P98">на вас оказывают давление: <text:span text:style-name="T2">«Если ты это не сделаешь, то значит не любишь меня!»</text:span></text:p>
        </text:list-item>
        <text:list-item>
          <text:p text:style-name="P98">вам внушают: <text:span text:style-name="T2">«Ты понимаешь, что такое говорят только ненормальные!?»</text:span></text:p>
        </text:list-item>
        <text:list-item>
          <text:p text:style-name="P98">вас кодируют путем постоянного повторения всего вышеперечисленного.</text:p>
        </text:list-item>
      </text:list>
      <text:p text:style-name="P4">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4">Вам вечно что-то пытаются внушить относительно вашей нормальности, и вы действительно начинаете <text:span text:style-name="T58">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8">Например, вы первый раз за год приболели. С вами обычно редко такое случается, однако, ваш партнер говорит вам:</text:p>
      <text:list xml:id="list39353467" text:continue-list="list39381627" text:style-name="диалог">
        <text:list-item>
          <text:p text:style-name="P99">Опять! Дорогая, тебе не кажется, что ты в последнее время часто болеешь?</text:p>
        </text:list-item>
      </text:list>
      <text:p text:style-name="P8">Или вы бодры и веселы, а ваш партнер говорит вам:</text:p>
      <text:list xml:id="list39352917" text:continue-numbering="true" text:style-name="диалог">
        <text:list-item>
          <text:p text:style-name="P99">Что-то ты бледненькая! С тобой точно все в порядке?</text:p>
        </text:list-item>
      </text:list>
      <text:p text:style-name="P8">Вы умны и ответственны, а вам постоянно говорят, что вы все теряете, везде опаздываете, все путаете.</text:p>
      <text:p text:style-name="P8">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4"><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59">Я </text:span><text:span text:style-name="T19">настойчиво советую его к просмотру. Во время просмотра у меня действительно мурашки шли по коже!</text:span></text:p>
      <text:p text:style-name="Text_20_body"><text:span text:style-name="T41">Теперь, </text:span><text:span text:style-name="T46">когда мне в очередной раз задают провокационные вопросы типа: что же я в нем, таком плохом, нашла; что же я терпела и не уходила </text:span><text:span text:style-name="T41">—</text:span><text:span text:style-name="T46">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4"><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39380925" text:continue-numbering="true" text:style-name="диалог">
        <text:list-item>
          <text:p text:style-name="P96">Мне это нравится? — Нет.</text:p>
        </text:list-item>
        <text:list-item>
          <text:p text:style-name="P96">Я это слышала/видела? — Да.</text:p>
        </text:list-item>
      </text:list>
      <text:p text:style-name="P4">Таким образом вы избавитесь от сомнений в реальности этих фактов.</text:p>
      <text:p text:style-name="P4">Отстаивайте свою точку зрения. Описывайте свои чувства:</text:p>
      <text:list xml:id="list39381461" text:continue-numbering="true" text:style-name="диалог">
        <text:list-item>
          <text:p text:style-name="P96">Как это у меня не болит? Еще как болит!</text:p>
        </text:list-item>
      </text:list>
      <text:p text:style-name="P4"><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39372562" text:continue-numbering="true" text:style-name="диалог">
        <text:list-item>
          <text:p text:style-name="P96">Ты что, хочешь сказать, что я сумасшедшая?!</text:p>
        </text:list-item>
      </text:list>
      <text:p text:style-name="P48">* * *</text:p>
      <text:p text:style-name="P4">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4">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4">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4">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58">Это поможет вам увидеть, что вы все сделали правильно и </text:span><text:span text:style-name="T14">стать</text:span><text:span text:style-name="T58"> уверенее в себе.</text:span></text:p>
      <text:p text:style-name="P4">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4">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4">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4">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4">Что же касается абьюзера, то тут важно понять, что вряд ли, проснувшись однажды утром, <text:span text:style-name="T58">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58">ему</text:span> проникать в ваши мысли. От таких людей я настойчиво <text:span text:style-name="T58">рекомендую</text:span> вам держаться подальше!</text:p>
      <text:h text:style-name="P78" text:outline-level="3"><text:bookmark-start text:name="Viskholdingh_"/>Висхолдинг<text:bookmark-end text:name="Viskholdingh_"/></text:h>
      <text:p text:style-name="P4">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4">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4">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4">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39353721"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39372258" text:continue-numbering="true" text:style-name="диалог">
        <text:list-item>
          <text:p text:style-name="P96">Я не буду разговаривать об этом. Это полный бред! Ты хоть слышишь себя?</text:p>
        </text:list-item>
      </text:list>
      <text:p text:style-name="P4">И вот вы пытаетесь понять, что же «такого» вы сказали не так. Вы оправдываетесь, пытаетесь объясниться... — <text:span text:style-name="T2">он спрыгнул с темы</text:span>.</text:p>
      <text:list xml:id="list39381002" text:continue-numbering="true" text:style-name="диалог">
        <text:list-item>
          <text:p text:style-name="P96">В смысле?</text:p>
        </text:list-item>
      </text:list>
      <text:p text:style-name="P4">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4">б) успеть придумать что-то пока вы повторяете свой вопрос, что позволит ему <text:span text:style-name="T2">спрыгнуть с темы</text:span>.</text:p>
      <text:p text:style-name="P4">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4">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4">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4">Не душите в себе ощущение ненужности. Чтобы убедиться в его равнодушии к обсуждаемой проблеме, можете задать ему пару уточняющих вопросов?</text:p>
      <text:list xml:id="list39359707" text:continue-numbering="true" text:style-name="диалог">
        <text:list-item>
          <text:p text:style-name="P96">Скажи мне, тебе правда неинтересно, в какой школе будет учится твой сын?</text:p>
        </text:list-item>
        <text:list-item>
          <text:p text:style-name="P96">Откуда генерируются твои отговорки? Или может ты думаешь, что, уходя от этой темы, этот вопрос решиться сам собой?</text:p>
        </text:list-item>
      </text:list>
      <text:p text:style-name="P4">Но будьте готовы к новой порции дерьма, которым он вас обольет с ног до головы!</text:p>
      <text:p text:style-name="P4">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4">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8">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78" text:outline-level="3">Изоляция жертвы от ее окружения</text:h>
      <text:h text:style-name="P85" text:outline-level="4">1. Он всячески заполняет ваше время собой и своим окружением.</text:h>
      <text:p text:style-name="P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4">— Я пригласила на выходные Машу и Петю. Будем играть в покер.</text:p>
      <text:p text:style-name="P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85" text:outline-level="4">2. Он воздействует на ваше мнение о ваших близких.</text:h>
      <text:p text:style-name="P7">Это может быть ваша близкая подруга:</text:p>
      <text:list xml:id="list39355459" text:continue-numbering="true" text:style-name="диалог">
        <text:list-item>
          <text:p text:style-name="P96">Твоя Машка как-то странно на меня посмотрела... А вы давно с ней дружите?...</text:p>
        </text:list-item>
      </text:list>
      <text:p text:style-name="P4">После такого замечания вы, наверняка, постараетесь оградить вашего партнера от <text:span text:style-name="T58">каких-то </text:span><text:span text:style-name="T14">не таких</text:span><text:span text:style-name="T47"> </text:span><text:span text:style-name="T14">взглядов Маши. Теперь ваше с ней общение может свестись к минимуму.</text:span></text:p>
      <text:p text:style-name="P15">Это может быть ваш друг:</text:p>
      <text:list xml:id="list39355768" text:continue-numbering="true" text:style-name="диалог">
        <text:list-item>
          <text:p text:style-name="P96">Я видел, как ты с Петей кокетничала...</text:p>
        </text:list-item>
      </text:list>
      <text:p text:style-name="P4">Петю ждет та же участь, что и Машу — вы перестаете общаться с Петей, дабы избежать необоснованной ревности вашего партнера.</text:p>
      <text:p text:style-name="P4">Это могут быть ваши близкие родственники:</text:p>
      <text:list xml:id="list39370956" text:continue-numbering="true" text:style-name="диалог">
        <text:list-item>
          <text:p text:style-name="P96">Мне кажется, что я не нравлюсь твоей маме...</text:p>
        </text:list-item>
      </text:list>
      <text:p text:style-name="P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7"><text:soft-page-break/>Все желают вам зла, завидуют вам, но только не он! Он как раз оберегает вас от всех злых людей!</text:p>
      <text:p text:style-name="P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4">При этом, вы вряд ли услышите прямые запреты, типа:</text:p>
      <text:list xml:id="list393570301" text:continue-numbering="true" text:style-name="диалог">
        <text:list-item>
          <text:p text:style-name="P111"><text:span text:style-name="T25">Я не хочу, чтобы ты с </text:span><text:span text:style-name="T39">Машей</text:span><text:span text:style-name="T44"> </text:span><text:span text:style-name="T39">общалась!</text:span></text:p>
        </text:list-item>
      </text:list>
      <text:p text:style-name="P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4">Не верьте ничему, в чем не нашли подтверждения! Верьте только своим глазам и ушам!</text:p>
      <text:p text:style-name="P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Heading_20_4" text:outline-level="4"><text:span text:style-name="T25">3. Он </text:span><text:span text:style-name="T32">воздействует </text:span><text:span text:style-name="T25">на ваше окружение.</text:span></text:h>
      <text:p text:style-name="P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4">Таким человеком руководят определенные цели... или вы все еще думаете, что вам кажется?</text:p>
      <text:p text:style-name="P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Subtitle">* * *</text:p>
      <text:p text:style-name="P4">Нас с детства учили, что «сор из избы не выносят». Выносят! Иначе вы просто задохнетесь от этой «вони»! Я знаю, о чем говорю!</text:p>
      <text:p text:style-name="P4"><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39375241" text:continue-numbering="true" text:style-name="диалог">
        <text:list-item>
          <text:p text:style-name="P96">А куда же ты смотрела? Как ты могла не заметить?!</text:p>
        </text:list-item>
      </text:list>
      <text:p text:style-name="P4">А так же «по горячему» получить от близких совет на тему: «Что же делать?»</text:p>
      <text:p text:style-name="P4">Заходите издалека:</text:p>
      <text:list xml:id="list39357511" text:continue-numbering="true" text:style-name="диалог">
        <text:list-item>
          <text:p text:style-name="P96">Маш, смотри, вот чисто гипотетически, если человек так себя ведет — это нормально?</text:p>
        </text:list-item>
      </text:list>
      <text:p text:style-name="P4"><text:s/>Поверьте, с этих пор к нему начнут присматриваться. К тому же и он заметит, что отныне вы не один на один с ним.</text:p>
      <text:p text:style-name="P4">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4">Так что, заговорив о своих проблемах как можно раньше, у вас будет отличный шанс обезопасить себя и заручиться поддержкой!</text:p>
      <text:h text:style-name="P78" text:outline-level="3"><text:bookmark-start text:name="Passivnaia_aghriessiia__ighnorirovaniie_"/>Пассивная агрессия<text:bookmark-end text:name="Passivnaia_aghriessiia__ighnorirovaniie_"/></text:h>
      <text:p text:style-name="P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4">Результат пассивной агрессии — это всегда сильное чувство вины жертвы.</text:p>
      <text:p text:style-name="P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Heading_20_4" text:outline-level="4">Игнорирование.</text:h>
      <text:p text:style-name="P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39352269" text:continue-numbering="true" text:style-name="диалог">
        <text:list-item>
          <text:p text:style-name="P96">Да сколько можно меня дергать?!</text:p>
        </text:list-item>
      </text:list>
      <text:p text:style-name="P4">Ну и, конечно, он обижается!</text:p>
      <text:h text:style-name="P85" text:outline-level="4">Обида.</text:h>
      <text:p text:style-name="P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39370094" text:continue-numbering="true" text:style-name="диалог">
        <text:list-item>
          <text:p text:style-name="P96">Как ты могла?!</text:p>
        </text:list-item>
      </text:list>
      <text:p text:style-name="P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Heading_20_4" text:outline-level="4">Внезапный бойкот.</text:h>
      <text:p text:style-name="P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4">Это бойкот. Цель такой пассивной агрессии — ввести вас в недоумение. Вы ищете свою вину, но не можете ее найти. В вашей голове только одна мысль:</text:p>
      <text:list xml:id="list39354798" text:continue-numbering="true" text:style-name="диалог">
        <text:list-item>
          <text:p text:style-name="P96">Не может же он просто так взять и обидеться?</text:p>
        </text:list-item>
      </text:list>
      <text:p text:style-name="P4">И вы отвечаете себе на этот вопрос — нет, не может.</text:p>
      <text:p text:style-name="P4">Может!!!</text:p>
      <text:p text:style-name="P4">Вам сложно поверить в то, что им руководят скрытые мотивы. Будучи человеком сострадательным и неравнодушным, вы пытаетесь наладить связь:</text:p>
      <text:list xml:id="list39365757" text:continue-numbering="true" text:style-name="диалог">
        <text:list-item>
          <text:p text:style-name="P96">Милый, ну скажи, что не так? Ну прости, если я тебя чем-то обидела!</text:p>
        </text:list-item>
      </text:list>
      <text:p text:style-name="P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4">В следующую такую ситуацию вам обязательно напомнят:</text:p>
      <text:list xml:id="list39379098" text:continue-numbering="true" text:style-name="диалог">
        <text:list-item>
          <text:p text:style-name="P96">Опять ты за свое. В прошлый раз было тоже самое!</text:p>
        </text:list-item>
      </text:list>
      <text:p text:style-name="P4">И вы снова не понимаете. И снова просите прощение, и обещаете, что такого больше не повторится! А вам говорят:</text:p>
      <text:list xml:id="list39359767" text:continue-numbering="true" text:style-name="диалог">
        <text:list-item>
          <text:p text:style-name="P96">Ты в прошлый раз тоже говорила, что не повторится!</text:p>
          <text:p text:style-name="P83">* * *</text:p>
        </text:list-item>
      </text:list>
      <text:p text:style-name="P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39352784" text:continue-numbering="true" text:style-name="диалог">
        <text:list-item>
          <text:p text:style-name="P96">Что, опять? Ну ок...</text:p>
        </text:list-item>
      </text:list>
      <text:p text:style-name="P4">Я даже пыталась его вывести на чистую воду агрессивно... Много было испробовано... Не помогало ничего.</text:p>
      <text:p text:style-name="P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4">Во-вторых: настоящий мужчина не обижается! Соответственно, тот, кто обижается — не настоящий мужчина, а жалкая его пародия и нытик.</text:p>
      <text:p text:style-name="P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4">Не пытайтесь утешить его и сгладить ситуацию. Он не прав! А если считает, что не правы вы, то пусть имеет смелость сказать об этом вслух.</text:p>
      <text:h text:style-name="P78"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4">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4">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4">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4">Это дает мне полное право утверждать, что у любого нашего эмоционального состояния есть причина.</text:p>
      <text:p text:style-name="P4"><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4">Вы делитесь своими переживаниями, в последствии чего чувствуете уязвленность:</text:p>
      <text:list xml:id="list39364359" text:continue-numbering="true" text:style-name="диалог">
        <text:list-item>
          <text:p text:style-name="P96">Теперь я понимаю, почему Петя решил с тобой расстаться.</text:p>
        </text:list-item>
      </text:list>
      <text:p text:style-name="P4">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4">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4">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4">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4"><text:soft-page-break/>Я бы назвала триггер — ассоциативным переживанием воспоминания или представления.</text:p>
      <text:p text:style-name="P4">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4">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4">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4">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364467" text:continue-numbering="true" text:style-name="диалог">
        <text:list-item>
          <text:p text:style-name="P96">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4"><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4">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78" text:outline-level="3"><text:bookmark-start text:name="Viktimblieimingh_"/>Виктимблейминг<text:bookmark-end text:name="Viktimblieimingh_"/></text:h>
      <text:p text:style-name="P4">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4">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9354232" text:continue-numbering="true" text:style-name="диалог">
        <text:list-item>
          <text:p text:style-name="P96">Это все потому, что я черный? — если ответ «Да», то это виктимблейминг.</text:p>
        </text:list-item>
      </text:list>
      <text:p text:style-name="P4">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4">Примерами виктимблейминга являются:</text:p>
      <text:list xml:id="list39376708" text:continue-numbering="true" text:style-name="диалог">
        <text:list-item>
          <text:p text:style-name="P96">Ее бы не изнасиловали, если бы она не надела такое короткое платье.</text:p>
        </text:list-item>
        <text:list-item>
          <text:p text:style-name="P96">Тебя не повысили, потому что ты мало старалась.</text:p>
        </text:list-item>
        <text:list-item>
          <text:p text:style-name="P96">Твой кошелек украли из-за твоей невнимательности!</text:p>
        </text:list-item>
      </text:list>
      <text:p text:style-name="P4">Все подобные примеры подводятся итоговым приговором:</text:p>
      <text:list xml:id="list39365953" text:continue-numbering="true" text:style-name="диалог">
        <text:list-item>
          <text:p text:style-name="P96"><text:soft-page-break/>Сама виновата!</text:p>
        </text:list-item>
      </text:list>
      <text:p text:style-name="P4">Без вины виноватая (С). Жертва становится эдаким «козлом отпущения», и вместо поддержки, выслушивает упреки с нотками злорадства и сарказма.</text:p>
      <text:list xml:id="list39378009" text:continue-numbering="true" text:style-name="диалог">
        <text:list-item>
          <text:p text:style-name="P96">А чего ты хотела?!</text:p>
        </text:list-item>
      </text:list>
      <text:p text:style-name="P4">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4">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4">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4">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362646" text:continue-numbering="true" text:style-name="диалог">
        <text:list-item>
          <text:p text:style-name="P96">Прости меня, я сорвался из-за того, что ты меня спровоцировала.</text:p>
        </text:list-item>
      </text:list>
      <text:p text:style-name="P4"><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4">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4">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4">Она не понимала — что именно, но не могла поверить, что ее бьют просто так.</text:p>
      <text:p text:style-name="P4">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4">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4">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4"><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Subtitle">* * *</text:p>
      <text:p text:style-name="P4">Первое правило — вы ни в чем не виноваты!</text:p>
      <text:p text:style-name="P4">Ничто не дает человеку право причинять материальный, физический, сексуальный или психологический вред другому. Нет таких причин!</text:p>
      <text:p text:style-name="P4">Ни короткое платье, ни расстегнутая сумка, ни разбитая кружка или пересоленный суп не дает человеку право на причинение вам вреда!</text:p>
      <text:p text:style-name="P4">Об этом нужно говорить. Говорить громко и уверенно. Вслух!</text:p>
      <text:p text:style-name="P4">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9383872" text:continue-numbering="true" text:style-name="диалог">
        <text:list-item>
          <text:p text:style-name="P96">То есть, если ты пересолила суп, то позволишь своему мужу ударить тебя?</text:p>
        </text:list-item>
        <text:list-item>
          <text:p text:style-name="P96">Ты хочешь сказать, что украл бы деньги другого человека, если бы увидел у него расстегнутую сумку?</text:p>
        </text:list-item>
        <text:list-item>
          <text:p text:style-name="P96">А если ты увидишь на улице девушку в короткой юбке, это даст тебе полное право изнасиловать ее?</text:p>
        </text:list-item>
      </text:list>
      <text:p text:style-name="P4"><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4">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4">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4">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4">В общем-то выбор у вас небольшой — остаться совсем одной, или помочь себе. Действуйте!</text:p>
      <text:p text:style-name="Subtitle">* * *</text:p>
      <text:p text:style-name="P4">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4"><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4">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4">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4">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78" text:outline-level="3"><text:bookmark-start text:name="Vam_riedko_ustupaiut_ili_nie_ustupaiut_v"/>Вам редко уступают или не уступают вообще<text:bookmark-end text:name="Vam_riedko_ustupaiut_ili_nie_ustupaiut_v"/></text:h>
      <text:p text:style-name="P4">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4">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4">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4">К чему я веду?</text:p>
      <text:p text:style-name="P4">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4"><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2">Не забывайте об объективных суждениях!</text:p>
      <text:p text:style-name="P4">«Если ..., то ...»</text:p>
      <text:p text:style-name="P4">Это довольно неплохая тактика, чтобы показать, что вы готовы уступать, и проверить, готовы ли уступать вам.</text:p>
      <text:p text:style-name="Subtitle">* * *</text:p>
      <text:p text:style-name="P4">В споре требуйте объяснений и аргументов:</text:p>
      <text:list xml:id="list39364051" text:continue-numbering="true" text:style-name="диалог">
        <text:list-item>
          <text:p text:style-name="P96">Приведи мне хоть один достойный аргумент в пользу своей идеи, и тогда, возможно, мое мнение изменится.</text:p>
        </text:list-item>
      </text:list>
      <text:p text:style-name="P4">Не соглашайтесь с ним без таких объяснений. Это вполне справедливо и обосновано. Требовать объяснений — это же не преступление!</text:p>
      <text:p text:style-name="P4">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39367785" text:continue-list="list39360452" text:style-name="список_20_перечисление">
        <text:list-item>
          <text:p text:style-name="P98">либо спор перейдет в русло конструктивного диалога;</text:p>
        </text:list-item>
        <text:list-item>
          <text:p text:style-name="P98">либо он бежит с «поля боя»;</text:p>
        </text:list-item>
        <text:list-item>
          <text:p text:style-name="P98"><text:soft-page-break/>либо же <text:s/>сначала на вас посыпятся оскорбления, а уже потом он сбежит...</text:p>
        </text:list-item>
      </text:list>
      <text:p text:style-name="P4">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4">Смотрите в оба, ведь перед вами предстанет весь абьюз,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4">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4">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4">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4"><text:soft-page-break/>Один человек как-то сказал мне:</text:p>
      <text:list xml:id="list39378229" text:continue-list="list39364051" text:style-name="диалог">
        <text:list-item>
          <text:p text:style-name="P96">В семье должно быть соперничество!</text:p>
        </text:list-item>
      </text:list>
      <text:p text:style-name="P4">Конечно, я возмутилась и уже была готова начать жуткий спор, но он тут же продолжил:</text:p>
      <text:list xml:id="list39374553" text:continue-numbering="true" text:style-name="диалог">
        <text:list-item>
          <text:p text:style-name="P96">Кто-кого счастливее сделает!</text:p>
        </text:list-item>
      </text:list>
      <text:p text:style-name="P4">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4">Пара — речь идет об обоих!</text:p>
      <text:p text:style-name="P4">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4">А еще лучше, не делайте себе нервы!!! Ну, вы поняли...</text:p>
      <text:h text:style-name="P78"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4">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4">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4">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4">Ждать, ждать, ждать... и не получить ничего.</text:p>
      <text:p text:style-name="P4">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4">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4">Вернемся к мыльным пузырям.</text:p>
      <text:p text:style-name="P4">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4">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4"><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4">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4">Манипулятор, будучи бессердечной личностью, подсознательно или осознанно отодвигает дела, которые для него несущественны.</text:p>
      <text:p text:style-name="P4">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4">Не пытайтесь шантажировать его! Любое ваше «Ты у меня еще поплачешь» обернется против вас.</text:p>
      <text:p text:style-name="P4">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4"><text:soft-page-break/>Есть одна тактика, которая может помочь заставить его выполнить свое обязательство. Попробуйте его пристыдить:</text:p>
      <text:list xml:id="list39368916" text:continue-numbering="true" text:style-name="диалог">
        <text:list-item>
          <text:p text:style-name="P96">Ты можешь ничего не обещать, если не хочешь выглядеть обманщиком.</text:p>
        </text:list-item>
      </text:list>
      <text:p text:style-name="P4">При этом сказать так, чтобы он понял, как вы относитесь к обманщикам. На эту тактику вы можете получить неожиданный ответ:</text:p>
      <text:list xml:id="list39351658" text:continue-numbering="true" text:style-name="диалог">
        <text:list-item>
          <text:p text:style-name="P96">Если тебя не устраивает — давай расстанемся.</text:p>
        </text:list-item>
      </text:list>
      <text:p text:style-name="P4">И это будет вам на руку. Соглашайтесь! Это его решение, абьюзер его принял. Но чего он этим добьется?</text:p>
      <text:p text:style-name="P4">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4">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381642" text:continue-numbering="true" text:style-name="диалог">
        <text:list-item>
          <text:p text:style-name="P96">Окей. Поживи пока у друзей/родителей, а вещи собери на выходных, договорились?</text:p>
        </text:list-item>
      </text:list>
      <text:p text:style-name="P4">Таким образом вы поставите его на свое место и он, возможно, начнет выполнять свои обязательства.</text:p>
      <text:p text:style-name="P4"><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4">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4">Ложь и патологическая ложь имеют между собой одно важное различие.</text:p>
      <text:p text:style-name="P4">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4">Но патологическая ложь имеет другую особенность — абьюзер сам верит в то, что говорит.</text:p>
      <text:p text:style-name="P4">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4"><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39353133" text:continue-list="list39367785" text:style-name="список_20_перечисление">
        <text:list-item>
          <text:p text:style-name="P112">«альфа-самец» — образ парня, пользующийся успехом у женщин. Хвастун. Умник;</text:p>
        </text:list-item>
        <text:list-item>
          <text:p text:style-name="P112">«парень-жертва» — образ, который вечно ноет о том, как его пилит стерва-девушка;</text:p>
        </text:list-item>
        <text:list-item>
          <text:p text:style-name="P112">«парень-обаяшка» — образ парня, который безумно любит свою девушку и демонстрирует это широкой публике;</text:p>
        </text:list-item>
        <text:list-item>
          <text:p text:style-name="P112">«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12">«парень-бездушная сволочь» — образ «парня-обаяшки», только наедине с вами;</text:p>
        </text:list-item>
        <text:list-item>
          <text:p text:style-name="P112"><text:soft-page-break/>«Великийвсегдаправ!» — маска для получения повиновения. Самодовольный. Пафосный. Бескомпромисный. Категоричный;</text:p>
        </text:list-item>
        <text:list-item>
          <text:p text:style-name="P112">«дельта-самец» — маска для жалости: «Меня никто не понимает», «Я по жизни одиночка»;</text:p>
        </text:list-item>
        <text:list-item>
          <text:p text:style-name="P112">«немой парень» — когда не придумал, что сказать, <text:s/>а сделал вид, что не захотел и приготовился стать исчезнувшим парнем;</text:p>
        </text:list-item>
        <text:list-item>
          <text:p text:style-name="P112">«исчезнувший парень» — когда «немой парень» ушел играть роль «парня-жертвы»;</text:p>
        </text:list-item>
        <text:list-item>
          <text:p text:style-name="P112">«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4">Считаю и убеждена, что пытаться оправдать подлые поступки благими намерениями так же омерзительно, как и эти совершать их!</text:p>
      <text:p text:style-name="P4">Вы наверное спросите, что же делает «Оправдывание» в разделе «Ложь»...</text:p>
      <text:p text:style-name="P4"><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4">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4">Вся ирония в том, что в силу своей вопиющей слабости, такие люди просто не могут контролировать свои желания.</text:p>
      <text:p text:style-name="P4">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4">Сейчас я оборачиваюсь назад и вижу одно — человека, от которого нужно просто держаться подальше.</text:p>
      <text:p text:style-name="P4">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4">Теперь осталось только понять, с кем вы ложитесь в постель каждый вечер.</text:p>
      <text:p text:style-name="P4"/>
      <text:h text:style-name="P78" text:outline-level="3"><text:bookmark-start text:name="Trianghuliatsiia_"/>Триангуляция<text:bookmark-end text:name="Trianghuliatsiia_"/></text:h>
      <text:p text:style-name="P4">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39380785" text:continue-list="list39381642" text:style-name="диалог">
        <text:list-item>
          <text:p text:style-name="P96">Даже Маша/Петя говорит, что ты не права.</text:p>
        </text:list-item>
      </text:list>
      <text:p text:style-name="P4">Или что-то подобное. Манипулятор может даже не посчитать нужным сказать, кто именно отозвался так о вас:</text:p>
      <text:list xml:id="list39370659" text:continue-numbering="true" text:style-name="диалог">
        <text:list-item>
          <text:p text:style-name="P96">Да какая разница — кто? Главное, что я не один так считаю...</text:p>
        </text:list-item>
      </text:list>
      <text:p text:style-name="P4">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4">Если же он называет вам автора:</text:p>
      <text:list xml:id="list39370324" text:continue-numbering="true" text:style-name="диалог">
        <text:list-item>
          <text:p text:style-name="P96">Маша/Петя вообще не понимает, почему я с тобой до сих пор встречаюсь...</text:p>
        </text:list-item>
      </text:list>
      <text:p text:style-name="P4">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4"><text:soft-page-break/>Триангуляция заставляет вас чувствовать ревность и неуверенность, при этом вы не можете объяснить себе причину таким ощущениям.</text:p>
      <text:p text:style-name="P4">Само слово «триангуляция» подразумевает внедрение третьего человека. Триангуляция это концепция отношений трех личностей.</text:p>
      <text:p text:style-name="P4">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4">Также отношу сюда мнение общества, стереотипы («мужчины полигамны, ты же знаешь!») и предрассудки.</text:p>
      <text:p text:style-name="P4">Первое и, пожалуй, самое важное, что стоит сделать, это научиться себя уважать и отстаивать свое мнение. Объективно.</text:p>
      <text:p text:style-name="P4">Второе, что необходимо сделать, это узнать лично у этого третьего человека, действительно ли он говорил такое и, если да, то почему так сказал.</text:p>
      <text:p text:style-name="P4">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4">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9375329" text:continue-numbering="true" text:style-name="диалог">
        <text:list-item>
          <text:p text:style-name="P96"><text:soft-page-break/>А свое мнение у тебя есть?</text:p>
        </text:list-item>
      </text:list>
      <text:p text:style-name="P4">Если он скажет, что согласен с мнением Маши/Пети, смело уточняйте у него смысл этого уже его мнения:</text:p>
      <text:list xml:id="list39366992" text:continue-numbering="true" text:style-name="диалог">
        <text:list-item>
          <text:p text:style-name="P96">То есть, ты хочешь сказать, что не понимаешь, почему мы с тобой встречаемся?</text:p>
        </text:list-item>
      </text:list>
      <text:p text:style-name="P4">Так же можно вывести его на чистую воду — узнать, по какой причине он рассказывает о ваших отношениях другим людям:</text:p>
      <text:list xml:id="list39365101" text:continue-numbering="true" text:style-name="диалог">
        <text:list-item>
          <text:p text:style-name="P96">Ты что, жаловался Маше/Пете на меня?</text:p>
        </text:list-item>
      </text:list>
      <text:p text:style-name="P4">Ну или пристыдить в распускании слухов о вашей паре:</text:p>
      <text:list xml:id="list39357384" text:continue-numbering="true" text:style-name="диалог">
        <text:list-item>
          <text:p text:style-name="P96">Можно не быть сплетником и лицемером, милый, и обсудить эти вопросы со мной, а не с посторонними людьми.</text:p>
        </text:list-item>
      </text:list>
      <text:p text:style-name="P4">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78" text:outline-level="3"><text:bookmark-start text:name="Dabl_baind_"/>Дабл байнд<text:bookmark-end text:name="Dabl_baind_"/></text:h>
      <text:p text:style-name="P4">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4">Двойное послание или двойная связь — метод манипулирования, который проявляется в том, что жертва получает противоречивые указания.</text:p>
      <text:p text:style-name="P4">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4">Другими словами, при воспитании ребенка родители выдвигали сразу два одновременно невыполнимых или противоречивых послания...:</text:p>
      <text:list xml:id="list39358925" text:continue-numbering="true" text:style-name="диалог">
        <text:list-item>
          <text:p text:style-name="P96">Стой там — иди сюда.</text:p>
        </text:list-item>
        <text:list-item>
          <text:p text:style-name="P96">Я приказываю тебе не выполнять моих приказов.</text:p>
        </text:list-item>
      </text:list>
      <text:p text:style-name="P4">...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4">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4">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4">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4">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4">Как же отличить здоровое (нормальное) общение от деструктивного?</text:p>
      <text:p text:style-name="P4">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4">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4"><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4">Противоречия в посыле абьюзера могут быть вербальными, например:</text:p>
      <text:list xml:id="list39358710" text:continue-numbering="true" text:style-name="диалог">
        <text:list-item>
          <text:p text:style-name="P96">Закрой свой рот и ответь мне!</text:p>
        </text:list-item>
      </text:list>
      <text:p text:style-name="P4">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4">Приведу пример из уже описанного мною разговора, который я записала на диктофон. Мой парень говорит мне:</text:p>
      <text:list xml:id="list39379984" text:continue-numbering="true" text:style-name="диалог">
        <text:list-item>
          <text:p text:style-name="P96">Главное, что хорошо тебе! Вот это самое главное!</text:p>
        </text:list-item>
      </text:list>
      <text:p text:style-name="P4">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4">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39365746" text:continue-numbering="true" text:style-name="диалог">
        <text:list-item>
          <text:p text:style-name="P96">Ты такая красивая! Фу!</text:p>
        </text:list-item>
        <text:list-item>
          <text:p text:style-name="P96">Да, ты права, но... <text:span text:style-name="T48">[</text:span><text:span text:style-name="T15">ты не права</text:span><text:span text:style-name="T48">]</text:span><text:span text:style-name="T47">.</text:span></text:p>
        </text:list-item>
      </text:list>
      <text:p text:style-name="P4">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4"><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367668" text:continue-numbering="true" text:style-name="диалог">
        <text:list-item>
          <text:p text:style-name="P96">Ты все придумываешь. Я такого не говорил...</text:p>
        </text:list-item>
      </text:list>
      <text:p text:style-name="P4">Потом висхолдинг:</text:p>
      <text:list xml:id="list39373417" text:continue-numbering="true" text:style-name="диалог">
        <text:list-item>
          <text:p text:style-name="P96">И это, по твоему, проблема? Ты действительно считаешь, что из-за этого стоит ссориться?</text:p>
        </text:list-item>
      </text:list>
      <text:p text:style-name="P4">Потом он шлифует это все триггером:</text:p>
      <text:list xml:id="list39375689" text:continue-numbering="true" text:style-name="диалог">
        <text:list-item>
          <text:p text:style-name="P96">Вчера ты тоже говорила, что не хочешь ругаться, но, тем не менее мы поругались...</text:p>
        </text:list-item>
      </text:list>
      <text:p text:style-name="P4">Конечно, без триангуляции никуда:</text:p>
      <text:list xml:id="list39361116" text:continue-numbering="true" text:style-name="диалог">
        <text:list-item>
          <text:p text:style-name="P96">Да все говорят, что ты просто неурав­новешенная...</text:p>
        </text:list-item>
      </text:list>
      <text:p text:style-name="P4">И в заключение, виктимблейминг:</text:p>
      <text:list xml:id="list39357625" text:continue-numbering="true" text:style-name="диалог">
        <text:list-item>
          <text:p text:style-name="P96">Хватит ныть! Сидела бы молча — ничего бы этого не было!..</text:p>
        </text:list-item>
      </text:list>
      <text:p text:style-name="P54">* * *</text:p>
      <text:p text:style-name="P4">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4">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4"><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4">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4">Если вы можете сказать, что ваш партнер ведет себя демонстративно по-разному наедине с вами и в присутствии посторонних — это дабл байнд.</text:p>
      <text:list xml:id="list39377107" text:continue-numbering="true" text:style-name="диалог">
        <text:list-item>
          <text:p text:style-name="P96">Я обожаю твой смех!/ Сколько можно ржать?!</text:p>
        </text:list-item>
      </text:list>
      <text:p text:style-name="P4">Если ваш партнер часто меняет собственную систему ценности, чем и оказывает влияние на ваши отношения — это дабл байнд.</text:p>
      <text:list xml:id="list39378219" text:continue-numbering="true" text:style-name="диалог">
        <text:list-item>
          <text:p text:style-name="P96">Слушай, а это хорошая идея!/Ты серьезно? Тупее ничего не придумала?</text:p>
        </text:list-item>
      </text:list>
      <text:p text:style-name="P4">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4">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4">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4">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4">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39378857" text:continue-numbering="true" text:style-name="диалог">
        <text:list-item>
          <text:p text:style-name="P96">Если ты пригласишь всех друзей, то это вызовет дискомфорт.</text:p>
        </text:list-item>
      </text:list>
      <text:p text:style-name="P4">То есть:</text:p>
      <text:list xml:id="list39357777" text:continue-numbering="true" text:style-name="диалог">
        <text:list-item>
          <text:p text:style-name="P96"><text:span text:style-name="T2">Я не хочу</text:span>, чтобы ты приглашала всех друзей...</text:p>
        </text:list-item>
      </text:list>
      <text:p text:style-name="P4">Этот подтекст является скрытым (или пассивным) запретом, и его очень сложно отследить, ведь жертва изначально видит только такие намерения:</text:p>
      <text:list xml:id="list39352807" text:continue-numbering="true" text:style-name="диалог">
        <text:list-item>
          <text:p text:style-name="P96">Я хочу, чтобы всем было комфортно.</text:p>
        </text:list-item>
      </text:list>
      <text:p text:style-name="P4">Я тогда и не подозревала, что, на самом деле, все его действия были направлены на его собственный комфорт.</text:p>
      <text:p text:style-name="P4">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4">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376042" text:continue-numbering="true" text:style-name="диалог">
        <text:list-item>
          <text:p text:style-name="P96">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96">Мы сделаем это когда ты захочешь — завтра!</text:p>
        </text:list-item>
        <text:list-item>
          <text:p text:style-name="P96">Ты можешь рассказать мне. Я пойму! / Как ты могла такое сделать?! Ты в своем уме?</text:p>
        </text:list-item>
        <text:list-item>
          <text:p text:style-name="P96">Тебе не нужна косметика, ты у меня и так красивая! / Ух какая девушка, не то, что моя — замухрышка!</text:p>
        </text:list-item>
        <text:list-item>
          <text:p text:style-name="P96">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96">Не работает — нахлебница, сидит на моей шее. / Работает — а обо мне кто будет заботиться?! Эгоистка!</text:p>
        </text:list-item>
        <text:list-item>
          <text:p text:style-name="P96">Все женщины корыстные сучки! Им только деньги и нужны! / Как это ты сама за себя заплатишь? Ты хочешь меня унизить?</text:p>
        </text:list-item>
        <text:list-item>
          <text:p text:style-name="P96">Занимаешься спортом — хочешь, чтоб парни на твою накачанную попку смотрели? / Не занимаешься — лентяйка и жопа у тебя жирная!</text:p>
        </text:list-item>
        <text:list-item>
          <text:p text:style-name="P96"><text:soft-page-break/>Ей только обнимашки и нужны! / Она вообще не обращает на меня внимание!</text:p>
        </text:list-item>
        <text:list-item>
          <text:p text:style-name="P96">Мне нравятся умные девушки! / Ты что думаешь, что ты самая умная?!</text:p>
        </text:list-item>
        <text:list-item>
          <text:p text:style-name="P96">Мне так нравится твой смех! / Когда ты уже успокоишься? Веди себя нормально!</text:p>
        </text:list-item>
        <text:list-item>
          <text:p text:style-name="P96">Мне для тебя ничего не жалко! / Джинсы тебе новые нужны? А чем тебе старые не нравятся?</text:p>
        </text:list-item>
      </text:list>
      <text:p text:style-name="Subtitle">* * *</text:p>
      <text:p text:style-name="P4">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4">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4">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89" text:outline-level="4">Противоречие «Да, но &lt;...&gt;»</text:h>
      <text:p text:style-name="P4">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362376" text:continue-numbering="true" text:style-name="диалог">
        <text:list-item>
          <text:p text:style-name="P111"><text:bookmark-start text:name="__Da__no__________v_dopolnieniie_k_opisa"/><text:span text:style-name="_30__20_Text"><text:span text:style-name="T25">Да</text:span></text:span><text:span text:style-name="T25">, я виноват, </text:span><text:span text:style-name="_30__20_Text"><text:span text:style-name="T25">но</text:span></text:span><text:span text:style-name="T25"> </text:span><text:bookmark-end text:name="__Da__no__________v_dopolnieniie_k_opisa"/><text:span text:style-name="T25">я же ни в чем не провинился.</text:span></text:p>
        </text:list-item>
        <text:list-item>
          <text:p text:style-name="P96">Я полностью с тобой согласен, но ты абсолютно не права...</text:p>
        </text:list-item>
      </text:list>
      <text:p text:style-name="P4">Это вводит жертву в заблуждение и, вместо того, чтобы продолжать разговор, пытается понять, согласны с ней или же нет.</text:p>
      <text:p text:style-name="P4">Дайте ему понять, что вы заметили эту тактику и раскусили его:</text:p>
      <text:list xml:id="list39369078" text:continue-numbering="true" text:style-name="диалог">
        <text:list-item>
          <text:p text:style-name="P96">Мама научила меня не воспринимать все, что сказано до слова «Но». Скажи, пожалуйста, ты со мной согласен или нет?</text:p>
        </text:list-item>
      </text:list>
      <text:p text:style-name="P4">Акцентируйте ваше внимание на противоречиях в его суждениях. Возможно это заставит его хотя бы аргументировать свои доводы.</text:p>
      <text:h text:style-name="P89" text:outline-level="4">Демонстрация занятости</text:h>
      <text:p text:style-name="P2">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4">Вам нужно осознать что слова без действий и поступков ничего не значат.</text:p>
      <text:p text:style-name="P4">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4">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4">Очень плавно мы подошли к еще одному моменту — свободное время. От чего? От каких дел?</text:p>
      <text:p text:style-name="P4">Работа, друзья, развлечения... Возможно какие-то хобби или само/образование. Заметьте, что в большинство его занятий вы не вписываетесь.</text:p>
      <text:p text:style-name="Subtitle"><text:soft-page-break/>* * *</text:p>
      <text:p text:style-name="P4">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4">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4">Работа.</text:p>
      <text:p text:style-name="P4">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4">Обучение.</text:p>
      <text:p text:style-name="P4">Обучение чему-то новому — это еще один кирпич. Он также помогает строить будущее и периодически укрепляет фундамент.</text:p>
      <text:p text:style-name="P4">Отдых.</text:p>
      <text:p text:style-name="P4">Отдых — это кирпич, который воодушевляет, расслабляет и восстанавливает силы. Без него прочность постройки может пострадать.</text:p>
      <text:p text:style-name="P4">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4"><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4">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4">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4">На Будущее вашей пары вы тратите исключительно свои силы, а он лишь создает <text:span text:style-name="T2">видимость</text:span> продуктивности для общего блага.</text:p>
      <text:p text:style-name="P4">Попробуйте представить, что вас ждет с этим человеком? А ничего — шиш на палочке.</text:p>
      <text:p text:style-name="P4">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4">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4"><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4">Вы постоянно оправдываете его.</text:p>
      <text:p text:style-name="P4">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4">Будьте честны с собой в первую очередь. Если вы замечаете что-то, что не можете объяснить — это двойной стандарт.</text:p>
      <text:p text:style-name="P4">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19">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19">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Heading_20_4" text:outline-level="4">Демонстрация любви</text:h>
      <text:p text:style-name="P4">Есть еще один вид демонстрации. В прямом смысле этого слова. Он смело относится к дабл байнду, так как несет в себе противоречия.</text:p>
      <text:p text:style-name="P4">Это демонстрация хорошего отношения к вам, наличия чувств к вам, восхищения вами... Только не вам, а окружающим.</text:p>
      <text:p text:style-name="P4">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4">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4">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4">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Subtitle">* * *</text:p>
      <text:p text:style-name="P4">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4">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19">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39361738" text:continue-numbering="true" text:style-name="диалог">
        <text:list-item>
          <text:p text:style-name="P103">Ого, сколько нежности! Всегда бы так!</text:p>
        </text:list-item>
        <text:list-item>
          <text:p text:style-name="P103">Ммм... спасибо, милый! Ты настоящий джентльмен! Если бы еще дома так себя вел, то цены бы тебе не было!</text:p>
        </text:list-item>
        <text:list-item>
          <text:p text:style-name="P106"><text:span text:style-name="T11">Ты что, рисуешься перед друзьями?</text:span>!</text:p>
        </text:list-item>
        <text:list-item>
          <text:p text:style-name="P103">Ой, а я уже и забыла, как цветы пахнут!</text:p>
        </text:list-item>
      </text:list>
      <text:p text:style-name="P19">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19">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19">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19">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78" text:outline-level="3"><text:bookmark-start text:name="Podkrieplieniie__Stimuliatsiia_na_dieist"/>Подкрепление.<text:line-break/>Стимуляция к действия<text:bookmark-end text:name="Podkrieplieniie__Stimuliatsiia_na_dieist"/>м</text:h>
      <text:p text:style-name="P4">Подкрепление — это событие, которое служит для увеличения реакции. Это, своего рода, стимулятор.</text:p>
      <text:p text:style-name="P4">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4">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4">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9" text:outline-level="4"><text:bookmark-start text:name="Polozhitiel_noie_podkrieplieniie_"/>Положительное подкрепление<text:bookmark-end text:name="Polozhitiel_noie_podkrieplieniie_"/></text:h>
      <text:p text:style-name="P4">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1">«Если мне нравится то, что ты делаешь, тебя ждет награда.»</text:p>
      <text:p text:style-name="P4">У положительного подкрепления есть несколько, так сказать, направлений:</text:p>
      <text:list xml:id="list39370101" text:continue-list="list4122885722347334340" text:style-name="List_20_4">
        <text:list-item text:start-value="1">
          <text:p text:style-name="P107">Стимуляция жертвы на действия путем поощрения за выполнение обязанностей манипулятора.</text:p>
        </text:list-item>
      </text:list>
      <text:list xml:id="list39361285" text:continue-list="list39361738" text:style-name="диалог">
        <text:list-item>
          <text:p text:style-name="P96">Ты у меня такая сильная! Такие тяжелые пакеты из магазина притащила! Люблю сильных женщин. Иди сюда, я тебя поцелую!</text:p>
        </text:list-item>
      </text:list>
      <text:p text:style-name="P4">В этом случае он благодарит за то, что должен был сделать сам, но вам ведь приятно, вас похвалили и усталость, как рукой сняло!</text:p>
      <text:list xml:id="list39363933" text:continue-list="list39370101" text:style-name="List_20_4">
        <text:list-item>
          <text:p text:style-name="P107">Стимуляция жертвы на действия путем благодарности за то, что жертва выполнила свои обязанности.</text:p>
        </text:list-item>
      </text:list>
      <text:list xml:id="list39368745" text:continue-list="list39361285" text:style-name="диалог">
        <text:list-item>
          <text:p text:style-name="P96">Вот тебе цветы за то, что ты вчера приготовила такой вкусный ужин!</text:p>
        </text:list-item>
      </text:list>
      <text:p text:style-name="P4">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4">Он не подарил вам цветы просто так, он великодушно отплатил вам за ваши труды.</text:p>
      <text:list xml:id="list39377279" text:continue-list="list39363933" text:style-name="List_20_4">
        <text:list-item>
          <text:p text:style-name="P107">Стимуляция жертвы на действия путем требований ответной реакции на его действия.</text:p>
        </text:list-item>
      </text:list>
      <text:list xml:id="list39377600" text:continue-list="list39368745" text:style-name="диалог">
        <text:list-item>
          <text:p text:style-name="P96">Я вчера с тобой поделился, теперь ты делись.</text:p>
        </text:list-item>
        <text:list-item>
          <text:p text:style-name="P96">В прошлый раз я уступил, теперь ты уступи.</text:p>
        </text:list-item>
      </text:list>
      <text:p text:style-name="P4">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4">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358437" text:continue-numbering="true" text:style-name="диалог">
        <text:list-item>
          <text:p text:style-name="P96">Летом едем на море, а зимой — в горы, договорились?</text:p>
        </text:list-item>
      </text:list>
      <text:p text:style-name="P4">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39373741" text:continue-list="list39377279" text:style-name="List_20_4">
        <text:list-item>
          <text:p text:style-name="P107"><text:soft-page-break/>Стимуляция жертвы путем похвалы на самостоятельное выполнение общих обязанностей.</text:p>
        </text:list-item>
      </text:list>
      <text:list xml:id="list39367910" text:continue-list="list39358437" text:style-name="диалог">
        <text:list-item>
          <text:p text:style-name="P96">Милая, но ты же знаешь, что я не уберу в квартире, как ты! Ты с этим справишься гораздо быстрее, чем я! Ты у меня такая молодец!</text:p>
        </text:list-item>
        <text:list-item>
          <text:p text:style-name="P96">У тебя так здорово получается все планировать, так что я решил дать тебе возможность полностью спланировать эту поездку!</text:p>
        </text:list-item>
        <text:list-item>
          <text:p text:style-name="P96">Никто не сделает это лучше тебя! Не буду мешать!..</text:p>
        </text:list-item>
      </text:list>
      <text:list xml:id="list39377151" text:continue-list="list39373741" text:style-name="List_20_4">
        <text:list-item>
          <text:p text:style-name="P107">Сглаживание последствий негативного поведения абьюзера.</text:p>
        </text:list-item>
      </text:list>
      <text:list xml:id="list39382295" text:continue-list="list39367910" text:style-name="диалог">
        <text:list-item>
          <text:p text:style-name="P96">Я вчера погорячился... Вот тебе цветы!</text:p>
        </text:list-item>
      </text:list>
      <text:p text:style-name="P4">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4">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4">То есть, постоянно нажимают на вашу зеленую кнопку!</text:p>
      <text:p text:style-name="P54"><text:soft-page-break/>* * *</text:p>
      <text:p text:style-name="P4">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4">Такие поощрения не есть плюшки.</text:p>
      <text:p text:style-name="P4">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4">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4">Чем же отличается положительное подкрепление от проявления внимания и любви к вам?</text:p>
      <text:p text:style-name="P4">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4">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4">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4">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4">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4">Помните, действия абьюзера рассчитаны на обеспечение его собственного комфорта.</text:p>
      <text:p text:style-name="P4">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39358615" text:continue-numbering="true" text:style-name="диалог">
        <text:list-item>
          <text:p text:style-name="P96">Спасибо! Я очень рада! Ты приготовил действительно вкусный ужин!</text:p>
        </text:list-item>
      </text:list>
      <text:p text:style-name="P4">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89" text:outline-level="4"><text:bookmark-start text:name="Nieustoichivoie_ili_chastichnoie_podkrie"/>Неустойчивое или частичное подкрепление<text:bookmark-end text:name="Nieustoichivoie_ili_chastichnoie_podkrie"/></text:h>
      <text:p text:style-name="P4">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1">«Я сомневаюсь в том, что ты сделаешь так, как я хочу.»</text:p>
      <text:p text:style-name="P4">Он оценивает ваши действия, значительно занижая оценки, поощряя вас стараться лучше, упорствовать и угождать.</text:p>
      <text:list xml:id="list39363575" text:continue-numbering="true" text:style-name="диалог">
        <text:list-item>
          <text:p text:style-name="P96">Ты приготовила замечательный ужин! Но вот если бы ты еще и десерт приготовила — цены бы тебе не было!</text:p>
        </text:list-item>
      </text:list>
      <text:p text:style-name="P4">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4">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4">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377066" text:continue-numbering="true" text:style-name="диалог">
        <text:list-item>
          <text:p text:style-name="P96"><text:soft-page-break/>Вау, а что это за платье у тебя такое! Может наденешь что-то другое?</text:p>
        </text:list-item>
        <text:list-item>
          <text:p text:style-name="P96">Тебе бы постричься не помешало... Только вчера была у парикмахера?.. Понятно...</text:p>
        </text:list-item>
      </text:list>
      <text:p text:style-name="P4">Или, например, с вами разговаривают, употребляя сложные термины, заводя тему, в которой вы не разбираетесь. Вы чувствуете себя неловко и глупо:</text:p>
      <text:list xml:id="list39384269" text:continue-numbering="true" text:style-name="диалог">
        <text:list-item>
          <text:p text:style-name="P96">Это из-за того, что по теореме эквивалентности при элементарных преобразованиях... Ну ты же понимаешь, о чем я, да?</text:p>
        </text:list-item>
      </text:list>
      <text:p text:style-name="P4">Также во многом это проявляется в быту:</text:p>
      <text:list xml:id="list39361957" text:continue-numbering="true" text:style-name="диалог">
        <text:list-item>
          <text:p text:style-name="P96">Ты вчера борщ пересолила, поэтому сегодня готовишь тоже ты.</text:p>
        </text:list-item>
      </text:list>
      <text:p text:style-name="P4">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4">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4">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4">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4">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4">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380873" text:continue-numbering="true" text:style-name="диалог">
        <text:list-item>
          <text:p text:style-name="P96">Да, эта то самое платье, в котором я была на нашем свидании неделю назад. Ты еще сказал, что я хорошо выгляжу.</text:p>
        </text:list-item>
        <text:list-item>
          <text:p text:style-name="P96">Ты думаешь, что если скажешь мне пару незнакомых мне слов, я тебя любить больше буду?</text:p>
        </text:list-item>
        <text:list-item>
          <text:p text:style-name="P96">Если ты хочешь десерт, то ты мог бы сам его приготовить. Мне было бы приятно...</text:p>
        </text:list-item>
      </text:list>
      <text:p text:style-name="P4">Вполне справедливо.</text:p>
      <text:p text:style-name="P4"><text:soft-page-break/>Не берите на себя слишком много! Если это вам нужно — то вперед. Только потом не плачьте, что вас наказали или недооценили.</text:p>
      <text:list xml:id="list39372813" text:continue-numbering="true" text:style-name="диалог">
        <text:list-item>
          <text:p text:style-name="P96">Тебе надо, ты и делай! - услышите вы на все предложения.</text:p>
        </text:list-item>
      </text:list>
      <text:p text:style-name="P4">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4">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89" text:outline-level="4"><text:bookmark-start text:name="Otritsatiel_noie_podkrieplieniie_"/>Отрицательное подкрепление<text:bookmark-end text:name="Otritsatiel_noie_podkrieplieniie_"/></text:h>
      <text:p text:style-name="P4">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1">«Если ты не сделаешь так, как я хочу, то тебя ждет наказание.»</text:p>
      <text:p text:style-name="P4">Используя отрицательное подкрепление, абьюзер создает угрозу и стимулирует вас на все, что поможет вам избежать этой угрозы.</text:p>
      <text:list xml:id="list39356845" text:continue-numbering="true" text:style-name="диалог">
        <text:list-item>
          <text:p text:style-name="P96">Если ты еще раз так сделаешь — пеняй на себя!</text:p>
        </text:list-item>
        <text:list-item>
          <text:p text:style-name="P96">Если ты выйдешь из квартиры — можешь не возвращаться!</text:p>
        </text:list-item>
      </text:list>
      <text:p text:style-name="P4">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4">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4"><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4">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4">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4"><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4">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4">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4">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4">— Объясни мне, по какой причине ты запрещаешь мне это делать (пойти гулять)?</text:p>
      <text:p text:style-name="P4">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4">Оставайтесь спокойной, не повышайте интонацию. Скажите ровно и может даже с улыбкой:</text:p>
      <text:list xml:id="list39354938" text:continue-numbering="true" text:style-name="диалог">
        <text:list-item>
          <text:p text:style-name="P96">Но ты не можешь мне запретить!</text:p>
        </text:list-item>
      </text:list>
      <text:p text:style-name="P4">Вы хозяйка собственной жизни и вам решать, что вам делать. Никто, даже ваши родители, не могут вам запретить поступать так, как вам хочется.</text:p>
      <text:p text:style-name="P4"><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4">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4">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4">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381903" text:continue-numbering="true" text:style-name="диалог">
        <text:list-item>
          <text:p text:style-name="P96">Поговорим, когда я вернусь.</text:p>
        </text:list-item>
      </text:list>
      <text:p text:style-name="P4">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4"><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4">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4">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4">В любом случае, я надеюсь, вы понимаете, что такая жизнь — это не жизнь!</text:p>
      <text:h text:style-name="P89" text:outline-level="4"><text:bookmark-start text:name="Travmiruiushchii_odnorazovyi_opyt_"/>Травмирующий одноразовый опыт<text:bookmark-end text:name="Travmiruiushchii_odnorazovyi_opyt_"/></text:h>
      <text:p text:style-name="P4">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1">«Так будет каждый раз, когда ты сделаешь то, чего я не хочу.»</text:p>
      <text:p text:style-name="P4">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4">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4">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4">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4"><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4">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4">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4">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39376167" text:continue-numbering="true" text:style-name="диалог">
        <text:list-item>
          <text:p text:style-name="P96">Руки убери! Что ты себе позволяешь?!</text:p>
        </text:list-item>
      </text:list>
      <text:p text:style-name="P4">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78" text:outline-level="3"><text:bookmark-start text:name="Postoiannyie_zhaloby_"/>Постоянные жалобы<text:bookmark-end text:name="Postoiannyie_zhaloby_"/></text:h>
      <text:p text:style-name="P4">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4">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4">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4">Почему так происходит?</text:p>
      <text:p text:style-name="P4">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4">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4">Если вы живете с ним достаточно долго, то вы, стало быть:</text:p>
      <text:p text:style-name="P4">а) либо не раз слышали жалобы на других;</text:p>
      <text:p text:style-name="P4">б) сами были причиной этих жалоб;</text:p>
      <text:p text:style-name="P4">в) либо видели, что у него проблемы, но помочь ему он вам не разрешил.</text:p>
      <text:p text:style-name="P4">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48">*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4">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78" text:outline-level="3"><text:bookmark-start text:name="Nieriashlivost__"/>О<text:bookmark-end text:name="Nieriashlivost__"/>тношение к чистоте</text:h>
      <text:p text:style-name="P4">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47"> </text:span><text:span text:style-name="T14">н</text:span>еряшливость.</text:h>
      <text:p text:style-name="P4">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4">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4">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4">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4">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4">Никто не имеет право предъявлять вам претензии по поводу дел, относящихся к самообслуживанию!</text:p>
      <text:p text:style-name="P4">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4">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89" text:outline-level="4">Патологическое стремление к чистоте</text:h>
      <text:p text:style-name="P4">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4">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4">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4">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9">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9">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19"><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19">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9">Также, чрезмерная приверженность к чистоте может свидетельствовать о наличии таких качеств, как:</text:p>
      <text:list xml:id="list1212616475320350457" text:style-name="L3">
        <text:list-item>
          <text:p text:style-name="P134"><text:span text:style-name="T37">закомплексованность и неуверенность в себе</text:span><text:span text:style-name="T36">.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8"><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04"><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04"><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04"><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9">Но что же делать вам, если именно от вас требуют идеальной чистоты в доме?</text:p>
      <text:p text:style-name="P19">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4"><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19">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19">Надо — делай сам. Точка.</text:p>
      <text:p text:style-name="P4"><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19">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78" text:outline-level="3"><text:bookmark-start text:name="Nieghliekt_"/>Неглект<text:bookmark-end text:name="Nieghliekt_"/></text:h>
      <text:p text:style-name="P69"/>
      <text:p text:style-name="P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4274751656742362971" text:style-name="L4">
        <text:list-item>
          <text:p text:style-name="P135"><text:span text:style-name="T25">в то время, как вы болеете и вам остро необходима помощь вашего партнера, он, </text:span><text:span text:style-name="T25">например, едет на рыбалку на выходные, оставляя вас в полной беспомощности;</text:span></text:p>
        </text:list-item>
        <text:list-item>
          <text:p text:style-name="P109">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9"><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9">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9">абьюзер считает, что у вас лишний вес и заставляет вас голодать;</text:p>
        </text:list-item>
        <text:list-item>
          <text:p text:style-name="P109">абьюзер создает условия, в которых заставляет вас мерзнуть: «Холодно? Приседай — быстрее согреешься!»;</text:p>
        </text:list-item>
        <text:list-item>
          <text:p text:style-name="P109">абьюзер мешает вам спать: «На том свете выспишься!»;</text:p>
        </text:list-item>
        <text:list-item>
          <text:p text:style-name="P109">абьюзер не разрешает вам проявлять симптомы болезни «Сколько уже можно кашлять?!» и т. д.</text:p>
        </text:list-item>
      </text:list>
      <text:p text:style-name="P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4">Найдите в себе силы отказаться от его «плюшек». Требуйте от него заботу или ищите ее в другом месте.</text:p>
      <text:list xml:id="list39357540" text:continue-list="list39376167" text:style-name="диалог">
        <text:list-item>
          <text:p text:style-name="P96">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4">Также пробуйте задавать уточняющие вопросы:</text:p>
      <text:list xml:id="list39361724" text:continue-numbering="true" text:style-name="диалог">
        <text:list-item>
          <text:p text:style-name="P96">Ты же знаешь, что я на антибиотиках. Ты не хочешь, чтобы я выздоровела?</text:p>
        </text:list-item>
        <text:list-item>
          <text:p text:style-name="P96">Если ты считаешь, что мне не стоит употреблять эти лекарства, тогда предложи мне альтернативу. Или ты хочешь, чтоб мне стало хуже?</text:p>
        </text:list-item>
      </text:list>
      <text:p text:style-name="P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4">Однако, если вы заметили хотя бы, намеки на неглект, то вам НЕОБХОДИМО ОБРАТИТЬСЯ ЗА ПОМОЩЬЮ!!!</text:p>
      <text:p text:style-name="Text_20_body"><text:span text:style-name="_31__20_Text"><text:span text:style-name="T25">Неглект может стать причиной смерти жертвы</text:span></text:span><text:span text:style-name="T25">.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78"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4">Измены. Измены. Измены. Для многих измена — это самый настоящий удар. Удар по самолюбию. Отношения после измены никогда не станут прежними.</text:p>
      <text:p text:style-name="P4">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4">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4">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4">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48"><text:soft-page-break/>* * *</text:p>
      <text:p text:style-name="P4">Для начала поговорим об очевидных вещах.</text:p>
      <text:p text:style-name="P4">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4">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4">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4">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4">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5">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4">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4">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4"><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53">* * *</text:p>
      <text:p text:style-name="P4">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4">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4">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4">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4">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4">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4">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4">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4">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4">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4">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4">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78" text:outline-level="3">Нарциссизм</text:h>
      <text:p text:style-name="P4"><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4">Нарцисс — это очень жестокий манипулятор. Выйти из отношений с ним, не заработав ни единого комплекса, практически нереально.</text:p>
      <text:p text:style-name="P4">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39">Если представить планку на уровне </text:span><text:span text:style-name="T44">плинтуса</text:span><text:span text:style-name="T39">, то его моральные качества находятся где-то на том же уровне. Чтобы чувствовать себя выше, он опустит вас </text:span><text:span text:style-name="T42">ниже </text:span><text:span text:style-name="T41">этого уровня</text:span><text:span text:style-name="T46">. </text:span><text:span text:style-name="T41">У</text:span><text:span text:style-name="T46">ровень </text:span><text:span text:style-name="T41">его моральных качеств </text:span><text:span text:style-name="T46">не изменится, но стоит вам поверить его замечания</text:span><text:span text:style-name="T41">м</text:span><text:span text:style-name="T46">, </text:span><text:span text:style-name="T41">как </text:span><text:span text:style-name="T46">он уже стоит на ступеньку выше в</text:span><text:span text:style-name="T41">ас</text:span><text:span text:style-name="T46">.</text:span></text:p>
      <text:p text:style-name="P32">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32">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32"><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32">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32">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32">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4">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4">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4">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4">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4">Все, что ей остается — это постоянное напряженное ожидание.</text:p>
      <text:h text:style-name="P78" text:outline-level="3"><text:bookmark-start text:name="Pierspiektitsid_"/>Перспектицид<text:bookmark-end text:name="Pierspiektitsid_"/></text:h>
      <text:p text:style-name="P4">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4">Исследователь Массачусетского университета Лиза Аронсон Фонтес описала перспектицид, как «неспособность знать то, что знаешь».</text:p>
      <text:p text:style-name="P41">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4">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4">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4">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4"><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4">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4">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4">Как сказал Эдмунд Бёрк: «Для торжества зла нужно лишь, чтобы добрые люди ничего не делали».</text:p>
      <text:p text:style-name="P4"/>
      <text:h text:style-name="P78" text:outline-level="3">Разрыв</text:h>
      <text:p text:style-name="P4">У вас все хорошо, ил<text:bookmark text:name="Zaiavlieniie_o_razryvie_otnoshienii_"/>и наконец наладилось после последней ссоры, но вдруг вам объявляют, что вас бросают:</text:p>
      <text:list xml:id="list39375858" text:continue-numbering="true" text:style-name="диалог">
        <text:list-item>
          <text:p text:style-name="P96">Так будет лучше для нас.</text:p>
        </text:list-item>
      </text:list>
      <text:p text:style-name="P4">Или:</text:p>
      <text:list xml:id="list39360291" text:continue-numbering="true" text:style-name="диалог">
        <text:list-item>
          <text:p text:style-name="P96">Так больше не может продолжаться...</text:p>
        </text:list-item>
      </text:list>
      <text:p text:style-name="P4">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4">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4">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4">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4"><text:soft-page-break/>Со вторым типом все понятно.</text:p>
      <text:p text:style-name="P4">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4">Они тоже становятся настоящими, такими, как мы с вами, жертвами. Психическое влияние — это очень сильное оружие.</text:p>
      <text:p text:style-name="P4">Но такой случай — очень редкое явление.</text:p>
      <text:p text:style-name="P48">* * *</text:p>
      <text:p text:style-name="P4">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4">Вы тешите себя иллюзией, что от осознания этого вам станет гораздо легче, но это не так.</text:p>
      <text:p text:style-name="P4">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4"><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4">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4">Ключевое слово — демонстрирует.</text:p>
      <text:p text:style-name="P4">Легче вам не стало, не станет и не стало бы. Все, чего вы добьетесь — это изведете себя еще больше.</text:p>
      <text:p text:style-name="P4">Хотите, чтоб вам стало лучше?</text:p>
      <text:p text:style-name="P4">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4">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4"><text:soft-page-break/>Или вам нравились эти отношения? Вам нравилось унижаться и прогибаться под человеком, который вас ни капельки не ценит? Сомневаюсь.</text:p>
      <text:p text:style-name="P4">Не проявляйте эмоции. Не показывайте ему их. Они — его главный инструмент.</text:p>
      <text:p text:style-name="P4">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4">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4">Это его тактика. И вы должны понимать, что именно так и следует вести себя с манипуляторами впредь. Никаких эмоций.</text:p>
      <text:p text:style-name="P4">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78" text:outline-level="3">Сахарное шоу</text:h>
      <text:p text:style-name="P4">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4"><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39382779" text:continue-numbering="true" text:style-name="диалог">
        <text:list-item>
          <text:p text:style-name="P96">Меня никто, кроме тебя не понимает!</text:p>
        </text:list-item>
        <text:list-item>
          <text:p text:style-name="P96">Ты лучшее, что со мной случилось в жизни!</text:p>
        </text:list-item>
        <text:list-item>
          <text:p text:style-name="P96">Как я мог так поступать с тобой?! Теперь я все понял!</text:p>
        </text:list-item>
      </text:list>
      <text:p text:style-name="P4">Задумайтесь, почему он сначала делает все, чтоб вы ушли, а потом делает все, чтоб вы вернулись?</text:p>
      <text:p text:style-name="P4">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4">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4">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4">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78" text:outline-level="3">Универсальные способы противостояния манипуляции.</text:h>
      <text:list xml:id="list39366707" text:continue-list="list39377136" text:style-name="List_20_1">
        <text:list-item text:start-value="1">
          <text:p text:style-name="P100">Недоверие.</text:p>
          <text:p text:style-name="P101">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00">Избегание источников раздражителя.</text:p>
          <text:p text:style-name="P101">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00">Ирония, подход с юмором.</text:p>
          <text:p text:style-name="P101">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00">Мнимое непонимание.</text:p>
          <text:p text:style-name="P101">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37"/>
        </text:list-item>
        <text:list-item>
          <text:p text:style-name="P100"><text:soft-page-break/>Критичность мышления.</text:p>
          <text:p text:style-name="P101">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00">Возможность выбора.</text:p>
          <text:p text:style-name="P101">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00">Наличие времени на обдумывание.</text:p>
          <text:p text:style-name="P101">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00">Уверенность в себе и больше смелости.</text:p>
          <text:p text:style-name="P101">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00">Самодостаточность.</text:p>
          <text:p text:style-name="P94"><text:span text:style-name="T50">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82" text:outline-level="2">Глава 26. Причины манипуляций</text:h>
      <text:p text:style-name="P4">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4">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4">Первое, на что следует смотреть — на семью. Уверена, там будет дисфункция<text:note text:id="ftn28" text:note-class="footnote"><text:note-citation text:label="*">*</text:note-citation><text:note-body><text:p text:style-name="Footnote"><text:span text:style-name="T8">Дисфункция</text:span> (<text:span text:style-name="T2">от лат. — </text:span><text:span text:style-name="T48">dis – </text:span><text:span text:style-name="T15">отрицание, затруднение, </text:span><text:span text:style-name="T48">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39">серьезные </text:span><text:span text:style-name="T25">психологические травмы.</text:span></text:p>
      <text:p text:style-name="P14">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4">Осознанны эти действия, или нет, сейчас не важно. Это вопрос, на который могут ответить только специалисты данной области, коим я не являюсь.</text:p>
      <text:p text:style-name="P4">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39373706" text:continue-list="list39382779" text:style-name="диалог">
        <text:list-item>
          <text:p text:style-name="P96">Я все могу, потому, что у меня есть мама и папа, которые все могут. Они понимают меня, а я понимаю их. Мы команда.</text:p>
        </text:list-item>
      </text:list>
      <text:p text:style-name="P4">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48"><text:soft-page-break/>* * *</text:p>
      <text:p text:style-name="P4">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4">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4">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4">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4">Давайте разберемся, как устроена наша психика.</text:p>
      <text:p text:style-name="P4">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5">Распределительное помещение «Сознание».</text:p>
      <text:p text:style-name="P4">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4">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5">Склад «Предсознание».</text:p>
      <text:p text:style-name="P4">В предсознании находится та информация, которую мы когда-то запомнили, но в данный конкретный момент времени она нам не нужна.</text:p>
      <text:p text:style-name="P4">Например: пока вы читаете эту книгу, вы вряд ли думаете о том, как зовут вашу первую учительницу.</text:p>
      <text:p text:style-name="P4"/>
      <text:p text:style-name="P4"/>
      <text:p text:style-name="P5"><text:soft-page-break/>Лаборатория «Подсознание».</text:p>
      <text:p text:style-name="P4">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36">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36">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36">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4">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4">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4">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4">Сознание, так сказать, «видит» часть этих травмирующих воспоминаний и реагирует на них — страхом, паникой, непониманием, гневом, злостью и т. д.</text:p>
      <text:p text:style-name="P4">Эта реакция и является симптомом.</text:p>
      <text:p text:style-name="P36"><text:span text:style-name="T32">Так вот, в этой главе </text:span><text:span text:style-name="T41">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86" text:outline-level="4">Гиперконтроль</text:h>
      <text:p text:style-name="P4">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39383312" text:continue-numbering="true" text:style-name="диалог">
        <text:list-item>
          <text:p text:style-name="P96">Ты должен!</text:p>
        </text:list-item>
      </text:list>
      <text:p text:style-name="P25">Последствия:</text:p>
      <text:p text:style-name="P7">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4">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39361712" text:continue-numbering="true" text:style-name="диалог">
        <text:list-item>
          <text:p text:style-name="P96">Делай, что хочешь!</text:p>
        </text:list-item>
      </text:list>
      <text:p text:style-name="P25"><text:soft-page-break/></text:p>
      <text:p text:style-name="P25">Последствия:</text:p>
      <text:p text:style-name="P2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86" text:outline-level="4">Слишком строгие наказания</text:h>
      <text:p text:style-name="P20">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0"><text:span text:style-name="T10">Последствия</text:span>:</text:p>
      <text:p text:style-name="P2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0">Абсолютное отсутствие наказания в воспитании, игнорирование плохого поведения ребенка, поощрение за плохое поведения:</text:p>
      <text:list xml:id="list39353657" text:continue-numbering="true" text:style-name="диалог">
        <text:list-item>
          <text:p text:style-name="P105">На, только не плачь!</text:p>
        </text:list-item>
        <text:list-item>
          <text:p text:style-name="P105">На, только заткнись!</text:p>
        </text:list-item>
      </text:list>
      <text:p text:style-name="P25">Последствия<text:span text:style-name="T11">:</text:span></text:p>
      <text:p text:style-name="P2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0">Гиперконтроль не агрессивного характера.</text:p>
      <text:list xml:id="list39373209" text:continue-numbering="true" text:style-name="диалог">
        <text:list-item>
          <text:p text:style-name="P105">Не трогайте моего мальчика!!!</text:p>
        </text:list-item>
      </text:list>
      <text:p text:style-name="P25">Последствия<text:span text:style-name="T11">:</text:span></text:p>
      <text:p text:style-name="P20">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0">Игнорирование родителями физического и морального состояния ребенка, обвинение ребенка в случившихся с ним неприятностях.</text:p>
      <text:list xml:id="list39358978" text:continue-numbering="true" text:style-name="диалог">
        <text:list-item>
          <text:p text:style-name="P105">Ты должен уметь за себя постоять! Сам виноват!</text:p>
        </text:list-item>
      </text:list>
      <text:p text:style-name="P25">Последствия<text:span text:style-name="T11">:</text:span></text:p>
      <text:p text:style-name="P2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0"/>
      <text:p text:style-name="P20"/>
      <text:p text:style-name="P20"/>
      <text:p text:style-name="P20"/>
      <text:p text:style-name="P20"/>
      <text:p text:style-name="P20"/>
      <text:h text:style-name="Heading_20_3" text:outline-level="3"><text:soft-page-break/>Помощь</text:h>
      <text:h text:style-name="Heading_20_4" text:outline-level="4">Отсутствие помощи</text:h>
      <text:p text:style-name="P20">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39356889" text:continue-numbering="true" text:style-name="диалог">
        <text:list-item>
          <text:p text:style-name="P105">Ты должен сам справиться!</text:p>
        </text:list-item>
      </text:list>
      <text:p text:style-name="P25">Последствия<text:span text:style-name="T11">:</text:span></text:p>
      <text:p text:style-name="P25"><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0">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39379479" text:continue-numbering="true" text:style-name="диалог">
        <text:list-item>
          <text:p text:style-name="P105">Сынок, ты покакал?</text:p>
        </text:list-item>
      </text:list>
      <text:p text:style-name="P25">Последствия<text:span text:style-name="T11">:</text:span></text:p>
      <text:p text:style-name="P20">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87" text:outline-level="4">Нарушение личных границ</text:h>
      <text:p text:style-name="P2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0">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26"><text:span text:style-name="T9">Последствия</text:span><text:span text:style-name="T13">:</text:span></text:p>
      <text:p text:style-name="P20">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0">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87" text:outline-level="4">Равнодушие</text:h>
      <text:p text:style-name="P20">Равнодушие родителей к чувствам, интересам, склонностям и внутреннему миру ребенка, а также к его переживаниям и проблемам.</text:p>
      <text:list xml:id="list39371086" text:continue-numbering="true" text:style-name="диалог">
        <text:list-item>
          <text:p text:style-name="P105">Мне все-равно, что ты чувствуешь!</text:p>
        </text:list-item>
      </text:list>
      <text:p text:style-name="P26"><text:soft-page-break/><text:span text:style-name="T9">Последствия</text:span><text:span text:style-name="T13">:</text:span></text:p>
      <text:p text:style-name="P2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39368270" text:continue-numbering="true" text:style-name="диалог">
        <text:list-item>
          <text:p text:style-name="P105">Мама лучше знает!</text:p>
        </text:list-item>
      </text:list>
      <text:p text:style-name="P25">Последствия<text:span text:style-name="T11">:</text:span></text:p>
      <text:p text:style-name="P25"><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0">Воспитание внушением чувства ущербности.</text:p>
      <text:list xml:id="list39354397" text:continue-numbering="true" text:style-name="диалог">
        <text:list-item>
          <text:p text:style-name="P105">Кто тебя такого полюбит!</text:p>
        </text:list-item>
        <text:list-item>
          <text:p text:style-name="P105">Кому ты нужен?</text:p>
        </text:list-item>
      </text:list>
      <text:p text:style-name="P25">Последствия<text:span text:style-name="T11">:</text:span></text:p>
      <text:p text:style-name="P2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0">Идеализация ребенка, необоснованное превозношение его талантов, достижений и заслуг. Плохое поведение игнорируется.</text:p>
      <text:list xml:id="list39372341" text:continue-numbering="true" text:style-name="диалог">
        <text:list-item>
          <text:p text:style-name="P105">Наш ребенок — гений!</text:p>
        </text:list-item>
      </text:list>
      <text:p text:style-name="Text_20_body"/>
      <text:p text:style-name="Text_20_body"/>
      <text:p text:style-name="P25"><text:soft-page-break/>Последствия<text:span text:style-name="T11">:</text:span></text:p>
      <text:p text:style-name="P2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0">Отсутствии поощрения и похвалы в воспитании, что сопровождается упреками и сравнениями с окружающими.</text:p>
      <text:list xml:id="list39382930" text:continue-numbering="true" text:style-name="диалог">
        <text:list-item>
          <text:p text:style-name="P105">Почему Петя может, а ты нет?</text:p>
        </text:list-item>
        <text:list-item>
          <text:p text:style-name="P105">Вот я в твоем возрасте...</text:p>
        </text:list-item>
      </text:list>
      <text:p text:style-name="P25">Последствия<text:span text:style-name="T11">:</text:span></text:p>
      <text:p text:style-name="P2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0"/>
      <text:p text:style-name="P20"/>
      <text:p text:style-name="P20"/>
      <text:h text:style-name="Heading_20_3" text:outline-level="3"><text:soft-page-break/>Вежливость</text:h>
      <text:h text:style-name="Heading_20_4" text:outline-level="4">Лесть</text:h>
      <text:p text:style-name="P2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0">— Ты самый умный ребенок! А теперь займись уборкой своей комнаты!</text:p>
      <text:p text:style-name="P25">Последствия<text:span text:style-name="T11">:</text:span></text:p>
      <text:p text:style-name="P20">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0">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39357951" text:continue-numbering="true" text:style-name="диалог">
        <text:list-item>
          <text:p text:style-name="P105">Ты что оглох?!</text:p>
        </text:list-item>
      </text:list>
      <text:p text:style-name="P20"/>
      <text:p text:style-name="P25"><text:soft-page-break/>Последствия<text:span text:style-name="T11">:</text:span></text:p>
      <text:p text:style-name="P2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87" text:outline-level="4">Материальная благодарность</text:h>
      <text:p text:style-name="P20">Воспитание «дай за дай», материальное вознаграждение за выполнение обязанностей, подарки и сюрпризы в качестве платы за труды.</text:p>
      <text:p text:style-name="P20">— Сдашь контрольную на пять — получишь новый телефон!</text:p>
      <text:p text:style-name="P26"><text:span text:style-name="T9">Последствия</text:span><text:span text:style-name="T13">:</text:span></text:p>
      <text:p text:style-name="P20">Неумение ценить труд, неумение оказывать помощь без вознаграждения, манипуляция окружающих с помощью заманчивой платы за их помощь.</text:p>
      <text:h text:style-name="P87" text:outline-level="4">Недостаток благодарности</text:h>
      <text:p text:style-name="P20">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0">— Я бы и без тебя справилась!</text:p>
      <text:p text:style-name="P26"><text:span text:style-name="T9">Последствия</text:span><text:span text:style-name="T13">:</text:span></text:p>
      <text:p text:style-name="P2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25"><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1">— Я сегодня с тобой не дружу, потому, что ты жадина!</text:p>
      <text:p text:style-name="P25"><text:soft-page-break/>Последствия<text:span text:style-name="T11">:</text:span></text:p>
      <text:p text:style-name="P25"><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88" text:outline-level="4">Жадность</text:h>
      <text:p text:style-name="P11">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1">— Не дам, у тебя своя есть!</text:p>
      <text:p text:style-name="P25"><text:span text:style-name="T5">Последствия</text:span><text:span text:style-name="T6">:</text:span></text:p>
      <text:p text:style-name="P11">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1"/>
      <text:h text:style-name="Heading_20_3" text:outline-level="3"><text:soft-page-break/>Честность</text:h>
      <text:h text:style-name="P88" text:outline-level="4">Лживость</text:h>
      <text:p text:style-name="P11">Манипулирование обещаниями. Невыполнение обещаний родителями. Воспитание враньем.</text:p>
      <text:p text:style-name="P11">— Сегодня не куплю — завтра куплю...</text:p>
      <text:p text:style-name="P25"><text:span text:style-name="T5">Последствия</text:span><text:span text:style-name="T6">:</text:span></text:p>
      <text:p text:style-name="P11">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88" text:outline-level="4">Чрезмерная откровенность</text:h>
      <text:p text:style-name="P11">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39353061" text:continue-numbering="true" text:style-name="диалог">
        <text:list-item>
          <text:p text:style-name="P102">Сынок, разводится ли с мамой?</text:p>
        </text:list-item>
      </text:list>
      <text:p text:style-name="P11"/>
      <text:p text:style-name="P25"><text:soft-page-break/>Последствия<text:span text:style-name="T11">:</text:span></text:p>
      <text:p text:style-name="P2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0">Сокрытие родителями реальной обстановки в семье, например, кризис в отношениях или развод, обнадеживание, вранье.</text:p>
      <text:list xml:id="list39376046" text:continue-numbering="true" text:style-name="диалог">
        <text:list-item>
          <text:p text:style-name="P102">Мы с папой просто поговорим!</text:p>
        </text:list-item>
        <text:list-item>
          <text:p text:style-name="P102">Врач только посмотрит — больно не будет!</text:p>
        </text:list-item>
      </text:list>
      <text:p text:style-name="P25">Последствия<text:span text:style-name="T11">:</text:span></text:p>
      <text:p text:style-name="P2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0"/>
      <text:h text:style-name="Heading_20_4" text:outline-level="4"><text:soft-page-break/>Подозрительность</text:h>
      <text:p text:style-name="P20">Воспитание наказанием по (беспричинному) подозрению. Эгоизм и тревожность родителей, постоянная требовательность объяснений.</text:p>
      <text:p text:style-name="P11">— Ты точно ни у кого не списывал?</text:p>
      <text:p text:style-name="P25">Последствия<text:span text:style-name="T11">:</text:span></text:p>
      <text:p text:style-name="P2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0">Соперничество, что подразумевает выбор сторонников, создание коалиции:</text:p>
      <text:list xml:id="list39369514" text:continue-numbering="true" text:style-name="диалог">
        <text:list-item>
          <text:p text:style-name="P105">Мы папе не скажем!..</text:p>
        </text:list-item>
      </text:list>
      <text:p text:style-name="P20"/>
      <text:p text:style-name="P20"/>
      <text:p text:style-name="P25"><text:soft-page-break/>Последствия<text:span text:style-name="T11">:</text:span></text:p>
      <text:p text:style-name="P20">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0">— Ты идешь гулять с Петей? Это тот самый Петя, который тебе подножку поставил в первом классе? Понятно...</text:p>
      <text:p text:style-name="P25">Последствия<text:span text:style-name="T11">:</text:span></text:p>
      <text:p text:style-name="P20">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25"><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span text:style-name="T11"><text:note text:id="ftn29" text:note-class="footnote"><text:note-citation text:label="*">*</text:note-citation><text:note-body><text:p text:style-name="Footnote"><text:span text:style-name="T8">Сексизм</text:span> <text:span text:style-name="T56">(от лат. sexus — пол)</text:span><text:span text:style-name="T63"> </text:span>— социальная система, которая поддерживает патриархат или угнетение женщин.</text:p></text:note-body></text:note></text:span></text:h>
      <text:p text:style-name="P20">Негативное влияние на мнение ребенка о женщинах:</text:p>
      <text:p text:style-name="P17">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39382186" text:continue-numbering="true" text:style-name="диалог">
        <text:list-item>
          <text:p text:style-name="P110">Все бабы дуры!</text:p>
        </text:list-item>
      </text:list>
      <text:p text:style-name="P17"/>
      <text:p text:style-name="P25"><text:soft-page-break/><text:span text:style-name="T14">Последствия для мальчиков</text:span><text:span text:style-name="T23">:</text:span></text:p>
      <text:p text:style-name="P17">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25"><text:span text:style-name="T14">Последствия для девочек</text:span><text:span text:style-name="T23">:</text:span></text:p>
      <text:p text:style-name="P17">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23"><text:note text:id="ftn30" text:note-class="footnote"><text:note-citation text:label="*">*</text:note-citation><text:note-body><text:p text:style-name="P75">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3">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3">должен дарить дорогие подарки, водить в дорогие рестораны, на руках носить, иначе:</text:span></text:p>
      <text:list xml:id="list39364620" text:continue-numbering="true" text:style-name="диалог">
        <text:list-item>
          <text:p text:style-name="P110">Зачем он нужен?</text:p>
        </text:list-item>
      </text:list>
      <text:p text:style-name="P25"><text:span text:style-name="T14">Последствия для мальчиков</text:span><text:span text:style-name="T23">:</text:span></text:p>
      <text:p text:style-name="P17">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25"><text:span text:style-name="T14">Последствия для девочек</text:span><text:span text:style-name="T23">:</text:span></text:p>
      <text:p text:style-name="P17">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80" text:outline-level="1">Эпилог</text:h>
      <text:p text:style-name="P19">Ну вот и все. Дело сделано.</text:p>
      <text:p text:style-name="P19">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9">Изначально, именно это стало целью для меня - найти и объяснить себе:</text:p>
      <text:list xml:id="list39373368" text:continue-numbering="true" text:style-name="диалог">
        <text:list-item>
          <text:p text:style-name="P103">Что это было?</text:p>
        </text:list-item>
        <text:list-item>
          <text:p text:style-name="P103">Почему это произошло со мной?</text:p>
        </text:list-item>
        <text:list-item>
          <text:p text:style-name="P103">За какие такие мои проступки мне причинили столько боли?</text:p>
        </text:list-item>
      </text:list>
      <text:p text:style-name="P19"><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4"><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19">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9">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9">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9">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9"><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9">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9">* * *</text:p>
      <text:p text:style-name="P19">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9">Для них это может стать новым стимулом для оскорблений и высмеивания, а также вызвать множество возмущений и обвинении меня в клевете.</text:p>
      <text:list xml:id="list39377657" text:continue-numbering="true" text:style-name="диалог">
        <text:list-item>
          <text:p text:style-name="P103">Это притянуто за уши;</text:p>
        </text:list-item>
        <text:list-item>
          <text:p text:style-name="P103">Это абсолютная клевета;</text:p>
        </text:list-item>
        <text:list-item>
          <text:p text:style-name="P103">Она все это придумала;</text:p>
        </text:list-item>
        <text:list-item>
          <text:p text:style-name="P103">Это полный бред/абсурд;</text:p>
        </text:list-item>
        <text:list-item>
          <text:p text:style-name="P103">Это не стоит моего внимания;</text:p>
        </text:list-item>
        <text:list-item>
          <text:p text:style-name="P103"><text:soft-page-break/>Это просто смешно;</text:p>
        </text:list-item>
        <text:list-item>
          <text:p text:style-name="P103">Это еще раз доказывает ее неадекватность;</text:p>
        </text:list-item>
      </text:list>
      <text:p text:style-name="P19">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9">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49">* * *</text:p>
      <text:p text:style-name="P19">Напоследок не удержусь и нажелаю!</text:p>
      <text:p text:style-name="P19">Я желаю вам быть сильными и любить себя.</text:p>
      <text:p text:style-name="P19">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9">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9">Я желаю вам понимать, что для вас лучше и точно знать, что же приведет вас к счастью!</text:p>
      <text:p text:style-name="P19">Я желаю вам то, чего вы заслуживаете, без поблажек и привилегий!</text:p>
      <text:p text:style-name="P19"><text:soft-page-break/><text:span text:style-name="T47">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6">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9">Искренне ваша Я. Каминская.</text:p>
      <text:p text:style-name="P66"/>
      <text:p text:style-name="P142">Содержание</text:p>
      <text:p text:style-name="P38"/>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1">Демонстрация занятости<text:tab/>436</text:p>
      <text:p text:style-name="P71">Демонстрация любви<text:tab/>440</text:p>
      <text:p text:style-name="P74">Подкрепление.<text:line-break/>Стимуляция на действия<text:tab/>444</text:p>
      <text:p text:style-name="P71">Положительное подкрепление<text:tab/>445</text:p>
      <text:p text:style-name="P71">Неустойчивое или частичное подкрепление<text:tab/>451</text:p>
      <text:p text:style-name="P71">Отрицательное подкрепление<text:tab/>455</text:p>
      <text:p text:style-name="P71">Травмирующий одноразовый опыт<text:tab/>460</text:p>
      <text:p text:style-name="P74">Постоянные жалобы<text:tab/>462</text:p>
      <text:p text:style-name="P74">Отношение к чистоте<text:tab/>465</text:p>
      <text:p text:style-name="P71">Патологическая неряшливость.<text:tab/>465</text:p>
      <text:p text:style-name="P71"><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1">Вариант 1. <text:s/>Ничто не предвещало беды<text:tab/>479</text:p>
      <text:p text:style-name="P71">Вариант 2. Ну мааам<text:tab/>481</text:p>
      <text:p text:style-name="P71">Вариант 3. Я уже взрослый<text:tab/>484</text:p>
      <text:p text:style-name="P71">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ext:soft-page-break/>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row>
          <table:table-cell table:style-name="Таблица1.A1" office:value-type="string">
            <text:p text:style-name="P70"/>
          </table:table-cell>
        </table:table-row>
      </table:table>
      <text:p text:style-name="P67"><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Эпилог</text:chapter></text:p>
      </style:header-left>
      <style:footer>
        <text:p text:style-name="Footer"/>
      </style:footer>
      <style:footer-left>
        <text:p text:style-name="Footer"><text:page-number text:select-page="current">6</text:page-number></text:p>
      </style:footer-left>
    </style:master-page>
    <style:master-page style:name="Right_20_Page" style:display-name="Right Page" style:page-layout-name="Mpm5" style:next-style-name="Left_20_Page">
      <style:header>
        <text:p text:style-name="MP1"><text:chapter text:display="name" text:outline-level="4">Эпилог</text:chapter></text:p>
      </style:header>
      <style:footer>
        <text:p text:style-name="Footer"><text:page-number text:select-page="current">571</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18-11-10T19:17:01.91</dc:date>
    <meta:editing-cycles>1608</meta:editing-cycles>
    <meta:editing-duration>P39DT19H27M22S</meta:editing-duration>
    <meta:document-statistic meta:table-count="1" meta:image-count="0" meta:object-count="0" meta:page-count="579" meta:paragraph-count="4125" meta:word-count="104656" meta:character-count="657808"/>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